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cro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cripts/python/WealthSimple.py" manifest:media-type="application/binary"/>
  <manifest:file-entry manifest:full-path="Scripts/python/" manifest:media-type="text/xml"/>
  <manifest:file-entry manifest:full-path="Scripts/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126in"/>
    </style:style>
    <style:style style:name="co2" style:family="table-column">
      <style:table-column-properties fo:break-before="auto" style:column-width="0.6154in"/>
    </style:style>
    <style:style style:name="co3" style:family="table-column">
      <style:table-column-properties fo:break-before="auto" style:column-width="0.3799in"/>
    </style:style>
    <style:style style:name="co4" style:family="table-column">
      <style:table-column-properties fo:break-before="auto" style:column-width="0.4228in"/>
    </style:style>
    <style:style style:name="co5" style:family="table-column">
      <style:table-column-properties fo:break-before="auto" style:column-width="0.6909in"/>
    </style:style>
    <style:style style:name="co6" style:family="table-column">
      <style:table-column-properties fo:break-before="auto" style:column-width="0.7335in"/>
    </style:style>
    <style:style style:name="co7" style:family="table-column">
      <style:table-column-properties fo:break-before="auto" style:column-width="0.9264in"/>
    </style:style>
    <style:style style:name="co8" style:family="table-column">
      <style:table-column-properties fo:break-before="auto" style:column-width="0.8626in"/>
    </style:style>
    <style:style style:name="co9" style:family="table-column">
      <style:table-column-properties fo:break-before="auto" style:column-width="0.611in"/>
    </style:style>
    <style:style style:name="co10" style:family="table-column">
      <style:table-column-properties fo:break-before="auto" style:column-width="0.7866in"/>
    </style:style>
    <style:style style:name="co11" style:family="table-column">
      <style:table-column-properties fo:break-before="auto" style:column-width="0.7445in"/>
    </style:style>
    <style:style style:name="co12" style:family="table-column">
      <style:table-column-properties fo:break-before="auto" style:column-width="0.8083in"/>
    </style:style>
    <style:style style:name="co13" style:family="table-column">
      <style:table-column-properties fo:break-before="auto" style:column-width="0.6693in"/>
    </style:style>
    <style:style style:name="co14" style:family="table-column">
      <style:table-column-properties fo:break-before="auto" style:column-width="0.8902in"/>
    </style:style>
    <style:style style:name="co15" style:family="table-column">
      <style:table-column-properties fo:break-before="auto" style:column-width="1.1091in"/>
    </style:style>
    <style:style style:name="co16" style:family="table-column">
      <style:table-column-properties fo:break-before="auto" style:column-width="4.818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9" style:family="table-cell" style:parent-style-name="Default">
      <style:table-cell-properties fo:background-color="#b4c7dc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d3d3d3"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5" style:family="table-cell" style:parent-style-name="Default" style:data-style-name="N103">
      <style:table-cell-properties fo:background-color="#d3d3d3"/>
    </style:style>
    <style:style style:name="ce34" style:family="table-cell" style:parent-style-name="Default" style:data-style-name="N121">
      <style:table-cell-properties fo:background-color="#d3d3d3"/>
    </style:style>
    <style:style style:name="ce13" style:family="table-cell" style:parent-style-name="Default" style:data-style-name="N103"/>
    <style:style style:name="ce14" style:family="table-cell" style:parent-style-name="Default" style:data-style-name="N104"/>
    <style:style style:name="ce11" style:family="table-cell" style:parent-style-name="Default">
      <style:table-cell-properties fo:background-color="#729fcf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88"/>
    <style:style style:name="ce40" style:family="table-cell" style:parent-style-name="Default" style:data-style-name="N11"/>
    <style:style style:name="ce41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ff00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03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d7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3" style:family="table-cell" style:parent-style-name="Default" style:data-style-name="N193"/>
    <style:style style:name="ce31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29" style:family="table-cell" style:parent-style-name="Default" style:data-style-name="N100"/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 Unicode M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ode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ce13"/>
        <table:table-column table:style-name="co12" table:default-cell-style-name="ce13"/>
        <table:table-column table:style-name="co5" table:default-cell-style-name="Default"/>
        <table:table-column table:style-name="co12" table:default-cell-style-name="ce13"/>
        <table:table-column table:style-name="co13" table:default-cell-style-name="ce13"/>
        <table:table-column table:style-name="co12" table:number-columns-repeated="2" table:default-cell-style-name="ce13"/>
        <table:table-column table:style-name="co14" table:number-columns-repeated="991" table:default-cell-style-name="Default"/>
        <table:table-row table:style-name="ro1">
          <table:table-cell table:style-name="ce19" table:number-columns-repeated="2"/>
          <table:table-cell table:style-name="ce19" office:value-type="string" calcext:value-type="string">
            <text:p>Age</text:p>
          </table:table-cell>
          <table:table-cell table:style-name="ce19" office:value-type="string" calcext:value-type="string">
            <text:p>Date</text:p>
          </table:table-cell>
          <table:table-cell table:style-name="ce11" office:value-type="string" calcext:value-type="string">
            <text:p>RRIF</text:p>
            <text:p>Market</text:p>
            <text:p>Value</text:p>
          </table:table-cell>
          <table:table-cell table:style-name="ce11" office:value-type="string" calcext:value-type="string">
            <text:p>RRIF</text:p>
            <text:p>Expected</text:p>
            <text:p>Growth</text:p>
          </table:table-cell>
          <table:table-cell table:style-name="ce11" office:value-type="string" calcext:value-type="string">
            <text:p>RRIF</text:p>
            <text:p>Expected</text:p>
            <text:p>Yield</text:p>
          </table:table-cell>
          <table:table-cell table:style-name="ce11" office:value-type="string" calcext:value-type="string">
            <text:p>RRIF</text:p>
            <text:p>Start-of-year</text:p>
            <text:p>Withdrawal</text:p>
          </table:table-cell>
          <table:table-cell table:style-name="ce11" office:value-type="string" calcext:value-type="string">
            <text:p>RRIF</text:p>
            <text:p>Minimum</text:p>
            <text:p>Withdrawal</text:p>
          </table:table-cell>
          <table:table-cell table:style-name="ce19" office:value-type="string" calcext:value-type="string">
            <text:p>TSFA</text:p>
            <text:p>Market</text:p>
            <text:p>Value</text:p>
          </table:table-cell>
          <table:table-cell table:style-name="ce19" office:value-type="string" calcext:value-type="string">
            <text:p><text:span text:style-name="T1">TSFA</text:span></text:p>
            <text:p>Expected</text:p>
            <text:p>Growth</text:p>
          </table:table-cell>
          <table:table-cell table:style-name="ce19" office:value-type="string" calcext:value-type="string">
            <text:p><text:span text:style-name="T1">TFSA</text:span></text:p>
            <text:p>Expected</text:p>
            <text:p>Yield</text:p>
          </table:table-cell>
          <table:table-cell table:style-name="ce19" office:value-type="string" calcext:value-type="string">
            <text:p>TFSA</text:p>
            <text:p>Start-of-year</text:p>
            <text:p>Deposit</text:p>
          </table:table-cell>
          <table:table-cell table:style-name="ce19" office:value-type="string" calcext:value-type="string">
            <text:p>TFSA</text:p>
            <text:p>Start-of-year</text:p>
            <text:p>Withdrawal</text:p>
          </table:table-cell>
          <table:table-cell table:style-name="ce11" office:value-type="string" calcext:value-type="string">
            <text:p>NR</text:p>
            <text:p>Market</text:p>
            <text:p>Value</text:p>
          </table:table-cell>
          <table:table-cell table:style-name="ce11" office:value-type="string" calcext:value-type="string">
            <text:p>NR</text:p>
            <text:p>Expected</text:p>
            <text:p>Growth</text:p>
          </table:table-cell>
          <table:table-cell table:style-name="ce11" office:value-type="string" calcext:value-type="string">
            <text:p>NR</text:p>
            <text:p>Expected</text:p>
            <text:p>Yield</text:p>
          </table:table-cell>
          <table:table-cell table:style-name="ce11" office:value-type="string" calcext:value-type="string">
            <text:p>NR</text:p>
            <text:p>Start-of-year</text:p>
            <text:p>Deposit</text:p>
          </table:table-cell>
          <table:table-cell table:style-name="ce11" office:value-type="string" calcext:value-type="string">
            <text:p>NR</text:p>
            <text:p>Start-of-year</text:p>
            <text:p>Withdrawal</text:p>
          </table:table-cell>
          <table:table-cell table:style-name="ce19" office:value-type="string" calcext:value-type="string">
            <text:p>CPP</text:p>
          </table:table-cell>
          <table:table-cell table:style-name="ce19" office:value-type="string" calcext:value-type="string">
            <text:p>OAS</text:p>
          </table:table-cell>
          <table:table-cell table:style-name="ce19" office:value-type="string" calcext:value-type="string">
            <text:p>DB</text:p>
          </table:table-cell>
          <table:table-cell table:style-name="ce42" office:value-type="string" calcext:value-type="string">
            <text:p>Other</text:p>
            <text:p>Income</text:p>
          </table:table-cell>
          <table:table-cell table:style-name="ce42" office:value-type="string" calcext:value-type="string">
            <text:p>Eligible</text:p>
            <text:p>Dividends</text:p>
          </table:table-cell>
          <table:table-cell table:style-name="ce42" office:value-type="string" calcext:value-type="string">
            <text:p>Capital</text:p>
            <text:p>Gains</text:p>
          </table:table-cell>
          <table:table-cell table:style-name="ce16" office:value-type="string" calcext:value-type="string">
            <text:p>Taxable</text:p>
            <text:p>Income</text:p>
          </table:table-cell>
          <table:table-cell table:style-name="ce16" office:value-type="string" calcext:value-type="string">
            <text:p>Total</text:p>
            <text:p>Tax</text:p>
          </table:table-cell>
          <table:table-cell table:style-name="ce16" office:value-type="string" calcext:value-type="string">
            <text:p>After-Tax</text:p>
            <text:p>Income</text:p>
          </table:table-cell>
          <table:table-cell table:style-name="ce16" office:value-type="string" calcext:value-type="string">
            <text:p>Average</text:p>
            <text:p>Tax Rate</text:p>
          </table:table-cell>
          <table:table-cell table:style-name="ce11" office:value-type="string" calcext:value-type="string">
            <text:p>After</text:p>
            <text:p>Tax</text:p>
            <text:p>Income</text:p>
          </table:table-cell>
          <table:table-cell table:style-name="ce11" office:value-type="string" calcext:value-type="string">
            <text:p>Inflation</text:p>
          </table:table-cell>
          <table:table-cell table:style-name="ce11" office:value-type="string" calcext:value-type="string">
            <text:p>Inflation</text:p>
            <text:p>Adjusted</text:p>
            <text:p>Income</text:p>
          </table:table-cell>
          <table:table-cell table:style-name="ce11" office:value-type="string" calcext:value-type="string">
            <text:p>Inflation</text:p>
            <text:p>Adjusted</text:p>
            <text:p>Salary</text:p>
          </table:table-cell>
          <table:table-cell table:number-columns-repeated="991"/>
        </table:table-row>
        <table:table-row table:style-name="ro2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2022" calcext:value-type="float">
            <text:p>2022</text:p>
          </table:table-cell>
          <table:table-cell table:style-name="ce13" office:value-type="currency" office:currency="USD" office:value="500000" calcext:value-type="currency">
            <text:p>$500,000</text:p>
          </table:table-cell>
          <table:table-cell table:style-name="ce13" table:formula="of:=MAX([.$E2]-[.$H2];0)*RRIF_Growth" office:value-type="currency" office:currency="USD" office:value="25801.2" calcext:value-type="currency">
            <text:p>$25,801</text:p>
          </table:table-cell>
          <table:table-cell table:style-name="ce13" table:formula="of:=MAX([.$E2]-[.$H2];0)*RRIF_Yield" office:value-type="currency" office:currency="USD" office:value="6450.3" calcext:value-type="currency">
            <text:p>$6,450</text:p>
          </table:table-cell>
          <table:table-cell table:style-name="ce39" table:formula="of:=MIN(RRIF_Withdrawal-[.$Q2];[.$E2])" office:value-type="currency" office:currency="USD" office:value="69980" calcext:value-type="currency">
            <text:p>$69,980</text:p>
          </table:table-cell>
          <table:table-cell table:style-name="ce40" office:value-type="percentage" office:value="0.0333" calcext:value-type="percentage">
            <text:p>3.33%</text:p>
          </table:table-cell>
          <table:table-cell table:style-name="ce13" office:value-type="currency" office:currency="USD" office:value="100000" calcext:value-type="currency">
            <text:p>$100,000</text:p>
          </table:table-cell>
          <table:table-cell table:style-name="ce13" table:formula="of:=MAX([.$J2]+[.$M2]-[.$N2];0)*TFSA_Growth" office:value-type="currency" office:currency="USD" office:value="5280" calcext:value-type="currency">
            <text:p>$5,280</text:p>
          </table:table-cell>
          <table:table-cell table:style-name="ce13" table:formula="of:=MAX([.$J2]+[.$M2]-[.$N2];0)*TFSA_Yield" office:value-type="currency" office:currency="USD" office:value="1320" calcext:value-type="currency">
            <text:p>$1,320</text:p>
          </table:table-cell>
          <table:table-cell table:style-name="ce13"/>
          <table:table-cell table:style-name="ce13" office:value-type="currency" office:currency="USD" office:value="12000" calcext:value-type="currency">
            <text:p>$12,000</text:p>
          </table:table-cell>
          <table:table-cell table:style-name="ce13" office:value-type="currency" office:currency="USD" office:value="200000" calcext:value-type="currency">
            <text:p>$200,000</text:p>
          </table:table-cell>
          <table:table-cell table:style-name="ce13" table:formula="of:=MAX([.$O2]+[.$R2]-[.$S2];0)*NR_Growth" office:value-type="currency" office:currency="USD" office:value="10040" calcext:value-type="currency">
            <text:p>$10,040</text:p>
          </table:table-cell>
          <table:table-cell table:style-name="ce13" table:formula="of:=MAX([.$O2]+[.$R2]-[.$S2];0)*NR_Yield" office:value-type="currency" office:currency="USD" office:value="5020" calcext:value-type="currency">
            <text:p>$5,020</text:p>
          </table:table-cell>
          <table:table-cell table:style-name="ce13" office:value-type="currency" office:currency="USD" office:value="800" calcext:value-type="currency">
            <text:p>$800</text:p>
          </table:table-cell>
          <table:table-cell table:style-name="ce13"/>
          <table:table-cell table:number-columns-repeated="3"/>
          <table:table-cell table:style-name="ce25" table:formula="of:=[.$H2]+[.$T2]+[.$U2]+[.$V2]" office:value-type="currency" office:currency="USD" office:value="69980" calcext:value-type="currency">
            <text:p>$69,980</text:p>
          </table:table-cell>
          <table:table-cell table:style-name="ce25" table:formula="of:=[.$Q2]" office:value-type="currency" office:currency="USD" office:value="5020" calcext:value-type="currency">
            <text:p>$5,020</text:p>
          </table:table-cell>
          <table:table-cell table:style-name="ce25" table:formula="of:=[.$S2]*NR_Gains" office:value-type="currency" office:currency="USD" office:value="0" calcext:value-type="currency">
            <text:p>$0</text:p>
          </table:table-cell>
          <table:table-cell table:style-name="ce13" table:formula="of:=SUM([.$W2:.$Y2])" office:value-type="currency" office:currency="USD" office:value="75000" calcext:value-type="currency">
            <text:p>$75,000</text:p>
          </table:table-cell>
          <table:table-cell office:value-type="currency" office:currency="USD" office:value="14652" calcext:value-type="currency">
            <text:p>$14,652</text:p>
          </table:table-cell>
          <table:table-cell table:formula="of:=[.$Z2]-[.$AA2]" office:value-type="currency" office:currency="USD" office:value="60348" calcext:value-type="currency">
            <text:p>$60,348</text:p>
          </table:table-cell>
          <table:table-cell table:style-name="ce40" table:formula="of:=[.$AA2]/[.$Z2]" office:value-type="percentage" office:value="0.19536" calcext:value-type="percentage">
            <text:p>19.54%</text:p>
          </table:table-cell>
          <table:table-cell table:formula="of:=SUM([.$AB2];[.$L2];[.$N2];[.$S2])-SUM([.$M2];[.$R2])" office:value-type="currency" office:currency="USD" office:value="72868" calcext:value-type="currency">
            <text:p>$72,868</text:p>
          </table:table-cell>
          <table:table-cell table:style-name="ce43" office:value-type="percentage" office:value="0.05" calcext:value-type="percentage">
            <text:p>5.00% </text:p>
          </table:table-cell>
          <table:table-cell table:formula="of:=[.$AD2]-[.$AD2]*[.$AE2]" office:value-type="currency" office:currency="USD" office:value="69224.6" calcext:value-type="currency">
            <text:p>$69,225</text:p>
          </table:table-cell>
          <table:table-cell table:formula="of:=[.$AF2]*(1+31.48%)" office:value-type="currency" office:currency="USD" office:value="91016.50408" calcext:value-type="currency">
            <text:p>$91,017</text:p>
          </table:table-cell>
          <table:table-cell table:number-columns-repeated="991"/>
        </table:table-row>
        <table:table-row table:style-name="ro2">
          <table:table-cell table:style-name="ce20" office:value-type="string" calcext:value-type="string">
            <text:p>Total Decumulation</text:p>
          </table:table-cell>
          <table:table-cell table:style-name="ce25" office:value-type="currency" office:currency="USD" office:value="75000" calcext:value-type="currency">
            <text:p>$75,000</text:p>
          </table:table-cell>
          <table:table-cell table:formula="of:=[.C2]+1" office:value-type="float" office:value="61" calcext:value-type="float">
            <text:p>61</text:p>
          </table:table-cell>
          <table:table-cell table:formula="of:=[.D2]+1" office:value-type="float" office:value="2023" calcext:value-type="float">
            <text:p>2023</text:p>
          </table:table-cell>
          <table:table-cell table:style-name="ce13" table:formula="of:=MAX([.$E2]+[.$F2]+[.$G2]-[.$H2]; 0)" office:value-type="currency" office:currency="USD" office:value="462271.5" calcext:value-type="currency">
            <text:p>$462,272</text:p>
          </table:table-cell>
          <table:table-cell table:style-name="ce13" table:formula="of:=MAX([.$E3]-[.$H3];0)*RRIF_Growth" office:value-type="currency" office:currency="USD" office:value="23553.3" calcext:value-type="currency">
            <text:p>$23,553</text:p>
          </table:table-cell>
          <table:table-cell table:style-name="ce13" table:formula="of:=MAX([.$E3]-[.$H3];0)*RRIF_Yield" office:value-type="currency" office:currency="USD" office:value="5888.325" calcext:value-type="currency">
            <text:p>$5,888</text:p>
          </table:table-cell>
          <table:table-cell table:style-name="ce39" table:formula="of:=MIN(RRIF_Withdrawal-[.$Q3];[.$E3])" office:value-type="currency" office:currency="USD" office:value="69716.5" calcext:value-type="currency">
            <text:p>$69,717</text:p>
          </table:table-cell>
          <table:table-cell table:style-name="ce40" office:value-type="percentage" office:value="0.0345" calcext:value-type="percentage">
            <text:p>3.45%</text:p>
          </table:table-cell>
          <table:table-cell table:style-name="ce13" table:formula="of:=MAX([.$J2]+[.$K2]+[.$M2]-[.$N2];0)" office:value-type="currency" office:currency="USD" office:value="93280" calcext:value-type="currency">
            <text:p>$93,280</text:p>
          </table:table-cell>
          <table:table-cell table:style-name="ce13" table:formula="of:=MAX([.$J3]+[.$M3]-[.$N3];0)*TFSA_Growth" office:value-type="currency" office:currency="USD" office:value="4876.8" calcext:value-type="currency">
            <text:p>$4,877</text:p>
          </table:table-cell>
          <table:table-cell table:style-name="ce13" table:formula="of:=MAX([.$J3]+[.$M3]-[.$N3];0)*TFSA_Yield" office:value-type="currency" office:currency="USD" office:value="1219.2" calcext:value-type="currency">
            <text:p>$1,219</text:p>
          </table:table-cell>
          <table:table-cell table:style-name="ce13"/>
          <table:table-cell table:style-name="ce13" office:value-type="currency" office:currency="USD" office:value="12000" calcext:value-type="currency">
            <text:p>$12,000</text:p>
          </table:table-cell>
          <table:table-cell table:style-name="ce13" table:formula="of:=MAX([.$O2]+[.$P2]+[.$R2]-[.$S2];0)" office:value-type="currency" office:currency="USD" office:value="210840" calcext:value-type="currency">
            <text:p>$210,840</text:p>
          </table:table-cell>
          <table:table-cell table:style-name="ce13" table:formula="of:=MAX([.$O3]+[.$R3]-[.$S3];0)*NR_Growth" office:value-type="currency" office:currency="USD" office:value="10567" calcext:value-type="currency">
            <text:p>$10,567</text:p>
          </table:table-cell>
          <table:table-cell table:style-name="ce13" table:formula="of:=MAX([.$O3]+[.$R3]-[.$S3];0)*NR_Yield" office:value-type="currency" office:currency="USD" office:value="5283.5" calcext:value-type="currency">
            <text:p>$5,284</text:p>
          </table:table-cell>
          <table:table-cell table:style-name="ce13" office:value-type="currency" office:currency="USD" office:value="500" calcext:value-type="currency">
            <text:p>$500</text:p>
          </table:table-cell>
          <table:table-cell table:style-name="ce13"/>
          <table:table-cell table:number-columns-repeated="3"/>
          <table:table-cell table:style-name="ce25" table:formula="of:=[.$H3]+[.$T3]+[.$U3]+[.$V3]" office:value-type="currency" office:currency="USD" office:value="69716.5" calcext:value-type="currency">
            <text:p>$69,717</text:p>
          </table:table-cell>
          <table:table-cell table:style-name="ce25" table:formula="of:=[.$Q3]" office:value-type="currency" office:currency="USD" office:value="5283.5" calcext:value-type="currency">
            <text:p>$5,284</text:p>
          </table:table-cell>
          <table:table-cell table:style-name="ce25" table:formula="of:=[.$S3]*NR_Gains" office:value-type="currency" office:currency="USD" office:value="0" calcext:value-type="currency">
            <text:p>$0</text:p>
          </table:table-cell>
          <table:table-cell table:style-name="ce13" table:formula="of:=SUM([.$W3:.$Y3])" office:value-type="currency" office:currency="USD" office:value="75000" calcext:value-type="currency">
            <text:p>$75,000</text:p>
          </table:table-cell>
          <table:table-cell office:value-type="currency" office:currency="USD" office:value="14591" calcext:value-type="currency">
            <text:p>$14,591</text:p>
          </table:table-cell>
          <table:table-cell table:formula="of:=[.$Z3]-[.$AA3]" office:value-type="currency" office:currency="USD" office:value="60409" calcext:value-type="currency">
            <text:p>$60,409</text:p>
          </table:table-cell>
          <table:table-cell table:style-name="ce40" table:formula="of:=[.$AA3]/[.$Z3]" office:value-type="percentage" office:value="0.194546666666667" calcext:value-type="percentage">
            <text:p>19.45%</text:p>
          </table:table-cell>
          <table:table-cell table:formula="of:=SUM([.$AB3];[.$L3];[.$N3];[.$S3])-SUM([.$M3];[.$R3])" office:value-type="currency" office:currency="USD" office:value="73128.2" calcext:value-type="currency">
            <text:p>$73,128</text:p>
          </table:table-cell>
          <table:table-cell table:style-name="ce43" table:formula="of:=[.AE2]*(1+[.$AE$2])" office:value-type="percentage" office:value="0.0525" calcext:value-type="percentage">
            <text:p>5.25% </text:p>
          </table:table-cell>
          <table:table-cell table:formula="of:=[.$AD3]-[.$AD3]*[.$AE3]" office:value-type="currency" office:currency="USD" office:value="69288.9695" calcext:value-type="currency">
            <text:p>$69,289</text:p>
          </table:table-cell>
          <table:table-cell table:formula="of:=[.$AF3]*(1+31.48%)" office:value-type="currency" office:currency="USD" office:value="91101.1370986" calcext:value-type="currency">
            <text:p>$91,101</text:p>
          </table:table-cell>
          <table:table-cell table:number-columns-repeated="991"/>
        </table:table-row>
        <table:table-row table:style-name="ro2">
          <table:table-cell table:number-columns-repeated="2"/>
          <table:table-cell table:formula="of:=[.C3]+1" office:value-type="float" office:value="62" calcext:value-type="float">
            <text:p>62</text:p>
          </table:table-cell>
          <table:table-cell table:formula="of:=[.D3]+1" office:value-type="float" office:value="2024" calcext:value-type="float">
            <text:p>2024</text:p>
          </table:table-cell>
          <table:table-cell table:style-name="ce13" table:formula="of:=MAX([.$E3]+[.$F3]+[.$G3]-[.$H3]; 0)" office:value-type="currency" office:currency="USD" office:value="421996.625" calcext:value-type="currency">
            <text:p>$421,997</text:p>
          </table:table-cell>
          <table:table-cell table:style-name="ce13" table:formula="of:=MAX([.$E4]-[.$H4];0)*RRIF_Growth" office:value-type="currency" office:currency="USD" office:value="21153.108" calcext:value-type="currency">
            <text:p>$21,153</text:p>
          </table:table-cell>
          <table:table-cell table:style-name="ce13" table:formula="of:=MAX([.$E4]-[.$H4];0)*RRIF_Yield" office:value-type="currency" office:currency="USD" office:value="5288.277" calcext:value-type="currency">
            <text:p>$5,288</text:p>
          </table:table-cell>
          <table:table-cell table:style-name="ce39" table:formula="of:=MIN(RRIF_Withdrawal-[.$Q4];[.$E4])" office:value-type="currency" office:currency="USD" office:value="69444.825" calcext:value-type="currency">
            <text:p>$69,445</text:p>
          </table:table-cell>
          <table:table-cell table:style-name="ce40" office:value-type="percentage" office:value="0.0357" calcext:value-type="percentage">
            <text:p>3.57%</text:p>
          </table:table-cell>
          <table:table-cell table:style-name="ce13" table:formula="of:=MAX([.$J3]+[.$K3]+[.$M3]-[.$N3];0)" office:value-type="currency" office:currency="USD" office:value="86156.8" calcext:value-type="currency">
            <text:p>$86,157</text:p>
          </table:table-cell>
          <table:table-cell table:style-name="ce13" table:formula="of:=MAX([.$J4]+[.$M4]-[.$N4];0)*TFSA_Growth" office:value-type="currency" office:currency="USD" office:value="4449.408" calcext:value-type="currency">
            <text:p>$4,449</text:p>
          </table:table-cell>
          <table:table-cell table:style-name="ce13" table:formula="of:=MAX([.$J4]+[.$M4]-[.$N4];0)*TFSA_Yield" office:value-type="currency" office:currency="USD" office:value="1112.352" calcext:value-type="currency">
            <text:p>$1,112</text:p>
          </table:table-cell>
          <table:table-cell table:style-name="ce13"/>
          <table:table-cell table:style-name="ce13" office:value-type="currency" office:currency="USD" office:value="12000" calcext:value-type="currency">
            <text:p>$12,000</text:p>
          </table:table-cell>
          <table:table-cell table:style-name="ce13" table:formula="of:=MAX([.$O3]+[.$P3]+[.$R3]-[.$S3];0)" office:value-type="currency" office:currency="USD" office:value="221907" calcext:value-type="currency">
            <text:p>$221,907</text:p>
          </table:table-cell>
          <table:table-cell table:style-name="ce13" table:formula="of:=MAX([.$O4]+[.$R4]-[.$S4];0)*NR_Growth" office:value-type="currency" office:currency="USD" office:value="11110.35" calcext:value-type="currency">
            <text:p>$11,110</text:p>
          </table:table-cell>
          <table:table-cell table:style-name="ce13" table:formula="of:=MAX([.$O4]+[.$R4]-[.$S4];0)*NR_Yield" office:value-type="currency" office:currency="USD" office:value="5555.175" calcext:value-type="currency">
            <text:p>$5,555</text:p>
          </table:table-cell>
          <table:table-cell table:style-name="ce13" office:value-type="currency" office:currency="USD" office:value="300" calcext:value-type="currency">
            <text:p>$300</text:p>
          </table:table-cell>
          <table:table-cell table:style-name="ce13" office:value-type="currency" office:currency="USD" office:value="0" calcext:value-type="currency">
            <text:p>$0</text:p>
          </table:table-cell>
          <table:table-cell table:number-columns-repeated="3"/>
          <table:table-cell table:style-name="ce25" table:formula="of:=[.$H4]+[.$T4]+[.$U4]+[.$V4]" office:value-type="currency" office:currency="USD" office:value="69444.825" calcext:value-type="currency">
            <text:p>$69,445</text:p>
          </table:table-cell>
          <table:table-cell table:style-name="ce25" table:formula="of:=[.$Q4]" office:value-type="currency" office:currency="USD" office:value="5555.175" calcext:value-type="currency">
            <text:p>$5,555</text:p>
          </table:table-cell>
          <table:table-cell table:style-name="ce25" table:formula="of:=[.$S4]*NR_Gains" office:value-type="currency" office:currency="USD" office:value="0" calcext:value-type="currency">
            <text:p>$0</text:p>
          </table:table-cell>
          <table:table-cell table:style-name="ce13" table:formula="of:=SUM([.$W4:.$Y4])" office:value-type="currency" office:currency="USD" office:value="75000" calcext:value-type="currency">
            <text:p>$75,000</text:p>
          </table:table-cell>
          <table:table-cell office:value-type="currency" office:currency="USD" office:value="14528" calcext:value-type="currency">
            <text:p>$14,528</text:p>
          </table:table-cell>
          <table:table-cell table:formula="of:=[.$Z4]-[.$AA4]" office:value-type="currency" office:currency="USD" office:value="60472" calcext:value-type="currency">
            <text:p>$60,472</text:p>
          </table:table-cell>
          <table:table-cell table:style-name="ce40" table:formula="of:=[.$AA4]/[.$Z4]" office:value-type="percentage" office:value="0.193706666666667" calcext:value-type="percentage">
            <text:p>19.37%</text:p>
          </table:table-cell>
          <table:table-cell table:formula="of:=SUM([.$AB4];[.$L4];[.$N4];[.$S4])-SUM([.$M4];[.$R4])" office:value-type="currency" office:currency="USD" office:value="73284.352" calcext:value-type="currency">
            <text:p>$73,284</text:p>
          </table:table-cell>
          <table:table-cell table:style-name="ce43" table:formula="of:=[.AE3]*(1+[.$AE$2])" office:value-type="percentage" office:value="0.055125" calcext:value-type="percentage">
            <text:p>5.51% </text:p>
          </table:table-cell>
          <table:table-cell table:formula="of:=[.$AD4]-[.$AD4]*[.$AE4]" office:value-type="currency" office:currency="USD" office:value="69244.552096" calcext:value-type="currency">
            <text:p>$69,245</text:p>
          </table:table-cell>
          <table:table-cell table:formula="of:=[.$AF4]*(1+31.48%)" office:value-type="currency" office:currency="USD" office:value="91042.7370958208" calcext:value-type="currency">
            <text:p>$91,043</text:p>
          </table:table-cell>
          <table:table-cell table:number-columns-repeated="991"/>
        </table:table-row>
        <table:table-row table:style-name="ro2">
          <table:table-cell table:style-name="ce20" office:value-type="string" calcext:value-type="string">
            <text:p>RRIF Growth</text:p>
          </table:table-cell>
          <table:table-cell table:style-name="ce34" office:value-type="percentage" office:value="0.06" calcext:value-type="percentage">
            <text:p>6.0%</text:p>
          </table:table-cell>
          <table:table-cell table:formula="of:=[.C4]+1" office:value-type="float" office:value="63" calcext:value-type="float">
            <text:p>63</text:p>
          </table:table-cell>
          <table:table-cell table:formula="of:=[.D4]+1" office:value-type="float" office:value="2025" calcext:value-type="float">
            <text:p>2025</text:p>
          </table:table-cell>
          <table:table-cell table:style-name="ce13" table:formula="of:=MAX([.$E4]+[.$F4]+[.$G4]-[.$H4]; 0)" office:value-type="currency" office:currency="USD" office:value="378993.185" calcext:value-type="currency">
            <text:p>$378,993</text:p>
          </table:table-cell>
          <table:table-cell table:style-name="ce13" table:formula="of:=MAX([.$E5]-[.$H5];0)*RRIF_Growth" office:value-type="currency" office:currency="USD" office:value="18589.567125" calcext:value-type="currency">
            <text:p>$18,590</text:p>
          </table:table-cell>
          <table:table-cell table:style-name="ce13" table:formula="of:=MAX([.$E5]-[.$H5];0)*RRIF_Yield" office:value-type="currency" office:currency="USD" office:value="4647.39178125" calcext:value-type="currency">
            <text:p>$4,647</text:p>
          </table:table-cell>
          <table:table-cell table:style-name="ce39" table:formula="of:=MIN(RRIF_Withdrawal-[.$Q5];[.$E5])" office:value-type="currency" office:currency="USD" office:value="69167.06625" calcext:value-type="currency">
            <text:p>$69,167</text:p>
          </table:table-cell>
          <table:table-cell table:style-name="ce40" office:value-type="percentage" office:value="0.037" calcext:value-type="percentage">
            <text:p>3.70%</text:p>
          </table:table-cell>
          <table:table-cell table:style-name="ce13" table:formula="of:=MAX([.$J4]+[.$K4]+[.$M4]-[.$N4];0)" office:value-type="currency" office:currency="USD" office:value="78606.208" calcext:value-type="currency">
            <text:p>$78,606</text:p>
          </table:table-cell>
          <table:table-cell table:style-name="ce13" table:formula="of:=MAX([.$J5]+[.$M5]-[.$N5];0)*TFSA_Growth" office:value-type="currency" office:currency="USD" office:value="3996.37248" calcext:value-type="currency">
            <text:p>$3,996</text:p>
          </table:table-cell>
          <table:table-cell table:style-name="ce13" table:formula="of:=MAX([.$J5]+[.$M5]-[.$N5];0)*TFSA_Yield" office:value-type="currency" office:currency="USD" office:value="999.09312" calcext:value-type="currency">
            <text:p>$999</text:p>
          </table:table-cell>
          <table:table-cell table:style-name="ce13"/>
          <table:table-cell table:style-name="ce13" office:value-type="currency" office:currency="USD" office:value="12000" calcext:value-type="currency">
            <text:p>$12,000</text:p>
          </table:table-cell>
          <table:table-cell table:style-name="ce13" table:formula="of:=MAX([.$O4]+[.$P4]+[.$R4]-[.$S4];0)" office:value-type="currency" office:currency="USD" office:value="233317.35" calcext:value-type="currency">
            <text:p>$233,317</text:p>
          </table:table-cell>
          <table:table-cell table:style-name="ce13" table:formula="of:=MAX([.$O5]+[.$R5]-[.$S5];0)*NR_Growth" office:value-type="currency" office:currency="USD" office:value="11665.8675" calcext:value-type="currency">
            <text:p>$11,666</text:p>
          </table:table-cell>
          <table:table-cell table:style-name="ce13" table:formula="of:=MAX([.$O5]+[.$R5]-[.$S5];0)*NR_Yield" office:value-type="currency" office:currency="USD" office:value="5832.93375" calcext:value-type="currency">
            <text:p>$5,833</text:p>
          </table:table-cell>
          <table:table-cell table:style-name="ce13"/>
          <table:table-cell table:style-name="ce13" office:value-type="currency" office:currency="USD" office:value="0" calcext:value-type="currency">
            <text:p>$0</text:p>
          </table:table-cell>
          <table:table-cell table:number-columns-repeated="3"/>
          <table:table-cell table:style-name="ce25" table:formula="of:=[.$H5]+[.$T5]+[.$U5]+[.$V5]" office:value-type="currency" office:currency="USD" office:value="69167.06625" calcext:value-type="currency">
            <text:p>$69,167</text:p>
          </table:table-cell>
          <table:table-cell table:style-name="ce25" table:formula="of:=[.$Q5]" office:value-type="currency" office:currency="USD" office:value="5832.93375" calcext:value-type="currency">
            <text:p>$5,833</text:p>
          </table:table-cell>
          <table:table-cell table:style-name="ce25" table:formula="of:=[.$S5]*NR_Gains" office:value-type="currency" office:currency="USD" office:value="0" calcext:value-type="currency">
            <text:p>$0</text:p>
          </table:table-cell>
          <table:table-cell table:style-name="ce13" table:formula="of:=SUM([.$W5:.$Y5])" office:value-type="currency" office:currency="USD" office:value="75000" calcext:value-type="currency">
            <text:p>$75,000</text:p>
          </table:table-cell>
          <table:table-cell office:value-type="currency" office:currency="USD" office:value="14463" calcext:value-type="currency">
            <text:p>$14,463</text:p>
          </table:table-cell>
          <table:table-cell table:formula="of:=[.$Z5]-[.$AA5]" office:value-type="currency" office:currency="USD" office:value="60537" calcext:value-type="currency">
            <text:p>$60,537</text:p>
          </table:table-cell>
          <table:table-cell table:style-name="ce40" table:formula="of:=[.$AA5]/[.$Z5]" office:value-type="percentage" office:value="0.19284" calcext:value-type="percentage">
            <text:p>19.28%</text:p>
          </table:table-cell>
          <table:table-cell table:formula="of:=SUM([.$AB5];[.$L5];[.$N5];[.$S5])-SUM([.$M5];[.$R5])" office:value-type="currency" office:currency="USD" office:value="73536.09312" calcext:value-type="currency">
            <text:p>$73,536</text:p>
          </table:table-cell>
          <table:table-cell table:style-name="ce43" table:formula="of:=[.AE4]*(1+[.$AE$2])" office:value-type="percentage" office:value="0.05788125" calcext:value-type="percentage">
            <text:p>5.79% </text:p>
          </table:table-cell>
          <table:table-cell table:formula="of:=[.$AD5]-[.$AD5]*[.$AE5]" office:value-type="currency" office:currency="USD" office:value="69279.732130098" calcext:value-type="currency">
            <text:p>$69,280</text:p>
          </table:table-cell>
          <table:table-cell table:formula="of:=[.$AF5]*(1+31.48%)" office:value-type="currency" office:currency="USD" office:value="91088.9918046529" calcext:value-type="currency">
            <text:p>$91,089</text:p>
          </table:table-cell>
          <table:table-cell table:number-columns-repeated="991"/>
        </table:table-row>
        <table:table-row table:style-name="ro2">
          <table:table-cell table:style-name="ce20" office:value-type="string" calcext:value-type="string">
            <text:p>RRIF Yield</text:p>
          </table:table-cell>
          <table:table-cell table:style-name="ce34" office:value-type="percentage" office:value="0.015" calcext:value-type="percentage">
            <text:p>1.5%</text:p>
          </table:table-cell>
          <table:table-cell table:formula="of:=[.C5]+1" office:value-type="float" office:value="64" calcext:value-type="float">
            <text:p>64</text:p>
          </table:table-cell>
          <table:table-cell table:formula="of:=[.D5]+1" office:value-type="float" office:value="2026" calcext:value-type="float">
            <text:p>2026</text:p>
          </table:table-cell>
          <table:table-cell table:style-name="ce13" table:formula="of:=MAX([.$E5]+[.$F5]+[.$G5]-[.$H5]; 0)" office:value-type="currency" office:currency="USD" office:value="333063.07765625" calcext:value-type="currency">
            <text:p>$333,063</text:p>
          </table:table-cell>
          <table:table-cell table:style-name="ce13" table:formula="of:=MAX([.$E6]-[.$H6];0)*RRIF_Growth" office:value-type="currency" office:currency="USD" office:value="15850.959485625" calcext:value-type="currency">
            <text:p>$15,851</text:p>
          </table:table-cell>
          <table:table-cell table:style-name="ce13" table:formula="of:=MAX([.$E6]-[.$H6];0)*RRIF_Yield" office:value-type="currency" office:currency="USD" office:value="3962.73987140625" calcext:value-type="currency">
            <text:p>$3,963</text:p>
          </table:table-cell>
          <table:table-cell table:style-name="ce39" table:formula="of:=MIN(RRIF_Withdrawal-[.$Q6];[.$E6])" office:value-type="currency" office:currency="USD" office:value="68880.4195625" calcext:value-type="currency">
            <text:p>$68,880</text:p>
          </table:table-cell>
          <table:table-cell table:style-name="ce40" office:value-type="percentage" office:value="0.0385" calcext:value-type="percentage">
            <text:p>3.85%</text:p>
          </table:table-cell>
          <table:table-cell table:style-name="ce13" table:formula="of:=MAX([.$J5]+[.$K5]+[.$M5]-[.$N5];0)" office:value-type="currency" office:currency="USD" office:value="70602.58048" calcext:value-type="currency">
            <text:p>$70,603</text:p>
          </table:table-cell>
          <table:table-cell table:style-name="ce13" table:formula="of:=MAX([.$J6]+[.$M6]-[.$N6];0)*TFSA_Growth" office:value-type="currency" office:currency="USD" office:value="3516.1548288" calcext:value-type="currency">
            <text:p>$3,516</text:p>
          </table:table-cell>
          <table:table-cell table:style-name="ce13" table:formula="of:=MAX([.$J6]+[.$M6]-[.$N6];0)*TFSA_Yield" office:value-type="currency" office:currency="USD" office:value="879.0387072" calcext:value-type="currency">
            <text:p>$879</text:p>
          </table:table-cell>
          <table:table-cell table:style-name="ce13"/>
          <table:table-cell table:style-name="ce13" office:value-type="currency" office:currency="USD" office:value="12000" calcext:value-type="currency">
            <text:p>$12,000</text:p>
          </table:table-cell>
          <table:table-cell table:style-name="ce13" table:formula="of:=MAX([.$O5]+[.$P5]+[.$R5]-[.$S5];0)" office:value-type="currency" office:currency="USD" office:value="244983.2175" calcext:value-type="currency">
            <text:p>$244,983</text:p>
          </table:table-cell>
          <table:table-cell table:style-name="ce13" table:formula="of:=MAX([.$O6]+[.$R6]-[.$S6];0)*NR_Growth" office:value-type="currency" office:currency="USD" office:value="12239.160875" calcext:value-type="currency">
            <text:p>$12,239</text:p>
          </table:table-cell>
          <table:table-cell table:style-name="ce13" table:formula="of:=MAX([.$O6]+[.$R6]-[.$S6];0)*NR_Yield" office:value-type="currency" office:currency="USD" office:value="6119.5804375" calcext:value-type="currency">
            <text:p>$6,120</text:p>
          </table:table-cell>
          <table:table-cell table:style-name="ce13"/>
          <table:table-cell table:style-name="ce13" office:value-type="currency" office:currency="USD" office:value="200" calcext:value-type="currency">
            <text:p>$200</text:p>
          </table:table-cell>
          <table:table-cell table:number-columns-repeated="3"/>
          <table:table-cell table:style-name="ce25" table:formula="of:=[.$H6]+[.$T6]+[.$U6]+[.$V6]" office:value-type="currency" office:currency="USD" office:value="68880.4195625" calcext:value-type="currency">
            <text:p>$68,880</text:p>
          </table:table-cell>
          <table:table-cell table:style-name="ce25" table:formula="of:=[.$Q6]" office:value-type="currency" office:currency="USD" office:value="6119.5804375" calcext:value-type="currency">
            <text:p>$6,120</text:p>
          </table:table-cell>
          <table:table-cell table:style-name="ce25" table:formula="of:=[.$S6]*NR_Gains" office:value-type="currency" office:currency="USD" office:value="50" calcext:value-type="currency">
            <text:p>$50</text:p>
          </table:table-cell>
          <table:table-cell table:style-name="ce13" table:formula="of:=SUM([.$W6:.$Y6])" office:value-type="currency" office:currency="USD" office:value="75050" calcext:value-type="currency">
            <text:p>$75,050</text:p>
          </table:table-cell>
          <table:table-cell office:value-type="currency" office:currency="USD" office:value="14404" calcext:value-type="currency">
            <text:p>$14,404</text:p>
          </table:table-cell>
          <table:table-cell table:formula="of:=[.$Z6]-[.$AA6]" office:value-type="currency" office:currency="USD" office:value="60646" calcext:value-type="currency">
            <text:p>$60,646</text:p>
          </table:table-cell>
          <table:table-cell table:style-name="ce40" table:formula="of:=[.$AA6]/[.$Z6]" office:value-type="percentage" office:value="0.191925383077948" calcext:value-type="percentage">
            <text:p>19.19%</text:p>
          </table:table-cell>
          <table:table-cell table:formula="of:=SUM([.$AB6];[.$L6];[.$N6];[.$S6])-SUM([.$M6];[.$R6])" office:value-type="currency" office:currency="USD" office:value="73725.0387072" calcext:value-type="currency">
            <text:p>$73,725</text:p>
          </table:table-cell>
          <table:table-cell table:style-name="ce43" table:formula="of:=[.AE5]*(1+[.$AE$2])" office:value-type="percentage" office:value="0.0607753125" calcext:value-type="percentage">
            <text:p>6.08% </text:p>
          </table:table-cell>
          <table:table-cell table:formula="of:=[.$AD6]-[.$AD6]*[.$AE6]" office:value-type="currency" office:currency="USD" office:value="69244.3764406953" calcext:value-type="currency">
            <text:p>$69,244</text:p>
          </table:table-cell>
          <table:table-cell table:formula="of:=[.$AF6]*(1+31.48%)" office:value-type="currency" office:currency="USD" office:value="91042.5061442262" calcext:value-type="currency">
            <text:p>$91,043</text:p>
          </table:table-cell>
          <table:table-cell table:number-columns-repeated="991"/>
        </table:table-row>
        <table:table-row table:style-name="ro2">
          <table:table-cell table:number-columns-repeated="2"/>
          <table:table-cell table:formula="of:=[.C6]+1" office:value-type="float" office:value="65" calcext:value-type="float">
            <text:p>65</text:p>
          </table:table-cell>
          <table:table-cell table:formula="of:=[.D6]+1" office:value-type="float" office:value="2027" calcext:value-type="float">
            <text:p>2027</text:p>
          </table:table-cell>
          <table:table-cell table:style-name="ce13" table:formula="of:=MAX([.$E6]+[.$F6]+[.$G6]-[.$H6]; 0)" office:value-type="currency" office:currency="USD" office:value="283996.357450781" calcext:value-type="currency">
            <text:p>$283,996</text:p>
          </table:table-cell>
          <table:table-cell table:style-name="ce13" table:formula="of:=MAX([.$E7]-[.$H7];0)*RRIF_Growth" office:value-type="currency" office:currency="USD" office:value="12924.5650146094" calcext:value-type="currency">
            <text:p>$12,925</text:p>
          </table:table-cell>
          <table:table-cell table:style-name="ce13" table:formula="of:=MAX([.$E7]-[.$H7];0)*RRIF_Yield" office:value-type="currency" office:currency="USD" office:value="3231.14125365234" calcext:value-type="currency">
            <text:p>$3,231</text:p>
          </table:table-cell>
          <table:table-cell table:style-name="ce39" table:formula="of:=MIN(RRIF_Withdrawal-[.$Q7];[.$E7])" office:value-type="currency" office:currency="USD" office:value="68586.940540625" calcext:value-type="currency">
            <text:p>$68,587</text:p>
          </table:table-cell>
          <table:table-cell table:style-name="ce40" office:value-type="percentage" office:value="0.04" calcext:value-type="percentage">
            <text:p>4.00%</text:p>
          </table:table-cell>
          <table:table-cell table:style-name="ce13" table:formula="of:=MAX([.$J6]+[.$K6]+[.$M6]-[.$N6];0)" office:value-type="currency" office:currency="USD" office:value="62118.7353088" calcext:value-type="currency">
            <text:p>$62,119</text:p>
          </table:table-cell>
          <table:table-cell table:style-name="ce13" table:formula="of:=MAX([.$J7]+[.$M7]-[.$N7];0)*TFSA_Growth" office:value-type="currency" office:currency="USD" office:value="3007.124118528" calcext:value-type="currency">
            <text:p>$3,007</text:p>
          </table:table-cell>
          <table:table-cell table:style-name="ce13" table:formula="of:=MAX([.$J7]+[.$M7]-[.$N7];0)*TFSA_Yield" office:value-type="currency" office:currency="USD" office:value="751.781029632" calcext:value-type="currency">
            <text:p>$752</text:p>
          </table:table-cell>
          <table:table-cell table:style-name="ce13"/>
          <table:table-cell table:style-name="ce13" office:value-type="currency" office:currency="USD" office:value="12000" calcext:value-type="currency">
            <text:p>$12,000</text:p>
          </table:table-cell>
          <table:table-cell table:style-name="ce13" table:formula="of:=MAX([.$O6]+[.$P6]+[.$R6]-[.$S6];0)" office:value-type="currency" office:currency="USD" office:value="257022.378375" calcext:value-type="currency">
            <text:p>$257,022</text:p>
          </table:table-cell>
          <table:table-cell table:style-name="ce13" table:formula="of:=MAX([.$O7]+[.$R7]-[.$S7];0)*NR_Growth" office:value-type="currency" office:currency="USD" office:value="12826.11891875" calcext:value-type="currency">
            <text:p>$12,826</text:p>
          </table:table-cell>
          <table:table-cell table:style-name="ce13" table:formula="of:=MAX([.$O7]+[.$R7]-[.$S7];0)*NR_Yield" office:value-type="currency" office:currency="USD" office:value="6413.059459375" calcext:value-type="currency">
            <text:p>$6,413</text:p>
          </table:table-cell>
          <table:table-cell table:style-name="ce13"/>
          <table:table-cell table:style-name="ce13" office:value-type="currency" office:currency="USD" office:value="500" calcext:value-type="currency">
            <text:p>$500</text:p>
          </table:table-cell>
          <table:table-cell table:number-columns-repeated="3"/>
          <table:table-cell table:style-name="ce25" table:formula="of:=[.$H7]+[.$T7]+[.$U7]+[.$V7]" office:value-type="currency" office:currency="USD" office:value="68586.940540625" calcext:value-type="currency">
            <text:p>$68,587</text:p>
          </table:table-cell>
          <table:table-cell table:style-name="ce25" table:formula="of:=[.$Q7]" office:value-type="currency" office:currency="USD" office:value="6413.059459375" calcext:value-type="currency">
            <text:p>$6,413</text:p>
          </table:table-cell>
          <table:table-cell table:style-name="ce25" table:formula="of:=[.$S7]*NR_Gains" office:value-type="currency" office:currency="USD" office:value="125" calcext:value-type="currency">
            <text:p>$125</text:p>
          </table:table-cell>
          <table:table-cell table:style-name="ce13" table:formula="of:=SUM([.$W7:.$Y7])" office:value-type="currency" office:currency="USD" office:value="75125" calcext:value-type="currency">
            <text:p>$75,125</text:p>
          </table:table-cell>
          <table:table-cell office:value-type="currency" office:currency="USD" office:value="14347" calcext:value-type="currency">
            <text:p>$14,347</text:p>
          </table:table-cell>
          <table:table-cell table:formula="of:=[.$Z7]-[.$AA7]" office:value-type="currency" office:currency="USD" office:value="60778" calcext:value-type="currency">
            <text:p>$60,778</text:p>
          </table:table-cell>
          <table:table-cell table:style-name="ce40" table:formula="of:=[.$AA7]/[.$Z7]" office:value-type="percentage" office:value="0.190975041597338" calcext:value-type="percentage">
            <text:p>19.10%</text:p>
          </table:table-cell>
          <table:table-cell table:formula="of:=SUM([.$AB7];[.$L7];[.$N7];[.$S7])-SUM([.$M7];[.$R7])" office:value-type="currency" office:currency="USD" office:value="74029.781029632" calcext:value-type="currency">
            <text:p>$74,030</text:p>
          </table:table-cell>
          <table:table-cell table:style-name="ce43" table:formula="of:=[.AE6]*(1+[.$AE$2])" office:value-type="percentage" office:value="0.063814078125" calcext:value-type="percentage">
            <text:p>6.38% </text:p>
          </table:table-cell>
          <table:table-cell table:formula="of:=[.$AD7]-[.$AD7]*[.$AE7]" office:value-type="currency" office:currency="USD" office:value="69305.6387994304" calcext:value-type="currency">
            <text:p>$69,306</text:p>
          </table:table-cell>
          <table:table-cell table:formula="of:=[.$AF7]*(1+31.48%)" office:value-type="currency" office:currency="USD" office:value="91123.0538934911" calcext:value-type="currency">
            <text:p>$91,123</text:p>
          </table:table-cell>
          <table:table-cell table:number-columns-repeated="991"/>
        </table:table-row>
        <table:table-row table:style-name="ro2">
          <table:table-cell table:style-name="ce20" office:value-type="string" calcext:value-type="string">
            <text:p>TFSA Growth</text:p>
          </table:table-cell>
          <table:table-cell table:style-name="ce34" office:value-type="percentage" office:value="0.06" calcext:value-type="percentage">
            <text:p>6.0%</text:p>
          </table:table-cell>
          <table:table-cell table:formula="of:=[.C7]+1" office:value-type="float" office:value="66" calcext:value-type="float">
            <text:p>66</text:p>
          </table:table-cell>
          <table:table-cell table:formula="of:=[.D7]+1" office:value-type="float" office:value="2028" calcext:value-type="float">
            <text:p>2028</text:p>
          </table:table-cell>
          <table:table-cell table:style-name="ce13" table:formula="of:=MAX([.$E7]+[.$F7]+[.$G7]-[.$H7]; 0)" office:value-type="currency" office:currency="USD" office:value="231565.123178418" calcext:value-type="currency">
            <text:p>$231,565</text:p>
          </table:table-cell>
          <table:table-cell table:style-name="ce13" table:formula="of:=MAX([.$E8]-[.$H8];0)*RRIF_Growth" office:value-type="currency" office:currency="USD" office:value="9796.8801366457" calcext:value-type="currency">
            <text:p>$9,797</text:p>
          </table:table-cell>
          <table:table-cell table:style-name="ce13" table:formula="of:=MAX([.$E8]-[.$H8];0)*RRIF_Yield" office:value-type="currency" office:currency="USD" office:value="2449.22003416142" calcext:value-type="currency">
            <text:p>$2,449</text:p>
          </table:table-cell>
          <table:table-cell table:style-name="ce39" table:formula="of:=MIN(RRIF_Withdrawal-[.$Q8];[.$E8])" office:value-type="currency" office:currency="USD" office:value="68283.7875676563" calcext:value-type="currency">
            <text:p>$68,284</text:p>
          </table:table-cell>
          <table:table-cell table:style-name="ce40" office:value-type="percentage" office:value="0.0417" calcext:value-type="percentage">
            <text:p>4.17%</text:p>
          </table:table-cell>
          <table:table-cell table:style-name="ce13" table:formula="of:=MAX([.$J7]+[.$K7]+[.$M7]-[.$N7];0)" office:value-type="currency" office:currency="USD" office:value="53125.859427328" calcext:value-type="currency">
            <text:p>$53,126</text:p>
          </table:table-cell>
          <table:table-cell table:style-name="ce13" table:formula="of:=MAX([.$J8]+[.$M8]-[.$N8];0)*TFSA_Growth" office:value-type="currency" office:currency="USD" office:value="2467.55156563968" calcext:value-type="currency">
            <text:p>$2,468</text:p>
          </table:table-cell>
          <table:table-cell table:style-name="ce13" table:formula="of:=MAX([.$J8]+[.$M8]-[.$N8];0)*TFSA_Yield" office:value-type="currency" office:currency="USD" office:value="616.88789140992" calcext:value-type="currency">
            <text:p>$617</text:p>
          </table:table-cell>
          <table:table-cell table:style-name="ce13"/>
          <table:table-cell table:style-name="ce13" office:value-type="currency" office:currency="USD" office:value="12000" calcext:value-type="currency">
            <text:p>$12,000</text:p>
          </table:table-cell>
          <table:table-cell table:style-name="ce13" table:formula="of:=MAX([.$O7]+[.$P7]+[.$R7]-[.$S7];0)" office:value-type="currency" office:currency="USD" office:value="269348.49729375" calcext:value-type="currency">
            <text:p>$269,348</text:p>
          </table:table-cell>
          <table:table-cell table:style-name="ce13" table:formula="of:=MAX([.$O8]+[.$R8]-[.$S8];0)*NR_Growth" office:value-type="currency" office:currency="USD" office:value="13432.4248646875" calcext:value-type="currency">
            <text:p>$13,432</text:p>
          </table:table-cell>
          <table:table-cell table:style-name="ce13" table:formula="of:=MAX([.$O8]+[.$R8]-[.$S8];0)*NR_Yield" office:value-type="currency" office:currency="USD" office:value="6716.21243234375" calcext:value-type="currency">
            <text:p>$6,716</text:p>
          </table:table-cell>
          <table:table-cell table:style-name="ce13"/>
          <table:table-cell table:style-name="ce13" office:value-type="currency" office:currency="USD" office:value="700" calcext:value-type="currency">
            <text:p>$700</text:p>
          </table:table-cell>
          <table:table-cell table:number-columns-repeated="3"/>
          <table:table-cell table:style-name="ce25" table:formula="of:=[.$H8]+[.$T8]+[.$U8]+[.$V8]" office:value-type="currency" office:currency="USD" office:value="68283.7875676563" calcext:value-type="currency">
            <text:p>$68,284</text:p>
          </table:table-cell>
          <table:table-cell table:style-name="ce25" table:formula="of:=[.$Q8]" office:value-type="currency" office:currency="USD" office:value="6716.21243234375" calcext:value-type="currency">
            <text:p>$6,716</text:p>
          </table:table-cell>
          <table:table-cell table:style-name="ce25" table:formula="of:=[.$S8]*NR_Gains" office:value-type="currency" office:currency="USD" office:value="175" calcext:value-type="currency">
            <text:p>$175</text:p>
          </table:table-cell>
          <table:table-cell table:style-name="ce13" table:formula="of:=SUM([.$W8:.$Y8])" office:value-type="currency" office:currency="USD" office:value="75175" calcext:value-type="currency">
            <text:p>$75,175</text:p>
          </table:table-cell>
          <table:table-cell office:value-type="currency" office:currency="USD" office:value="14284" calcext:value-type="currency">
            <text:p>$14,284</text:p>
          </table:table-cell>
          <table:table-cell table:formula="of:=[.$Z8]-[.$AA8]" office:value-type="currency" office:currency="USD" office:value="60891" calcext:value-type="currency">
            <text:p>$60,891</text:p>
          </table:table-cell>
          <table:table-cell table:style-name="ce40" table:formula="of:=[.$AA8]/[.$Z8]" office:value-type="percentage" office:value="0.190009976720984" calcext:value-type="percentage">
            <text:p>19.00%</text:p>
          </table:table-cell>
          <table:table-cell table:formula="of:=SUM([.$AB8];[.$L8];[.$N8];[.$S8])-SUM([.$M8];[.$R8])" office:value-type="currency" office:currency="USD" office:value="74207.8878914099" calcext:value-type="currency">
            <text:p>$74,208</text:p>
          </table:table-cell>
          <table:table-cell table:style-name="ce43" table:formula="of:=[.AE7]*(1+[.$AE$2])" office:value-type="percentage" office:value="0.06700478203125" calcext:value-type="percentage">
            <text:p>6.70% </text:p>
          </table:table-cell>
          <table:table-cell table:formula="of:=[.$AD8]-[.$AD8]*[.$AE8]" office:value-type="currency" office:currency="USD" office:value="69235.6045382466" calcext:value-type="currency">
            <text:p>$69,236</text:p>
          </table:table-cell>
          <table:table-cell table:formula="of:=[.$AF8]*(1+31.48%)" office:value-type="currency" office:currency="USD" office:value="91030.9728468866" calcext:value-type="currency">
            <text:p>$91,031</text:p>
          </table:table-cell>
          <table:table-cell table:number-columns-repeated="991"/>
        </table:table-row>
        <table:table-row table:style-name="ro2">
          <table:table-cell table:style-name="ce20" office:value-type="string" calcext:value-type="string">
            <text:p>TFSA Yield</text:p>
          </table:table-cell>
          <table:table-cell table:style-name="ce34" office:value-type="percentage" office:value="0.015" calcext:value-type="percentage">
            <text:p>1.5%</text:p>
          </table:table-cell>
          <table:table-cell table:formula="of:=[.C8]+1" office:value-type="float" office:value="67" calcext:value-type="float">
            <text:p>67</text:p>
          </table:table-cell>
          <table:table-cell table:formula="of:=[.D8]+1" office:value-type="float" office:value="2029" calcext:value-type="float">
            <text:p>2029</text:p>
          </table:table-cell>
          <table:table-cell table:style-name="ce13" table:formula="of:=MAX([.$E8]+[.$F8]+[.$G8]-[.$H8]; 0)" office:value-type="currency" office:currency="USD" office:value="175527.435781569" calcext:value-type="currency">
            <text:p>$175,527</text:p>
          </table:table-cell>
          <table:table-cell table:style-name="ce13" table:formula="of:=MAX([.$E9]-[.$H9];0)*RRIF_Growth" office:value-type="currency" office:currency="USD" office:value="6453.26753013178" calcext:value-type="currency">
            <text:p>$6,453</text:p>
          </table:table-cell>
          <table:table-cell table:style-name="ce13" table:formula="of:=MAX([.$E9]-[.$H9];0)*RRIF_Yield" office:value-type="currency" office:currency="USD" office:value="1613.31688253295" calcext:value-type="currency">
            <text:p>$1,613</text:p>
          </table:table-cell>
          <table:table-cell table:style-name="ce39" table:formula="of:=MIN(RRIF_Withdrawal-[.$Q9];[.$E9])" office:value-type="currency" office:currency="USD" office:value="67972.9769460391" calcext:value-type="currency">
            <text:p>$67,973</text:p>
          </table:table-cell>
          <table:table-cell table:style-name="ce40" office:value-type="percentage" office:value="0.0435" calcext:value-type="percentage">
            <text:p>4.35%</text:p>
          </table:table-cell>
          <table:table-cell table:style-name="ce13" table:formula="of:=MAX([.$J8]+[.$K8]+[.$M8]-[.$N8];0)" office:value-type="currency" office:currency="USD" office:value="43593.4109929677" calcext:value-type="currency">
            <text:p>$43,593</text:p>
          </table:table-cell>
          <table:table-cell table:style-name="ce13" table:formula="of:=MAX([.$J9]+[.$M9]-[.$N9];0)*TFSA_Growth" office:value-type="currency" office:currency="USD" office:value="1895.60465957806" calcext:value-type="currency">
            <text:p>$1,896</text:p>
          </table:table-cell>
          <table:table-cell table:style-name="ce13" table:formula="of:=MAX([.$J9]+[.$M9]-[.$N9];0)*TFSA_Yield" office:value-type="currency" office:currency="USD" office:value="473.901164894515" calcext:value-type="currency">
            <text:p>$474</text:p>
          </table:table-cell>
          <table:table-cell table:style-name="ce13"/>
          <table:table-cell table:style-name="ce13" office:value-type="currency" office:currency="USD" office:value="12000" calcext:value-type="currency">
            <text:p>$12,000</text:p>
          </table:table-cell>
          <table:table-cell table:style-name="ce13" table:formula="of:=MAX([.$O8]+[.$P8]+[.$R8]-[.$S8];0)" office:value-type="currency" office:currency="USD" office:value="282080.922158437" calcext:value-type="currency">
            <text:p>$282,081</text:p>
          </table:table-cell>
          <table:table-cell table:style-name="ce13" table:formula="of:=MAX([.$O9]+[.$R9]-[.$S9];0)*NR_Growth" office:value-type="currency" office:currency="USD" office:value="14054.0461079219" calcext:value-type="currency">
            <text:p>$14,054</text:p>
          </table:table-cell>
          <table:table-cell table:style-name="ce13" table:formula="of:=MAX([.$O9]+[.$R9]-[.$S9];0)*NR_Yield" office:value-type="currency" office:currency="USD" office:value="7027.02305396094" calcext:value-type="currency">
            <text:p>$7,027</text:p>
          </table:table-cell>
          <table:table-cell table:style-name="ce13"/>
          <table:table-cell table:style-name="ce13" office:value-type="currency" office:currency="USD" office:value="1000" calcext:value-type="currency">
            <text:p>$1,000</text:p>
          </table:table-cell>
          <table:table-cell table:number-columns-repeated="3"/>
          <table:table-cell table:style-name="ce25" table:formula="of:=[.$H9]+[.$T9]+[.$U9]+[.$V9]" office:value-type="currency" office:currency="USD" office:value="67972.9769460391" calcext:value-type="currency">
            <text:p>$67,973</text:p>
          </table:table-cell>
          <table:table-cell table:style-name="ce25" table:formula="of:=[.$Q9]" office:value-type="currency" office:currency="USD" office:value="7027.02305396094" calcext:value-type="currency">
            <text:p>$7,027</text:p>
          </table:table-cell>
          <table:table-cell table:style-name="ce25" table:formula="of:=[.$S9]*NR_Gains" office:value-type="currency" office:currency="USD" office:value="250" calcext:value-type="currency">
            <text:p>$250</text:p>
          </table:table-cell>
          <table:table-cell table:style-name="ce13" table:formula="of:=SUM([.$W9:.$Y9])" office:value-type="currency" office:currency="USD" office:value="75250" calcext:value-type="currency">
            <text:p>$75,250</text:p>
          </table:table-cell>
          <table:table-cell office:value-type="currency" office:currency="USD" office:value="14222" calcext:value-type="currency">
            <text:p>$14,222</text:p>
          </table:table-cell>
          <table:table-cell table:formula="of:=[.$Z9]-[.$AA9]" office:value-type="currency" office:currency="USD" office:value="61028" calcext:value-type="currency">
            <text:p>$61,028</text:p>
          </table:table-cell>
          <table:table-cell table:style-name="ce40" table:formula="of:=[.$AA9]/[.$Z9]" office:value-type="percentage" office:value="0.188996677740864" calcext:value-type="percentage">
            <text:p>18.90%</text:p>
          </table:table-cell>
          <table:table-cell table:formula="of:=SUM([.$AB9];[.$L9];[.$N9];[.$S9])-SUM([.$M9];[.$R9])" office:value-type="currency" office:currency="USD" office:value="74501.9011648945" calcext:value-type="currency">
            <text:p>$74,502</text:p>
          </table:table-cell>
          <table:table-cell table:style-name="ce43" table:formula="of:=[.AE8]*(1+[.$AE$2])" office:value-type="percentage" office:value="0.0703550211328125" calcext:value-type="percentage">
            <text:p>7.04% </text:p>
          </table:table-cell>
          <table:table-cell table:formula="of:=[.$AD9]-[.$AD9]*[.$AE9]" office:value-type="currency" office:currency="USD" office:value="69260.3183340037" calcext:value-type="currency">
            <text:p>$69,260</text:p>
          </table:table-cell>
          <table:table-cell table:formula="of:=[.$AF9]*(1+31.48%)" office:value-type="currency" office:currency="USD" office:value="91063.466545548" calcext:value-type="currency">
            <text:p>$91,063</text:p>
          </table:table-cell>
          <table:table-cell table:number-columns-repeated="991"/>
        </table:table-row>
        <table:table-row table:style-name="ro2">
          <table:table-cell table:number-columns-repeated="2"/>
          <table:table-cell table:formula="of:=[.C9]+1" office:value-type="float" office:value="68" calcext:value-type="float">
            <text:p>68</text:p>
          </table:table-cell>
          <table:table-cell table:formula="of:=[.D9]+1" office:value-type="float" office:value="2030" calcext:value-type="float">
            <text:p>2030</text:p>
          </table:table-cell>
          <table:table-cell table:style-name="ce13" table:formula="of:=MAX([.$E9]+[.$F9]+[.$G9]-[.$H9]; 0)" office:value-type="currency" office:currency="USD" office:value="115621.043248194" calcext:value-type="currency">
            <text:p>$115,621</text:p>
          </table:table-cell>
          <table:table-cell table:style-name="ce13" table:formula="of:=MAX([.$E10]-[.$H10];0)*RRIF_Growth" office:value-type="currency" office:currency="USD" office:value="2878.0150472912" calcext:value-type="currency">
            <text:p>$2,878</text:p>
          </table:table-cell>
          <table:table-cell table:style-name="ce13" table:formula="of:=MAX([.$E10]-[.$H10];0)*RRIF_Yield" office:value-type="currency" office:currency="USD" office:value="719.5037618228" calcext:value-type="currency">
            <text:p>$720</text:p>
          </table:table-cell>
          <table:table-cell table:style-name="ce39" table:formula="of:=MIN(RRIF_Withdrawal-[.$Q10];[.$E10])" office:value-type="currency" office:currency="USD" office:value="67654.125793341" calcext:value-type="currency">
            <text:p>$67,654</text:p>
          </table:table-cell>
          <table:table-cell table:style-name="ce40" office:value-type="percentage" office:value="0.0455" calcext:value-type="percentage">
            <text:p>4.55%</text:p>
          </table:table-cell>
          <table:table-cell table:style-name="ce13" table:formula="of:=MAX([.$J9]+[.$K9]+[.$M9]-[.$N9];0)" office:value-type="currency" office:currency="USD" office:value="33489.0156525458" calcext:value-type="currency">
            <text:p>$33,489</text:p>
          </table:table-cell>
          <table:table-cell table:style-name="ce13" table:formula="of:=MAX([.$J10]+[.$M10]-[.$N10];0)*TFSA_Growth" office:value-type="currency" office:currency="USD" office:value="1289.34093915275" calcext:value-type="currency">
            <text:p>$1,289</text:p>
          </table:table-cell>
          <table:table-cell table:style-name="ce13" table:formula="of:=MAX([.$J10]+[.$M10]-[.$N10];0)*TFSA_Yield" office:value-type="currency" office:currency="USD" office:value="322.335234788186" calcext:value-type="currency">
            <text:p>$322</text:p>
          </table:table-cell>
          <table:table-cell table:style-name="ce13"/>
          <table:table-cell table:style-name="ce13" office:value-type="currency" office:currency="USD" office:value="12000" calcext:value-type="currency">
            <text:p>$12,000</text:p>
          </table:table-cell>
          <table:table-cell table:style-name="ce13" table:formula="of:=MAX([.$O9]+[.$P9]+[.$R9]-[.$S9];0)" office:value-type="currency" office:currency="USD" office:value="295134.968266359" calcext:value-type="currency">
            <text:p>$295,135</text:p>
          </table:table-cell>
          <table:table-cell table:style-name="ce13" table:formula="of:=MAX([.$O10]+[.$R10]-[.$S10];0)*NR_Growth" office:value-type="currency" office:currency="USD" office:value="14691.748413318" calcext:value-type="currency">
            <text:p>$14,692</text:p>
          </table:table-cell>
          <table:table-cell table:style-name="ce13" table:formula="of:=MAX([.$O10]+[.$R10]-[.$S10];0)*NR_Yield" office:value-type="currency" office:currency="USD" office:value="7345.87420665898" calcext:value-type="currency">
            <text:p>$7,346</text:p>
          </table:table-cell>
          <table:table-cell table:style-name="ce13"/>
          <table:table-cell table:style-name="ce13" office:value-type="currency" office:currency="USD" office:value="1300" calcext:value-type="currency">
            <text:p>$1,300</text:p>
          </table:table-cell>
          <table:table-cell table:number-columns-repeated="3"/>
          <table:table-cell table:style-name="ce25" table:formula="of:=[.$H10]+[.$T10]+[.$U10]+[.$V10]" office:value-type="currency" office:currency="USD" office:value="67654.125793341" calcext:value-type="currency">
            <text:p>$67,654</text:p>
          </table:table-cell>
          <table:table-cell table:style-name="ce25" table:formula="of:=[.$Q10]" office:value-type="currency" office:currency="USD" office:value="7345.87420665898" calcext:value-type="currency">
            <text:p>$7,346</text:p>
          </table:table-cell>
          <table:table-cell table:style-name="ce25" table:formula="of:=[.$S10]*NR_Gains" office:value-type="currency" office:currency="USD" office:value="325" calcext:value-type="currency">
            <text:p>$325</text:p>
          </table:table-cell>
          <table:table-cell table:style-name="ce13" table:formula="of:=SUM([.$W10:.$Y10])" office:value-type="currency" office:currency="USD" office:value="75325" calcext:value-type="currency">
            <text:p>$75,325</text:p>
          </table:table-cell>
          <table:table-cell office:value-type="currency" office:currency="USD" office:value="14159" calcext:value-type="currency">
            <text:p>$14,159</text:p>
          </table:table-cell>
          <table:table-cell table:formula="of:=[.$Z10]-[.$AA10]" office:value-type="currency" office:currency="USD" office:value="61166" calcext:value-type="currency">
            <text:p>$61,166</text:p>
          </table:table-cell>
          <table:table-cell table:style-name="ce40" table:formula="of:=[.$AA10]/[.$Z10]" office:value-type="percentage" office:value="0.187972120809824" calcext:value-type="percentage">
            <text:p>18.80%</text:p>
          </table:table-cell>
          <table:table-cell table:formula="of:=SUM([.$AB10];[.$L10];[.$N10];[.$S10])-SUM([.$M10];[.$R10])" office:value-type="currency" office:currency="USD" office:value="74788.3352347882" calcext:value-type="currency">
            <text:p>$74,788</text:p>
          </table:table-cell>
          <table:table-cell table:style-name="ce43" table:formula="of:=[.AE9]*(1+[.$AE$2])" office:value-type="percentage" office:value="0.0738727721894532" calcext:value-type="percentage">
            <text:p>7.39% </text:p>
          </table:table-cell>
          <table:table-cell table:formula="of:=[.$AD10]-[.$AD10]*[.$AE10]" office:value-type="currency" office:currency="USD" office:value="69263.5135835602" calcext:value-type="currency">
            <text:p>$69,264</text:p>
          </table:table-cell>
          <table:table-cell table:formula="of:=[.$AF10]*(1+31.48%)" office:value-type="currency" office:currency="USD" office:value="91067.667659665" calcext:value-type="currency">
            <text:p>$91,068</text:p>
          </table:table-cell>
          <table:table-cell table:number-columns-repeated="991"/>
        </table:table-row>
        <table:table-row table:style-name="ro2">
          <table:table-cell table:style-name="ce20" office:value-type="string" calcext:value-type="string">
            <text:p>NR Growth</text:p>
          </table:table-cell>
          <table:table-cell table:style-name="ce34" office:value-type="percentage" office:value="0.05" calcext:value-type="percentage">
            <text:p>5.0%</text:p>
          </table:table-cell>
          <table:table-cell table:formula="of:=[.C10]+1" office:value-type="float" office:value="69" calcext:value-type="float">
            <text:p>69</text:p>
          </table:table-cell>
          <table:table-cell table:formula="of:=[.D10]+1" office:value-type="float" office:value="2031" calcext:value-type="float">
            <text:p>2031</text:p>
          </table:table-cell>
          <table:table-cell table:style-name="ce13" table:formula="of:=MAX([.$E10]+[.$F10]+[.$G10]-[.$H10]; 0)" office:value-type="currency" office:currency="USD" office:value="51564.4362639673" calcext:value-type="currency">
            <text:p>$51,564</text:p>
          </table:table-cell>
          <table:table-cell table:style-name="ce13" table:formula="of:=MAX([.$E11]-[.$H11];0)*RRIF_Growth" office:value-type="currency" office:currency="USD" office:value="0" calcext:value-type="currency">
            <text:p>$0</text:p>
          </table:table-cell>
          <table:table-cell table:style-name="ce13" table:formula="of:=MAX([.$E11]-[.$H11];0)*RRIF_Yield" office:value-type="currency" office:currency="USD" office:value="0" calcext:value-type="currency">
            <text:p>$0</text:p>
          </table:table-cell>
          <table:table-cell table:style-name="ce39" table:formula="of:=MIN(RRIF_Withdrawal-[.$Q11];[.$E11])" office:value-type="currency" office:currency="USD" office:value="51564.4362639673" calcext:value-type="currency">
            <text:p>$51,564</text:p>
          </table:table-cell>
          <table:table-cell table:style-name="ce40" office:value-type="percentage" office:value="0.0476" calcext:value-type="percentage">
            <text:p>4.76%</text:p>
          </table:table-cell>
          <table:table-cell table:style-name="ce13" table:formula="of:=MAX([.$J10]+[.$K10]+[.$M10]-[.$N10];0)" office:value-type="currency" office:currency="USD" office:value="22778.3565916985" calcext:value-type="currency">
            <text:p>$22,778</text:p>
          </table:table-cell>
          <table:table-cell table:style-name="ce13" table:formula="of:=MAX([.$J11]+[.$M11]-[.$N11];0)*TFSA_Growth" office:value-type="currency" office:currency="USD" office:value="646.70139550191" calcext:value-type="currency">
            <text:p>$647</text:p>
          </table:table-cell>
          <table:table-cell table:style-name="ce13" table:formula="of:=MAX([.$J11]+[.$M11]-[.$N11];0)*TFSA_Yield" office:value-type="currency" office:currency="USD" office:value="161.675348875478" calcext:value-type="currency">
            <text:p>$162</text:p>
          </table:table-cell>
          <table:table-cell table:style-name="ce13"/>
          <table:table-cell table:style-name="ce13" office:value-type="currency" office:currency="USD" office:value="12000" calcext:value-type="currency">
            <text:p>$12,000</text:p>
          </table:table-cell>
          <table:table-cell table:style-name="ce13" table:formula="of:=MAX([.$O10]+[.$P10]+[.$R10]-[.$S10];0)" office:value-type="currency" office:currency="USD" office:value="308526.716679677" calcext:value-type="currency">
            <text:p>$308,527</text:p>
          </table:table-cell>
          <table:table-cell table:style-name="ce13" table:formula="of:=MAX([.$O11]+[.$R11]-[.$S11];0)*NR_Growth" office:value-type="currency" office:currency="USD" office:value="14881.3358339839" calcext:value-type="currency">
            <text:p>$14,881</text:p>
          </table:table-cell>
          <table:table-cell table:style-name="ce13" table:formula="of:=MAX([.$O11]+[.$R11]-[.$S11];0)*NR_Yield" office:value-type="currency" office:currency="USD" office:value="7440.66791699193" calcext:value-type="currency">
            <text:p>$7,441</text:p>
          </table:table-cell>
          <table:table-cell table:style-name="ce13"/>
          <table:table-cell table:style-name="ce13" office:value-type="currency" office:currency="USD" office:value="10900" calcext:value-type="currency">
            <text:p>$10,900</text:p>
          </table:table-cell>
          <table:table-cell table:number-columns-repeated="3"/>
          <table:table-cell table:style-name="ce25" table:formula="of:=[.$H11]+[.$T11]+[.$U11]+[.$V11]" office:value-type="currency" office:currency="USD" office:value="51564.4362639673" calcext:value-type="currency">
            <text:p>$51,564</text:p>
          </table:table-cell>
          <table:table-cell table:style-name="ce25" table:formula="of:=[.$Q11]" office:value-type="currency" office:currency="USD" office:value="7440.66791699193" calcext:value-type="currency">
            <text:p>$7,441</text:p>
          </table:table-cell>
          <table:table-cell table:style-name="ce25" table:formula="of:=[.$S11]*NR_Gains" office:value-type="currency" office:currency="USD" office:value="2725" calcext:value-type="currency">
            <text:p>$2,725</text:p>
          </table:table-cell>
          <table:table-cell table:style-name="ce13" table:formula="of:=SUM([.$W11:.$Y11])" office:value-type="currency" office:currency="USD" office:value="61730.1041809593" calcext:value-type="currency">
            <text:p>$61,730</text:p>
          </table:table-cell>
          <table:table-cell office:value-type="currency" office:currency="USD" office:value="9601" calcext:value-type="currency">
            <text:p>$9,601</text:p>
          </table:table-cell>
          <table:table-cell table:formula="of:=[.$Z11]-[.$AA11]" office:value-type="currency" office:currency="USD" office:value="52129.1041809593" calcext:value-type="currency">
            <text:p>$52,129</text:p>
          </table:table-cell>
          <table:table-cell table:style-name="ce40" table:formula="of:=[.$AA11]/[.$Z11]" office:value-type="percentage" office:value="0.155531893674682" calcext:value-type="percentage">
            <text:p>15.55%</text:p>
          </table:table-cell>
          <table:table-cell table:formula="of:=SUM([.$AB11];[.$L11];[.$N11];[.$S11])-SUM([.$M11];[.$R11])" office:value-type="currency" office:currency="USD" office:value="75190.7795298347" calcext:value-type="currency">
            <text:p>$75,191</text:p>
          </table:table-cell>
          <table:table-cell table:style-name="ce43" table:formula="of:=[.AE10]*(1+[.$AE$2])" office:value-type="percentage" office:value="0.0775664107989258" calcext:value-type="percentage">
            <text:p>7.76% </text:p>
          </table:table-cell>
          <table:table-cell table:formula="of:=[.$AD11]-[.$AD11]*[.$AE11]" office:value-type="currency" office:currency="USD" office:value="69358.5006365321" calcext:value-type="currency">
            <text:p>$69,359</text:p>
          </table:table-cell>
          <table:table-cell table:formula="of:=[.$AF11]*(1+31.48%)" office:value-type="currency" office:currency="USD" office:value="91192.5566369125" calcext:value-type="currency">
            <text:p>$91,193</text:p>
          </table:table-cell>
          <table:table-cell table:number-columns-repeated="991"/>
        </table:table-row>
        <table:table-row table:style-name="ro2">
          <table:table-cell table:style-name="ce20" office:value-type="string" calcext:value-type="string">
            <text:p>NR Yield</text:p>
          </table:table-cell>
          <table:table-cell table:style-name="ce34" office:value-type="percentage" office:value="0.025" calcext:value-type="percentage">
            <text:p>2.5%</text:p>
          </table:table-cell>
          <table:table-cell table:formula="of:=[.C11]+1" office:value-type="float" office:value="70" calcext:value-type="float">
            <text:p>70</text:p>
          </table:table-cell>
          <table:table-cell table:formula="of:=[.D11]+1" office:value-type="float" office:value="2032" calcext:value-type="float">
            <text:p>2032</text:p>
          </table:table-cell>
          <table:table-cell table:style-name="ce13" table:formula="of:=MAX([.$E11]+[.$F11]+[.$G11]-[.$H11]; 0)" office:value-type="currency" office:currency="USD" office:value="0" calcext:value-type="currency">
            <text:p>$0</text:p>
          </table:table-cell>
          <table:table-cell table:style-name="ce13" table:formula="of:=MAX([.$E12]-[.$H12];0)*RRIF_Growth" office:value-type="currency" office:currency="USD" office:value="0" calcext:value-type="currency">
            <text:p>$0</text:p>
          </table:table-cell>
          <table:table-cell table:style-name="ce13" table:formula="of:=MAX([.$E12]-[.$H12];0)*RRIF_Yield" office:value-type="currency" office:currency="USD" office:value="0" calcext:value-type="currency">
            <text:p>$0</text:p>
          </table:table-cell>
          <table:table-cell table:style-name="ce39" table:formula="of:=MIN(RRIF_Withdrawal-[.$Q12];[.$E12])" office:value-type="currency" office:currency="USD" office:value="0" calcext:value-type="currency">
            <text:p>$0</text:p>
          </table:table-cell>
          <table:table-cell table:style-name="ce40" office:value-type="percentage" office:value="0.05" calcext:value-type="percentage">
            <text:p>5.00%</text:p>
          </table:table-cell>
          <table:table-cell table:style-name="ce13" table:formula="of:=MAX([.$J11]+[.$K11]+[.$M11]-[.$N11];0)" office:value-type="currency" office:currency="USD" office:value="11425.0579872004" calcext:value-type="currency">
            <text:p>$11,425</text:p>
          </table:table-cell>
          <table:table-cell table:style-name="ce13" table:formula="of:=MAX([.$J12]+[.$M12]-[.$N12];0)*TFSA_Growth" office:value-type="currency" office:currency="USD" office:value="0" calcext:value-type="currency">
            <text:p>$0</text:p>
          </table:table-cell>
          <table:table-cell table:style-name="ce13" table:formula="of:=MAX([.$J12]+[.$M12]-[.$N12];0)*TFSA_Yield" office:value-type="currency" office:currency="USD" office:value="0" calcext:value-type="currency">
            <text:p>$0</text:p>
          </table:table-cell>
          <table:table-cell table:style-name="ce13"/>
          <table:table-cell table:style-name="ce13" table:formula="of:=[.J12]" office:value-type="currency" office:currency="USD" office:value="11425.0579872004" calcext:value-type="currency">
            <text:p>$11,425</text:p>
          </table:table-cell>
          <table:table-cell table:style-name="ce13" table:formula="of:=MAX([.$O11]+[.$P11]+[.$R11]-[.$S11];0)" office:value-type="currency" office:currency="USD" office:value="312508.052513661" calcext:value-type="currency">
            <text:p>$312,508</text:p>
          </table:table-cell>
          <table:table-cell table:style-name="ce13" table:formula="of:=MAX([.$O12]+[.$R12]-[.$S12];0)*NR_Growth" office:value-type="currency" office:currency="USD" office:value="14585.4026256831" calcext:value-type="currency">
            <text:p>$14,585</text:p>
          </table:table-cell>
          <table:table-cell table:style-name="ce13" table:formula="of:=MAX([.$O12]+[.$R12]-[.$S12];0)*NR_Yield" office:value-type="currency" office:currency="USD" office:value="7292.70131284153" calcext:value-type="currency">
            <text:p>$7,293</text:p>
          </table:table-cell>
          <table:table-cell table:style-name="ce13"/>
          <table:table-cell table:style-name="ce13" office:value-type="currency" office:currency="USD" office:value="20800" calcext:value-type="currency">
            <text:p>$20,800</text:p>
          </table:table-cell>
          <table:table-cell table:style-name="ce13" table:formula="of:=12*CPP" office:value-type="currency" office:currency="USD" office:value="24000" calcext:value-type="currency">
            <text:p>$24,000</text:p>
          </table:table-cell>
          <table:table-cell table:style-name="ce13" table:formula="of:=12*OAS" office:value-type="currency" office:currency="USD" office:value="12000" calcext:value-type="currency">
            <text:p>$12,000</text:p>
          </table:table-cell>
          <table:table-cell table:style-name="ce13"/>
          <table:table-cell table:style-name="ce25" table:formula="of:=[.$H12]+[.$T12]+[.$U12]+[.$V12]" office:value-type="currency" office:currency="USD" office:value="36000" calcext:value-type="currency">
            <text:p>$36,000</text:p>
          </table:table-cell>
          <table:table-cell table:style-name="ce25" table:formula="of:=[.$Q12]" office:value-type="currency" office:currency="USD" office:value="7292.70131284153" calcext:value-type="currency">
            <text:p>$7,293</text:p>
          </table:table-cell>
          <table:table-cell table:style-name="ce25" table:formula="of:=[.$S12]*NR_Gains" office:value-type="currency" office:currency="USD" office:value="5200" calcext:value-type="currency">
            <text:p>$5,200</text:p>
          </table:table-cell>
          <table:table-cell table:style-name="ce13" table:formula="of:=SUM([.$W12:.$Y12])" office:value-type="currency" office:currency="USD" office:value="48492.7013128415" calcext:value-type="currency">
            <text:p>$48,493</text:p>
          </table:table-cell>
          <table:table-cell office:value-type="currency" office:currency="USD" office:value="5363" calcext:value-type="currency">
            <text:p>$5,363</text:p>
          </table:table-cell>
          <table:table-cell table:formula="of:=[.$Z12]-[.$AA12]" office:value-type="currency" office:currency="USD" office:value="43129.7013128415" calcext:value-type="currency">
            <text:p>$43,130</text:p>
          </table:table-cell>
          <table:table-cell table:style-name="ce40" table:formula="of:=[.$AA12]/[.$Z12]" office:value-type="percentage" office:value="0.110593962695574" calcext:value-type="percentage">
            <text:p>11.06%</text:p>
          </table:table-cell>
          <table:table-cell table:formula="of:=SUM([.$AB12];[.$L12];[.$N12];[.$S12])-SUM([.$M12];[.$R12])" office:value-type="currency" office:currency="USD" office:value="75354.7593000419" calcext:value-type="currency">
            <text:p>$75,355</text:p>
          </table:table-cell>
          <table:table-cell table:style-name="ce43" table:formula="of:=[.AE11]*(1+[.$AE$2])" office:value-type="percentage" office:value="0.0814447313388721" calcext:value-type="percentage">
            <text:p>8.14% </text:p>
          </table:table-cell>
          <table:table-cell table:formula="of:=[.$AD12]-[.$AD12]*[.$AE12]" office:value-type="currency" office:currency="USD" office:value="69217.5111737447" calcext:value-type="currency">
            <text:p>$69,218</text:p>
          </table:table-cell>
          <table:table-cell table:formula="of:=[.$AF12]*(1+31.48%)" office:value-type="currency" office:currency="USD" office:value="91007.1836912395" calcext:value-type="currency">
            <text:p>$91,007</text:p>
          </table:table-cell>
          <table:table-cell table:number-columns-repeated="991"/>
        </table:table-row>
        <table:table-row table:style-name="ro2">
          <table:table-cell table:style-name="ce20" office:value-type="string" calcext:value-type="string">
            <text:p>NR Rate of Return</text:p>
          </table:table-cell>
          <table:table-cell table:style-name="ce34" office:value-type="percentage" office:value="0.25" calcext:value-type="percentage">
            <text:p>25.0%</text:p>
          </table:table-cell>
          <table:table-cell table:formula="of:=[.C12]+1" office:value-type="float" office:value="71" calcext:value-type="float">
            <text:p>71</text:p>
          </table:table-cell>
          <table:table-cell table:formula="of:=[.D12]+1" office:value-type="float" office:value="2033" calcext:value-type="float">
            <text:p>2033</text:p>
          </table:table-cell>
          <table:table-cell table:style-name="ce13" table:formula="of:=MAX([.$E12]+[.$F12]+[.$G12]-[.$H12]; 0)" office:value-type="currency" office:currency="USD" office:value="0" calcext:value-type="currency">
            <text:p>$0</text:p>
          </table:table-cell>
          <table:table-cell table:style-name="ce13" table:formula="of:=MAX([.$E13]-[.$H13];0)*RRIF_Growth" office:value-type="currency" office:currency="USD" office:value="0" calcext:value-type="currency">
            <text:p>$0</text:p>
          </table:table-cell>
          <table:table-cell table:style-name="ce13" table:formula="of:=MAX([.$E13]-[.$H13];0)*RRIF_Yield" office:value-type="currency" office:currency="USD" office:value="0" calcext:value-type="currency">
            <text:p>$0</text:p>
          </table:table-cell>
          <table:table-cell table:style-name="ce39" table:formula="of:=MIN(RRIF_Withdrawal-[.$Q13];[.$E13])" office:value-type="currency" office:currency="USD" office:value="0" calcext:value-type="currency">
            <text:p>$0</text:p>
          </table:table-cell>
          <table:table-cell table:style-name="ce40" office:value-type="percentage" office:value="0.0528" calcext:value-type="percentage">
            <text:p>5.28%</text:p>
          </table:table-cell>
          <table:table-cell table:style-name="ce13" table:formula="of:=MAX([.$J12]+[.$K12]+[.$M12]-[.$N12];0)" office:value-type="currency" office:currency="USD" office:value="0" calcext:value-type="currency">
            <text:p>$0</text:p>
          </table:table-cell>
          <table:table-cell table:style-name="ce13" table:formula="of:=MAX([.$J13]+[.$M13]-[.$N13];0)*TFSA_Growth" office:value-type="currency" office:currency="USD" office:value="0" calcext:value-type="currency">
            <text:p>$0</text:p>
          </table:table-cell>
          <table:table-cell table:style-name="ce13" table:formula="of:=MAX([.$J13]+[.$M13]-[.$N13];0)*TFSA_Yield" office:value-type="currency" office:currency="USD" office:value="0" calcext:value-type="currency">
            <text:p>$0</text:p>
          </table:table-cell>
          <table:table-cell table:style-name="ce13" table:formula="of:=IF([.$H13]+[.$Q13]&lt;RRIF_Withdrawal;0;TFSA_ReInvest)" office:value-type="currency" office:currency="USD" office:value="0" calcext:value-type="currency">
            <text:p>$0</text:p>
          </table:table-cell>
          <table:table-cell table:style-name="ce13"/>
          <table:table-cell table:style-name="ce13" table:formula="of:=MAX([.$O12]+[.$P12]+[.$R12]-[.$S12];0)" office:value-type="currency" office:currency="USD" office:value="306293.455139344" calcext:value-type="currency">
            <text:p>$306,293</text:p>
          </table:table-cell>
          <table:table-cell table:style-name="ce13" table:formula="of:=MAX([.$O13]+[.$R13]-[.$S13];0)*NR_Growth" office:value-type="currency" office:currency="USD" office:value="13774.6727569672" calcext:value-type="currency">
            <text:p>$13,775</text:p>
          </table:table-cell>
          <table:table-cell table:style-name="ce13" table:formula="of:=MAX([.$O13]+[.$R13]-[.$S13];0)*NR_Yield" office:value-type="currency" office:currency="USD" office:value="6887.33637848361" calcext:value-type="currency">
            <text:p>$6,887</text:p>
          </table:table-cell>
          <table:table-cell table:style-name="ce13"/>
          <table:table-cell table:style-name="ce13" office:value-type="currency" office:currency="USD" office:value="30800" calcext:value-type="currency">
            <text:p>$30,800</text:p>
          </table:table-cell>
          <table:table-cell table:style-name="ce13" table:formula="of:=12*CPP" office:value-type="currency" office:currency="USD" office:value="24000" calcext:value-type="currency">
            <text:p>$24,000</text:p>
          </table:table-cell>
          <table:table-cell table:style-name="ce13" table:formula="of:=12*OAS" office:value-type="currency" office:currency="USD" office:value="12000" calcext:value-type="currency">
            <text:p>$12,000</text:p>
          </table:table-cell>
          <table:table-cell table:style-name="ce13"/>
          <table:table-cell table:style-name="ce25" table:formula="of:=[.$H13]+[.$T13]+[.$U13]+[.$V13]" office:value-type="currency" office:currency="USD" office:value="36000" calcext:value-type="currency">
            <text:p>$36,000</text:p>
          </table:table-cell>
          <table:table-cell table:style-name="ce25" table:formula="of:=[.$Q13]" office:value-type="currency" office:currency="USD" office:value="6887.33637848361" calcext:value-type="currency">
            <text:p>$6,887</text:p>
          </table:table-cell>
          <table:table-cell table:style-name="ce25" table:formula="of:=[.$S13]*NR_Gains" office:value-type="currency" office:currency="USD" office:value="7700" calcext:value-type="currency">
            <text:p>$7,700</text:p>
          </table:table-cell>
          <table:table-cell table:style-name="ce13" table:formula="of:=SUM([.$W13:.$Y13])" office:value-type="currency" office:currency="USD" office:value="50587.3363784836" calcext:value-type="currency">
            <text:p>$50,587</text:p>
          </table:table-cell>
          <table:table-cell office:value-type="currency" office:currency="USD" office:value="5688" calcext:value-type="currency">
            <text:p>$5,688</text:p>
          </table:table-cell>
          <table:table-cell table:formula="of:=[.$Z13]-[.$AA13]" office:value-type="currency" office:currency="USD" office:value="44899.3363784836" calcext:value-type="currency">
            <text:p>$44,899</text:p>
          </table:table-cell>
          <table:table-cell table:style-name="ce40" table:formula="of:=[.$AA13]/[.$Z13]" office:value-type="percentage" office:value="0.112439207264119" calcext:value-type="percentage">
            <text:p>11.24%</text:p>
          </table:table-cell>
          <table:table-cell table:formula="of:=SUM([.$AB13];[.$L13];[.$N13];[.$S13])-SUM([.$M13];[.$R13])" office:value-type="currency" office:currency="USD" office:value="75699.3363784836" calcext:value-type="currency">
            <text:p>$75,699</text:p>
          </table:table-cell>
          <table:table-cell table:style-name="ce43" table:formula="of:=[.AE12]*(1+[.$AE$2])" office:value-type="percentage" office:value="0.0855169679058157" calcext:value-type="percentage">
            <text:p>8.55% </text:p>
          </table:table-cell>
          <table:table-cell table:formula="of:=[.$AD13]-[.$AD13]*[.$AE13]" office:value-type="currency" office:currency="USD" office:value="69225.7586589133" calcext:value-type="currency">
            <text:p>$69,226</text:p>
          </table:table-cell>
          <table:table-cell table:formula="of:=[.$AF13]*(1+31.48%)" office:value-type="currency" office:currency="USD" office:value="91018.0274847392" calcext:value-type="currency">
            <text:p>$91,018</text:p>
          </table:table-cell>
          <table:table-cell table:number-columns-repeated="991"/>
        </table:table-row>
        <table:table-row table:style-name="ro2">
          <table:table-cell table:number-columns-repeated="2"/>
          <table:table-cell table:formula="of:=[.C13]+1" office:value-type="float" office:value="72" calcext:value-type="float">
            <text:p>72</text:p>
          </table:table-cell>
          <table:table-cell table:formula="of:=[.D13]+1" office:value-type="float" office:value="2034" calcext:value-type="float">
            <text:p>2034</text:p>
          </table:table-cell>
          <table:table-cell table:style-name="ce13" table:formula="of:=MAX([.$E13]+[.$F13]+[.$G13]-[.$H13]; 0)" office:value-type="currency" office:currency="USD" office:value="0" calcext:value-type="currency">
            <text:p>$0</text:p>
          </table:table-cell>
          <table:table-cell table:style-name="ce13" table:formula="of:=MAX([.$E14]-[.$H14];0)*RRIF_Growth" office:value-type="currency" office:currency="USD" office:value="0" calcext:value-type="currency">
            <text:p>$0</text:p>
          </table:table-cell>
          <table:table-cell table:style-name="ce13" table:formula="of:=MAX([.$E14]-[.$H14];0)*RRIF_Yield" office:value-type="currency" office:currency="USD" office:value="0" calcext:value-type="currency">
            <text:p>$0</text:p>
          </table:table-cell>
          <table:table-cell table:style-name="ce39" table:formula="of:=MIN(RRIF_Withdrawal-[.$Q14];[.$E14])" office:value-type="currency" office:currency="USD" office:value="0" calcext:value-type="currency">
            <text:p>$0</text:p>
          </table:table-cell>
          <table:table-cell table:style-name="ce40" office:value-type="percentage" office:value="0.054" calcext:value-type="percentage">
            <text:p>5.40%</text:p>
          </table:table-cell>
          <table:table-cell table:style-name="ce13" table:formula="of:=MAX([.$J13]+[.$K13]+[.$M13]-[.$N13];0)" office:value-type="currency" office:currency="USD" office:value="0" calcext:value-type="currency">
            <text:p>$0</text:p>
          </table:table-cell>
          <table:table-cell table:style-name="ce13" table:formula="of:=MAX([.$J14]+[.$M14]-[.$N14];0)*TFSA_Growth" office:value-type="currency" office:currency="USD" office:value="0" calcext:value-type="currency">
            <text:p>$0</text:p>
          </table:table-cell>
          <table:table-cell table:style-name="ce13" table:formula="of:=MAX([.$J14]+[.$M14]-[.$N14];0)*TFSA_Yield" office:value-type="currency" office:currency="USD" office:value="0" calcext:value-type="currency">
            <text:p>$0</text:p>
          </table:table-cell>
          <table:table-cell table:style-name="ce13" table:formula="of:=IF([.$H14]+[.$Q14]&lt;RRIF_Withdrawal;0;TFSA_ReInvest)" office:value-type="currency" office:currency="USD" office:value="0" calcext:value-type="currency">
            <text:p>$0</text:p>
          </table:table-cell>
          <table:table-cell table:style-name="ce13"/>
          <table:table-cell table:style-name="ce13" table:formula="of:=MAX([.$O13]+[.$P13]+[.$R13]-[.$S13];0)" office:value-type="currency" office:currency="USD" office:value="289268.127896311" calcext:value-type="currency">
            <text:p>$289,268</text:p>
          </table:table-cell>
          <table:table-cell table:style-name="ce13" table:formula="of:=MAX([.$O14]+[.$R14]-[.$S14];0)*NR_Growth" office:value-type="currency" office:currency="USD" office:value="12888.4063948156" calcext:value-type="currency">
            <text:p>$12,888</text:p>
          </table:table-cell>
          <table:table-cell table:style-name="ce13" table:formula="of:=MAX([.$O14]+[.$R14]-[.$S14];0)*NR_Yield" office:value-type="currency" office:currency="USD" office:value="6444.20319740779" calcext:value-type="currency">
            <text:p>$6,444</text:p>
          </table:table-cell>
          <table:table-cell table:style-name="ce13"/>
          <table:table-cell table:style-name="ce13" office:value-type="currency" office:currency="USD" office:value="31500" calcext:value-type="currency">
            <text:p>$31,500</text:p>
          </table:table-cell>
          <table:table-cell table:style-name="ce13" table:formula="of:=12*CPP" office:value-type="currency" office:currency="USD" office:value="24000" calcext:value-type="currency">
            <text:p>$24,000</text:p>
          </table:table-cell>
          <table:table-cell table:style-name="ce13" table:formula="of:=12*OAS" office:value-type="currency" office:currency="USD" office:value="12000" calcext:value-type="currency">
            <text:p>$12,000</text:p>
          </table:table-cell>
          <table:table-cell table:style-name="ce13"/>
          <table:table-cell table:style-name="ce25" table:formula="of:=[.$H14]+[.$T14]+[.$U14]+[.$V14]" office:value-type="currency" office:currency="USD" office:value="36000" calcext:value-type="currency">
            <text:p>$36,000</text:p>
          </table:table-cell>
          <table:table-cell table:style-name="ce25" table:formula="of:=[.$Q14]" office:value-type="currency" office:currency="USD" office:value="6444.20319740779" calcext:value-type="currency">
            <text:p>$6,444</text:p>
          </table:table-cell>
          <table:table-cell table:style-name="ce25" table:formula="of:=[.$S14]*NR_Gains" office:value-type="currency" office:currency="USD" office:value="7875" calcext:value-type="currency">
            <text:p>$7,875</text:p>
          </table:table-cell>
          <table:table-cell table:style-name="ce13" table:formula="of:=SUM([.$W14:.$Y14])" office:value-type="currency" office:currency="USD" office:value="50319.2031974078" calcext:value-type="currency">
            <text:p>$50,319</text:p>
          </table:table-cell>
          <table:table-cell office:value-type="currency" office:currency="USD" office:value="5696" calcext:value-type="currency">
            <text:p>$5,696</text:p>
          </table:table-cell>
          <table:table-cell table:formula="of:=[.$Z14]-[.$AA14]" office:value-type="currency" office:currency="USD" office:value="44623.2031974078" calcext:value-type="currency">
            <text:p>$44,623</text:p>
          </table:table-cell>
          <table:table-cell table:style-name="ce40" table:formula="of:=[.$AA14]/[.$Z14]" office:value-type="percentage" office:value="0.113197340936699" calcext:value-type="percentage">
            <text:p>11.32%</text:p>
          </table:table-cell>
          <table:table-cell table:formula="of:=SUM([.$AB14];[.$L14];[.$N14];[.$S14])-SUM([.$M14];[.$R14])" office:value-type="currency" office:currency="USD" office:value="76123.2031974078" calcext:value-type="currency">
            <text:p>$76,123</text:p>
          </table:table-cell>
          <table:table-cell table:style-name="ce43" table:formula="of:=[.AE13]*(1+[.$AE$2])" office:value-type="percentage" office:value="0.0897928163011065" calcext:value-type="percentage">
            <text:p>8.98% </text:p>
          </table:table-cell>
          <table:table-cell table:formula="of:=[.$AD14]-[.$AD14]*[.$AE14]" office:value-type="currency" office:currency="USD" office:value="69287.8863964511" calcext:value-type="currency">
            <text:p>$69,288</text:p>
          </table:table-cell>
          <table:table-cell table:formula="of:=[.$AF14]*(1+31.48%)" office:value-type="currency" office:currency="USD" office:value="91099.713034054" calcext:value-type="currency">
            <text:p>$91,100</text:p>
          </table:table-cell>
          <table:table-cell table:number-columns-repeated="991"/>
        </table:table-row>
        <table:table-row table:style-name="ro2">
          <table:table-cell table:style-name="ce20" office:value-type="string" calcext:value-type="string">
            <text:p>CPP Per Month</text:p>
          </table:table-cell>
          <table:table-cell table:style-name="ce25" office:value-type="currency" office:currency="USD" office:value="2000" calcext:value-type="currency">
            <text:p>$2,000</text:p>
          </table:table-cell>
          <table:table-cell table:formula="of:=[.C14]+1" office:value-type="float" office:value="73" calcext:value-type="float">
            <text:p>73</text:p>
          </table:table-cell>
          <table:table-cell table:formula="of:=[.D14]+1" office:value-type="float" office:value="2035" calcext:value-type="float">
            <text:p>2035</text:p>
          </table:table-cell>
          <table:table-cell table:style-name="ce13" table:formula="of:=MAX([.$E14]+[.$F14]+[.$G14]-[.$H14]; 0)" office:value-type="currency" office:currency="USD" office:value="0" calcext:value-type="currency">
            <text:p>$0</text:p>
          </table:table-cell>
          <table:table-cell table:style-name="ce13" table:formula="of:=MAX([.$E15]-[.$H15];0)*RRIF_Growth" office:value-type="currency" office:currency="USD" office:value="0" calcext:value-type="currency">
            <text:p>$0</text:p>
          </table:table-cell>
          <table:table-cell table:style-name="ce13" table:formula="of:=MAX([.$E15]-[.$H15];0)*RRIF_Yield" office:value-type="currency" office:currency="USD" office:value="0" calcext:value-type="currency">
            <text:p>$0</text:p>
          </table:table-cell>
          <table:table-cell table:style-name="ce39" table:formula="of:=MIN(RRIF_Withdrawal-[.$Q15];[.$E15])" office:value-type="currency" office:currency="USD" office:value="0" calcext:value-type="currency">
            <text:p>$0</text:p>
          </table:table-cell>
          <table:table-cell table:style-name="ce40" office:value-type="percentage" office:value="0.0553" calcext:value-type="percentage">
            <text:p>5.53%</text:p>
          </table:table-cell>
          <table:table-cell table:style-name="ce13" table:formula="of:=MAX([.$J14]+[.$K14]+[.$M14]-[.$N14];0)" office:value-type="currency" office:currency="USD" office:value="0" calcext:value-type="currency">
            <text:p>$0</text:p>
          </table:table-cell>
          <table:table-cell table:style-name="ce13" table:formula="of:=MAX([.$J15]+[.$M15]-[.$N15];0)*TFSA_Growth" office:value-type="currency" office:currency="USD" office:value="0" calcext:value-type="currency">
            <text:p>$0</text:p>
          </table:table-cell>
          <table:table-cell table:style-name="ce13" table:formula="of:=MAX([.$J15]+[.$M15]-[.$N15];0)*TFSA_Yield" office:value-type="currency" office:currency="USD" office:value="0" calcext:value-type="currency">
            <text:p>$0</text:p>
          </table:table-cell>
          <table:table-cell table:style-name="ce13" table:formula="of:=IF([.$H15]+[.$Q15]&lt;RRIF_Withdrawal;0;TFSA_ReInvest)" office:value-type="currency" office:currency="USD" office:value="0" calcext:value-type="currency">
            <text:p>$0</text:p>
          </table:table-cell>
          <table:table-cell table:style-name="ce13"/>
          <table:table-cell table:style-name="ce13" table:formula="of:=MAX([.$O14]+[.$P14]+[.$R14]-[.$S14];0)" office:value-type="currency" office:currency="USD" office:value="270656.534291127" calcext:value-type="currency">
            <text:p>$270,657</text:p>
          </table:table-cell>
          <table:table-cell table:style-name="ce13" table:formula="of:=MAX([.$O15]+[.$R15]-[.$S15];0)*NR_Growth" office:value-type="currency" office:currency="USD" office:value="11927.8267145564" calcext:value-type="currency">
            <text:p>$11,928</text:p>
          </table:table-cell>
          <table:table-cell table:style-name="ce13" table:formula="of:=MAX([.$O15]+[.$R15]-[.$S15];0)*NR_Yield" office:value-type="currency" office:currency="USD" office:value="5963.91335727818" calcext:value-type="currency">
            <text:p>$5,964</text:p>
          </table:table-cell>
          <table:table-cell table:style-name="ce13"/>
          <table:table-cell table:style-name="ce13" office:value-type="currency" office:currency="USD" office:value="32100" calcext:value-type="currency">
            <text:p>$32,100</text:p>
          </table:table-cell>
          <table:table-cell table:style-name="ce13" table:formula="of:=12*CPP" office:value-type="currency" office:currency="USD" office:value="24000" calcext:value-type="currency">
            <text:p>$24,000</text:p>
          </table:table-cell>
          <table:table-cell table:style-name="ce13" table:formula="of:=12*OAS" office:value-type="currency" office:currency="USD" office:value="12000" calcext:value-type="currency">
            <text:p>$12,000</text:p>
          </table:table-cell>
          <table:table-cell table:style-name="ce13"/>
          <table:table-cell table:style-name="ce25" table:formula="of:=[.$H15]+[.$T15]+[.$U15]+[.$V15]" office:value-type="currency" office:currency="USD" office:value="36000" calcext:value-type="currency">
            <text:p>$36,000</text:p>
          </table:table-cell>
          <table:table-cell table:style-name="ce25" table:formula="of:=[.$Q15]" office:value-type="currency" office:currency="USD" office:value="5963.91335727818" calcext:value-type="currency">
            <text:p>$5,964</text:p>
          </table:table-cell>
          <table:table-cell table:style-name="ce25" table:formula="of:=[.$S15]*NR_Gains" office:value-type="currency" office:currency="USD" office:value="8025" calcext:value-type="currency">
            <text:p>$8,025</text:p>
          </table:table-cell>
          <table:table-cell table:style-name="ce13" table:formula="of:=SUM([.$W15:.$Y15])" office:value-type="currency" office:currency="USD" office:value="49988.9133572782" calcext:value-type="currency">
            <text:p>$49,989</text:p>
          </table:table-cell>
          <table:table-cell office:value-type="currency" office:currency="USD" office:value="5631" calcext:value-type="currency">
            <text:p>$5,631</text:p>
          </table:table-cell>
          <table:table-cell table:formula="of:=[.$Z15]-[.$AA15]" office:value-type="currency" office:currency="USD" office:value="44357.9133572782" calcext:value-type="currency">
            <text:p>$44,358</text:p>
          </table:table-cell>
          <table:table-cell table:style-name="ce40" table:formula="of:=[.$AA15]/[.$Z15]" office:value-type="percentage" office:value="0.112644977092309" calcext:value-type="percentage">
            <text:p>11.26%</text:p>
          </table:table-cell>
          <table:table-cell table:formula="of:=SUM([.$AB15];[.$L15];[.$N15];[.$S15])-SUM([.$M15];[.$R15])" office:value-type="currency" office:currency="USD" office:value="76457.9133572782" calcext:value-type="currency">
            <text:p>$76,458</text:p>
          </table:table-cell>
          <table:table-cell table:style-name="ce43" table:formula="of:=[.AE14]*(1+[.$AE$2])" office:value-type="percentage" office:value="0.0942824571161619" calcext:value-type="percentage">
            <text:p>9.43% </text:p>
          </table:table-cell>
          <table:table-cell table:formula="of:=[.$AD15]-[.$AD15]*[.$AE15]" office:value-type="currency" office:currency="USD" office:value="69249.2734199794" calcext:value-type="currency">
            <text:p>$69,249</text:p>
          </table:table-cell>
          <table:table-cell table:formula="of:=[.$AF15]*(1+31.48%)" office:value-type="currency" office:currency="USD" office:value="91048.9446925889" calcext:value-type="currency">
            <text:p>$91,049</text:p>
          </table:table-cell>
          <table:table-cell table:number-columns-repeated="991"/>
        </table:table-row>
        <table:table-row table:style-name="ro2">
          <table:table-cell table:style-name="ce20" office:value-type="string" calcext:value-type="string">
            <text:p>OAS Per Month</text:p>
          </table:table-cell>
          <table:table-cell table:style-name="ce25" office:value-type="currency" office:currency="USD" office:value="1000" calcext:value-type="currency">
            <text:p>$1,000</text:p>
          </table:table-cell>
          <table:table-cell table:formula="of:=[.C15]+1" office:value-type="float" office:value="74" calcext:value-type="float">
            <text:p>74</text:p>
          </table:table-cell>
          <table:table-cell table:formula="of:=[.D15]+1" office:value-type="float" office:value="2036" calcext:value-type="float">
            <text:p>2036</text:p>
          </table:table-cell>
          <table:table-cell table:style-name="ce13" table:formula="of:=MAX([.$E15]+[.$F15]+[.$G15]-[.$H15]; 0)" office:value-type="currency" office:currency="USD" office:value="0" calcext:value-type="currency">
            <text:p>$0</text:p>
          </table:table-cell>
          <table:table-cell table:style-name="ce13" table:formula="of:=MAX([.$E16]-[.$H16];0)*RRIF_Growth" office:value-type="currency" office:currency="USD" office:value="0" calcext:value-type="currency">
            <text:p>$0</text:p>
          </table:table-cell>
          <table:table-cell table:style-name="ce13" table:formula="of:=MAX([.$E16]-[.$H16];0)*RRIF_Yield" office:value-type="currency" office:currency="USD" office:value="0" calcext:value-type="currency">
            <text:p>$0</text:p>
          </table:table-cell>
          <table:table-cell table:style-name="ce39" table:formula="of:=MIN(RRIF_Withdrawal-[.$Q16];[.$E16])" office:value-type="currency" office:currency="USD" office:value="0" calcext:value-type="currency">
            <text:p>$0</text:p>
          </table:table-cell>
          <table:table-cell table:style-name="ce40" office:value-type="percentage" office:value="0.0567" calcext:value-type="percentage">
            <text:p>5.67%</text:p>
          </table:table-cell>
          <table:table-cell table:style-name="ce13" table:formula="of:=MAX([.$J15]+[.$K15]+[.$M15]-[.$N15];0)" office:value-type="currency" office:currency="USD" office:value="0" calcext:value-type="currency">
            <text:p>$0</text:p>
          </table:table-cell>
          <table:table-cell table:style-name="ce13" table:formula="of:=MAX([.$J16]+[.$M16]-[.$N16];0)*TFSA_Growth" office:value-type="currency" office:currency="USD" office:value="0" calcext:value-type="currency">
            <text:p>$0</text:p>
          </table:table-cell>
          <table:table-cell table:style-name="ce13" table:formula="of:=MAX([.$J16]+[.$M16]-[.$N16];0)*TFSA_Yield" office:value-type="currency" office:currency="USD" office:value="0" calcext:value-type="currency">
            <text:p>$0</text:p>
          </table:table-cell>
          <table:table-cell table:style-name="ce13" table:formula="of:=IF([.$H16]+[.$Q16]&lt;RRIF_Withdrawal;0;TFSA_ReInvest)" office:value-type="currency" office:currency="USD" office:value="0" calcext:value-type="currency">
            <text:p>$0</text:p>
          </table:table-cell>
          <table:table-cell table:style-name="ce13"/>
          <table:table-cell table:style-name="ce13" table:formula="of:=MAX([.$O15]+[.$P15]+[.$R15]-[.$S15];0)" office:value-type="currency" office:currency="USD" office:value="250484.361005683" calcext:value-type="currency">
            <text:p>$250,484</text:p>
          </table:table-cell>
          <table:table-cell table:style-name="ce13" table:formula="of:=MAX([.$O16]+[.$R16]-[.$S16];0)*NR_Growth" office:value-type="currency" office:currency="USD" office:value="10884.2180502842" calcext:value-type="currency">
            <text:p>$10,884</text:p>
          </table:table-cell>
          <table:table-cell table:style-name="ce13" table:formula="of:=MAX([.$O16]+[.$R16]-[.$S16];0)*NR_Yield" office:value-type="currency" office:currency="USD" office:value="5442.10902514208" calcext:value-type="currency">
            <text:p>$5,442</text:p>
          </table:table-cell>
          <table:table-cell table:style-name="ce13"/>
          <table:table-cell table:style-name="ce13" office:value-type="currency" office:currency="USD" office:value="32800" calcext:value-type="currency">
            <text:p>$32,800</text:p>
          </table:table-cell>
          <table:table-cell table:style-name="ce13" table:formula="of:=12*CPP" office:value-type="currency" office:currency="USD" office:value="24000" calcext:value-type="currency">
            <text:p>$24,000</text:p>
          </table:table-cell>
          <table:table-cell table:style-name="ce13" table:formula="of:=12*OAS" office:value-type="currency" office:currency="USD" office:value="12000" calcext:value-type="currency">
            <text:p>$12,000</text:p>
          </table:table-cell>
          <table:table-cell table:style-name="ce13"/>
          <table:table-cell table:style-name="ce25" table:formula="of:=[.$H16]+[.$T16]+[.$U16]+[.$V16]" office:value-type="currency" office:currency="USD" office:value="36000" calcext:value-type="currency">
            <text:p>$36,000</text:p>
          </table:table-cell>
          <table:table-cell table:style-name="ce25" table:formula="of:=[.$Q16]" office:value-type="currency" office:currency="USD" office:value="5442.10902514208" calcext:value-type="currency">
            <text:p>$5,442</text:p>
          </table:table-cell>
          <table:table-cell table:style-name="ce25" table:formula="of:=[.$S16]*NR_Gains" office:value-type="currency" office:currency="USD" office:value="8200" calcext:value-type="currency">
            <text:p>$8,200</text:p>
          </table:table-cell>
          <table:table-cell table:style-name="ce13" table:formula="of:=SUM([.$W16:.$Y16])" office:value-type="currency" office:currency="USD" office:value="49642.1090251421" calcext:value-type="currency">
            <text:p>$49,642</text:p>
          </table:table-cell>
          <table:table-cell office:value-type="currency" office:currency="USD" office:value="5597" calcext:value-type="currency">
            <text:p>$5,597</text:p>
          </table:table-cell>
          <table:table-cell table:formula="of:=[.$Z16]-[.$AA16]" office:value-type="currency" office:currency="USD" office:value="44045.1090251421" calcext:value-type="currency">
            <text:p>$44,045</text:p>
          </table:table-cell>
          <table:table-cell table:style-name="ce40" table:formula="of:=[.$AA16]/[.$Z16]" office:value-type="percentage" office:value="0.112747022838319" calcext:value-type="percentage">
            <text:p>11.27%</text:p>
          </table:table-cell>
          <table:table-cell table:formula="of:=SUM([.$AB16];[.$L16];[.$N16];[.$S16])-SUM([.$M16];[.$R16])" office:value-type="currency" office:currency="USD" office:value="76845.1090251421" calcext:value-type="currency">
            <text:p>$76,845</text:p>
          </table:table-cell>
          <table:table-cell table:style-name="ce43" table:formula="of:=[.AE15]*(1+[.$AE$2])" office:value-type="percentage" office:value="0.09899657997197" calcext:value-type="percentage">
            <text:p>9.90% </text:p>
          </table:table-cell>
          <table:table-cell table:formula="of:=[.$AD16]-[.$AD16]*[.$AE16]" office:value-type="currency" office:currency="USD" office:value="69237.7060440799" calcext:value-type="currency">
            <text:p>$69,238</text:p>
          </table:table-cell>
          <table:table-cell table:formula="of:=[.$AF16]*(1+31.48%)" office:value-type="currency" office:currency="USD" office:value="91033.7359067562" calcext:value-type="currency">
            <text:p>$91,034</text:p>
          </table:table-cell>
          <table:table-cell table:number-columns-repeated="991"/>
        </table:table-row>
        <table:table-row table:style-name="ro3">
          <table:table-cell table:number-columns-repeated="2"/>
          <table:table-cell table:formula="of:=[.C16]+1" office:value-type="float" office:value="75" calcext:value-type="float">
            <text:p>75</text:p>
          </table:table-cell>
          <table:table-cell table:formula="of:=[.D16]+1" office:value-type="float" office:value="2037" calcext:value-type="float">
            <text:p>2037</text:p>
          </table:table-cell>
          <table:table-cell table:style-name="ce13" table:formula="of:=MAX([.$E16]+[.$F16]+[.$G16]-[.$H16]; 0)" office:value-type="currency" office:currency="USD" office:value="0" calcext:value-type="currency">
            <text:p>$0</text:p>
          </table:table-cell>
          <table:table-cell table:style-name="ce13" table:formula="of:=MAX([.$E17]-[.$H17];0)*RRIF_Growth" office:value-type="currency" office:currency="USD" office:value="0" calcext:value-type="currency">
            <text:p>$0</text:p>
          </table:table-cell>
          <table:table-cell table:style-name="ce13" table:formula="of:=MAX([.$E17]-[.$H17];0)*RRIF_Yield" office:value-type="currency" office:currency="USD" office:value="0" calcext:value-type="currency">
            <text:p>$0</text:p>
          </table:table-cell>
          <table:table-cell table:style-name="ce39" table:formula="of:=MIN(RRIF_Withdrawal-[.$Q17];[.$E17])" office:value-type="currency" office:currency="USD" office:value="0" calcext:value-type="currency">
            <text:p>$0</text:p>
          </table:table-cell>
          <table:table-cell table:style-name="ce40" office:value-type="percentage" office:value="0.0582" calcext:value-type="percentage">
            <text:p>5.82%</text:p>
          </table:table-cell>
          <table:table-cell table:style-name="ce13" table:formula="of:=MAX([.$J16]+[.$K16]+[.$M16]-[.$N16];0)" office:value-type="currency" office:currency="USD" office:value="0" calcext:value-type="currency">
            <text:p>$0</text:p>
          </table:table-cell>
          <table:table-cell table:style-name="ce13" table:formula="of:=MAX([.$J17]+[.$M17]-[.$N17];0)*TFSA_Growth" office:value-type="currency" office:currency="USD" office:value="0" calcext:value-type="currency">
            <text:p>$0</text:p>
          </table:table-cell>
          <table:table-cell table:style-name="ce13" table:formula="of:=MAX([.$J17]+[.$M17]-[.$N17];0)*TFSA_Yield" office:value-type="currency" office:currency="USD" office:value="0" calcext:value-type="currency">
            <text:p>$0</text:p>
          </table:table-cell>
          <table:table-cell table:style-name="ce13" table:formula="of:=IF([.$H17]+[.$Q17]&lt;RRIF_Withdrawal;0;TFSA_ReInvest)" office:value-type="currency" office:currency="USD" office:value="0" calcext:value-type="currency">
            <text:p>$0</text:p>
          </table:table-cell>
          <table:table-cell table:style-name="ce13"/>
          <table:table-cell table:style-name="ce13" table:formula="of:=MAX([.$O16]+[.$P16]+[.$R16]-[.$S16];0)" office:value-type="currency" office:currency="USD" office:value="228568.579055968" calcext:value-type="currency">
            <text:p>$228,569</text:p>
          </table:table-cell>
          <table:table-cell table:style-name="ce13" table:formula="of:=MAX([.$O17]+[.$R17]-[.$S17];0)*NR_Growth" office:value-type="currency" office:currency="USD" office:value="9748.42895279838" calcext:value-type="currency">
            <text:p>$9,748</text:p>
          </table:table-cell>
          <table:table-cell table:style-name="ce13" table:formula="of:=MAX([.$O17]+[.$R17]-[.$S17];0)*NR_Yield" office:value-type="currency" office:currency="USD" office:value="4874.21447639919" calcext:value-type="currency">
            <text:p>$4,874</text:p>
          </table:table-cell>
          <table:table-cell table:style-name="ce13"/>
          <table:table-cell table:style-name="ce13" office:value-type="currency" office:currency="USD" office:value="33600" calcext:value-type="currency">
            <text:p>$33,600</text:p>
          </table:table-cell>
          <table:table-cell table:style-name="ce13" table:formula="of:=12*CPP" office:value-type="currency" office:currency="USD" office:value="24000" calcext:value-type="currency">
            <text:p>$24,000</text:p>
          </table:table-cell>
          <table:table-cell table:style-name="ce13" table:formula="of:=12*OAS" office:value-type="currency" office:currency="USD" office:value="12000" calcext:value-type="currency">
            <text:p>$12,000</text:p>
          </table:table-cell>
          <table:table-cell table:style-name="ce13"/>
          <table:table-cell table:style-name="ce25" table:formula="of:=[.$H17]+[.$T17]+[.$U17]+[.$V17]" office:value-type="currency" office:currency="USD" office:value="36000" calcext:value-type="currency">
            <text:p>$36,000</text:p>
          </table:table-cell>
          <table:table-cell table:style-name="ce25" table:formula="of:=[.$Q17]" office:value-type="currency" office:currency="USD" office:value="4874.21447639919" calcext:value-type="currency">
            <text:p>$4,874</text:p>
          </table:table-cell>
          <table:table-cell table:style-name="ce25" table:formula="of:=[.$S17]*NR_Gains" office:value-type="currency" office:currency="USD" office:value="8400" calcext:value-type="currency">
            <text:p>$8,400</text:p>
          </table:table-cell>
          <table:table-cell table:style-name="ce13" table:formula="of:=SUM([.$W17:.$Y17])" office:value-type="currency" office:currency="USD" office:value="49274.2144763992" calcext:value-type="currency">
            <text:p>$49,274</text:p>
          </table:table-cell>
          <table:table-cell office:value-type="currency" office:currency="USD" office:value="5628" calcext:value-type="currency">
            <text:p>$5,628</text:p>
          </table:table-cell>
          <table:table-cell table:formula="of:=[.$Z17]-[.$AA17]" office:value-type="currency" office:currency="USD" office:value="43646.2144763992" calcext:value-type="currency">
            <text:p>$43,646</text:p>
          </table:table-cell>
          <table:table-cell table:style-name="ce40" table:formula="of:=[.$AA17]/[.$Z17]" office:value-type="percentage" office:value="0.114217954762032" calcext:value-type="percentage">
            <text:p>11.42%</text:p>
          </table:table-cell>
          <table:table-cell table:formula="of:=SUM([.$AB17];[.$L17];[.$N17];[.$S17])-SUM([.$M17];[.$R17])" office:value-type="currency" office:currency="USD" office:value="77246.2144763992" calcext:value-type="currency">
            <text:p>$77,246</text:p>
          </table:table-cell>
          <table:table-cell table:style-name="ce43" table:formula="of:=[.AE16]*(1+[.$AE$2])" office:value-type="percentage" office:value="0.103946408970568" calcext:value-type="percentage">
            <text:p>10.39% </text:p>
          </table:table-cell>
          <table:table-cell table:formula="of:=[.$AD17]-[.$AD17]*[.$AE17]" office:value-type="currency" office:currency="USD" office:value="69216.7478750072" calcext:value-type="currency">
            <text:p>$69,217</text:p>
          </table:table-cell>
          <table:table-cell table:formula="of:=[.$AF17]*(1+31.48%)" office:value-type="currency" office:currency="USD" office:value="91006.1801060594" calcext:value-type="currency">
            <text:p>$91,006</text:p>
          </table:table-cell>
          <table:table-cell table:number-columns-repeated="991"/>
        </table:table-row>
        <table:table-row table:style-name="ro2">
          <table:table-cell table:number-columns-repeated="2"/>
          <table:table-cell table:formula="of:=[.C17]+1" office:value-type="float" office:value="76" calcext:value-type="float">
            <text:p>76</text:p>
          </table:table-cell>
          <table:table-cell table:formula="of:=[.D17]+1" office:value-type="float" office:value="2038" calcext:value-type="float">
            <text:p>2038</text:p>
          </table:table-cell>
          <table:table-cell table:style-name="ce13" table:formula="of:=MAX([.$E17]+[.$F17]+[.$G17]-[.$H17]; 0)" office:value-type="currency" office:currency="USD" office:value="0" calcext:value-type="currency">
            <text:p>$0</text:p>
          </table:table-cell>
          <table:table-cell table:style-name="ce13" table:formula="of:=MAX([.$E18]-[.$H18];0)*RRIF_Growth" office:value-type="currency" office:currency="USD" office:value="0" calcext:value-type="currency">
            <text:p>$0</text:p>
          </table:table-cell>
          <table:table-cell table:style-name="ce13" table:formula="of:=MAX([.$E18]-[.$H18];0)*RRIF_Yield" office:value-type="currency" office:currency="USD" office:value="0" calcext:value-type="currency">
            <text:p>$0</text:p>
          </table:table-cell>
          <table:table-cell table:style-name="ce39" table:formula="of:=MIN(RRIF_Withdrawal-[.$Q18];[.$E18])" office:value-type="currency" office:currency="USD" office:value="0" calcext:value-type="currency">
            <text:p>$0</text:p>
          </table:table-cell>
          <table:table-cell table:style-name="ce40" office:value-type="percentage" office:value="0.0598" calcext:value-type="percentage">
            <text:p>5.98%</text:p>
          </table:table-cell>
          <table:table-cell table:style-name="ce13" table:formula="of:=MAX([.$J17]+[.$K17]+[.$M17]-[.$N17];0)" office:value-type="currency" office:currency="USD" office:value="0" calcext:value-type="currency">
            <text:p>$0</text:p>
          </table:table-cell>
          <table:table-cell table:style-name="ce13" table:formula="of:=MAX([.$J18]+[.$M18]-[.$N18];0)*TFSA_Growth" office:value-type="currency" office:currency="USD" office:value="0" calcext:value-type="currency">
            <text:p>$0</text:p>
          </table:table-cell>
          <table:table-cell table:style-name="ce13" table:formula="of:=MAX([.$J18]+[.$M18]-[.$N18];0)*TFSA_Yield" office:value-type="currency" office:currency="USD" office:value="0" calcext:value-type="currency">
            <text:p>$0</text:p>
          </table:table-cell>
          <table:table-cell table:style-name="ce13" table:formula="of:=IF([.$H18]+[.$Q18]&lt;RRIF_Withdrawal;0;TFSA_ReInvest)" office:value-type="currency" office:currency="USD" office:value="0" calcext:value-type="currency">
            <text:p>$0</text:p>
          </table:table-cell>
          <table:table-cell table:style-name="ce13"/>
          <table:table-cell table:style-name="ce13" table:formula="of:=MAX([.$O17]+[.$P17]+[.$R17]-[.$S17];0)" office:value-type="currency" office:currency="USD" office:value="204717.008008766" calcext:value-type="currency">
            <text:p>$204,717</text:p>
          </table:table-cell>
          <table:table-cell table:style-name="ce13" table:formula="of:=MAX([.$O18]+[.$R18]-[.$S18];0)*NR_Growth" office:value-type="currency" office:currency="USD" office:value="8510.8504004383" calcext:value-type="currency">
            <text:p>$8,511</text:p>
          </table:table-cell>
          <table:table-cell table:style-name="ce13" table:formula="of:=MAX([.$O18]+[.$R18]-[.$S18];0)*NR_Yield" office:value-type="currency" office:currency="USD" office:value="4255.42520021915" calcext:value-type="currency">
            <text:p>$4,255</text:p>
          </table:table-cell>
          <table:table-cell table:style-name="ce13"/>
          <table:table-cell table:style-name="ce13" office:value-type="currency" office:currency="USD" office:value="34500" calcext:value-type="currency">
            <text:p>$34,500</text:p>
          </table:table-cell>
          <table:table-cell table:style-name="ce13" table:formula="of:=12*CPP" office:value-type="currency" office:currency="USD" office:value="24000" calcext:value-type="currency">
            <text:p>$24,000</text:p>
          </table:table-cell>
          <table:table-cell table:style-name="ce13" table:formula="of:=12*OAS" office:value-type="currency" office:currency="USD" office:value="12000" calcext:value-type="currency">
            <text:p>$12,000</text:p>
          </table:table-cell>
          <table:table-cell table:style-name="ce13"/>
          <table:table-cell table:style-name="ce25" table:formula="of:=[.$H18]+[.$T18]+[.$U18]+[.$V18]" office:value-type="currency" office:currency="USD" office:value="36000" calcext:value-type="currency">
            <text:p>$36,000</text:p>
          </table:table-cell>
          <table:table-cell table:style-name="ce25" table:formula="of:=[.$Q18]" office:value-type="currency" office:currency="USD" office:value="4255.42520021915" calcext:value-type="currency">
            <text:p>$4,255</text:p>
          </table:table-cell>
          <table:table-cell table:style-name="ce25" table:formula="of:=[.$S18]*NR_Gains" office:value-type="currency" office:currency="USD" office:value="8625" calcext:value-type="currency">
            <text:p>$8,625</text:p>
          </table:table-cell>
          <table:table-cell table:style-name="ce13" table:formula="of:=SUM([.$W18:.$Y18])" office:value-type="currency" office:currency="USD" office:value="48880.4252002192" calcext:value-type="currency">
            <text:p>$48,880</text:p>
          </table:table-cell>
          <table:table-cell office:value-type="currency" office:currency="USD" office:value="5663" calcext:value-type="currency">
            <text:p>$5,663</text:p>
          </table:table-cell>
          <table:table-cell table:formula="of:=[.$Z18]-[.$AA18]" office:value-type="currency" office:currency="USD" office:value="43217.4252002192" calcext:value-type="currency">
            <text:p>$43,217</text:p>
          </table:table-cell>
          <table:table-cell table:style-name="ce40" table:formula="of:=[.$AA18]/[.$Z18]" office:value-type="percentage" office:value="0.115854147683941" calcext:value-type="percentage">
            <text:p>11.59%</text:p>
          </table:table-cell>
          <table:table-cell table:formula="of:=SUM([.$AB18];[.$L18];[.$N18];[.$S18])-SUM([.$M18];[.$R18])" office:value-type="currency" office:currency="USD" office:value="77717.4252002192" calcext:value-type="currency">
            <text:p>$77,717</text:p>
          </table:table-cell>
          <table:table-cell table:style-name="ce43" table:formula="of:=[.AE17]*(1+[.$AE$2])" office:value-type="percentage" office:value="0.109143729419097" calcext:value-type="percentage">
            <text:p>10.91% </text:p>
          </table:table-cell>
          <table:table-cell table:formula="of:=[.$AD18]-[.$AD18]*[.$AE18]" office:value-type="currency" office:currency="USD" office:value="69235.0555730175" calcext:value-type="currency">
            <text:p>$69,235</text:p>
          </table:table-cell>
          <table:table-cell table:formula="of:=[.$AF18]*(1+31.48%)" office:value-type="currency" office:currency="USD" office:value="91030.2510674034" calcext:value-type="currency">
            <text:p>$91,030</text:p>
          </table:table-cell>
          <table:table-cell table:number-columns-repeated="991"/>
        </table:table-row>
        <table:table-row table:style-name="ro2">
          <table:table-cell table:number-columns-repeated="2"/>
          <table:table-cell table:formula="of:=[.C18]+1" office:value-type="float" office:value="77" calcext:value-type="float">
            <text:p>77</text:p>
          </table:table-cell>
          <table:table-cell table:formula="of:=[.D18]+1" office:value-type="float" office:value="2039" calcext:value-type="float">
            <text:p>2039</text:p>
          </table:table-cell>
          <table:table-cell table:style-name="ce13" table:formula="of:=MAX([.$E18]+[.$F18]+[.$G18]-[.$H18]; 0)" office:value-type="currency" office:currency="USD" office:value="0" calcext:value-type="currency">
            <text:p>$0</text:p>
          </table:table-cell>
          <table:table-cell table:style-name="ce13" table:formula="of:=MAX([.$E19]-[.$H19];0)*RRIF_Growth" office:value-type="currency" office:currency="USD" office:value="0" calcext:value-type="currency">
            <text:p>$0</text:p>
          </table:table-cell>
          <table:table-cell table:style-name="ce13" table:formula="of:=MAX([.$E19]-[.$H19];0)*RRIF_Yield" office:value-type="currency" office:currency="USD" office:value="0" calcext:value-type="currency">
            <text:p>$0</text:p>
          </table:table-cell>
          <table:table-cell table:style-name="ce39" table:formula="of:=MIN(RRIF_Withdrawal-[.$Q19];[.$E19])" office:value-type="currency" office:currency="USD" office:value="0" calcext:value-type="currency">
            <text:p>$0</text:p>
          </table:table-cell>
          <table:table-cell table:style-name="ce40" office:value-type="percentage" office:value="0.0617" calcext:value-type="percentage">
            <text:p>6.17%</text:p>
          </table:table-cell>
          <table:table-cell table:style-name="ce13" table:formula="of:=MAX([.$J18]+[.$K18]+[.$M18]-[.$N18];0)" office:value-type="currency" office:currency="USD" office:value="0" calcext:value-type="currency">
            <text:p>$0</text:p>
          </table:table-cell>
          <table:table-cell table:style-name="ce13" table:formula="of:=MAX([.$J19]+[.$M19]-[.$N19];0)*TFSA_Growth" office:value-type="currency" office:currency="USD" office:value="0" calcext:value-type="currency">
            <text:p>$0</text:p>
          </table:table-cell>
          <table:table-cell table:style-name="ce13" table:formula="of:=MAX([.$J19]+[.$M19]-[.$N19];0)*TFSA_Yield" office:value-type="currency" office:currency="USD" office:value="0" calcext:value-type="currency">
            <text:p>$0</text:p>
          </table:table-cell>
          <table:table-cell table:style-name="ce13" table:formula="of:=IF([.$H19]+[.$Q19]&lt;RRIF_Withdrawal;0;TFSA_ReInvest)" office:value-type="currency" office:currency="USD" office:value="0" calcext:value-type="currency">
            <text:p>$0</text:p>
          </table:table-cell>
          <table:table-cell table:style-name="ce13"/>
          <table:table-cell table:style-name="ce13" table:formula="of:=MAX([.$O18]+[.$P18]+[.$R18]-[.$S18];0)" office:value-type="currency" office:currency="USD" office:value="178727.858409204" calcext:value-type="currency">
            <text:p>$178,728</text:p>
          </table:table-cell>
          <table:table-cell table:style-name="ce13" table:formula="of:=MAX([.$O19]+[.$R19]-[.$S19];0)*NR_Growth" office:value-type="currency" office:currency="USD" office:value="7161.39292046021" calcext:value-type="currency">
            <text:p>$7,161</text:p>
          </table:table-cell>
          <table:table-cell table:style-name="ce13" table:formula="of:=MAX([.$O19]+[.$R19]-[.$S19];0)*NR_Yield" office:value-type="currency" office:currency="USD" office:value="3580.6964602301" calcext:value-type="currency">
            <text:p>$3,581</text:p>
          </table:table-cell>
          <table:table-cell table:style-name="ce13"/>
          <table:table-cell table:style-name="ce13" office:value-type="currency" office:currency="USD" office:value="35500" calcext:value-type="currency">
            <text:p>$35,500</text:p>
          </table:table-cell>
          <table:table-cell table:style-name="ce13" table:formula="of:=12*CPP" office:value-type="currency" office:currency="USD" office:value="24000" calcext:value-type="currency">
            <text:p>$24,000</text:p>
          </table:table-cell>
          <table:table-cell table:style-name="ce13" table:formula="of:=12*OAS" office:value-type="currency" office:currency="USD" office:value="12000" calcext:value-type="currency">
            <text:p>$12,000</text:p>
          </table:table-cell>
          <table:table-cell table:style-name="ce13"/>
          <table:table-cell table:style-name="ce25" table:formula="of:=[.$H19]+[.$T19]+[.$U19]+[.$V19]" office:value-type="currency" office:currency="USD" office:value="36000" calcext:value-type="currency">
            <text:p>$36,000</text:p>
          </table:table-cell>
          <table:table-cell table:style-name="ce25" table:formula="of:=[.$Q19]" office:value-type="currency" office:currency="USD" office:value="3580.6964602301" calcext:value-type="currency">
            <text:p>$3,581</text:p>
          </table:table-cell>
          <table:table-cell table:style-name="ce25" table:formula="of:=[.$S19]*NR_Gains" office:value-type="currency" office:currency="USD" office:value="8875" calcext:value-type="currency">
            <text:p>$8,875</text:p>
          </table:table-cell>
          <table:table-cell table:style-name="ce13" table:formula="of:=SUM([.$W19:.$Y19])" office:value-type="currency" office:currency="USD" office:value="48455.6964602301" calcext:value-type="currency">
            <text:p>$48,456</text:p>
          </table:table-cell>
          <table:table-cell office:value-type="currency" office:currency="USD" office:value="5701" calcext:value-type="currency">
            <text:p>$5,701</text:p>
          </table:table-cell>
          <table:table-cell table:formula="of:=[.$Z19]-[.$AA19]" office:value-type="currency" office:currency="USD" office:value="42754.6964602301" calcext:value-type="currency">
            <text:p>$42,755</text:p>
          </table:table-cell>
          <table:table-cell table:style-name="ce40" table:formula="of:=[.$AA19]/[.$Z19]" office:value-type="percentage" office:value="0.117653865622984" calcext:value-type="percentage">
            <text:p>11.77%</text:p>
          </table:table-cell>
          <table:table-cell table:formula="of:=SUM([.$AB19];[.$L19];[.$N19];[.$S19])-SUM([.$M19];[.$R19])" office:value-type="currency" office:currency="USD" office:value="78254.6964602301" calcext:value-type="currency">
            <text:p>$78,255</text:p>
          </table:table-cell>
          <table:table-cell table:style-name="ce43" table:formula="of:=[.AE18]*(1+[.$AE$2])" office:value-type="percentage" office:value="0.114600915890052" calcext:value-type="percentage">
            <text:p>11.46% </text:p>
          </table:table-cell>
          <table:table-cell table:formula="of:=[.$AD19]-[.$AD19]*[.$AE19]" office:value-type="currency" office:currency="USD" office:value="69286.6365731897" calcext:value-type="currency">
            <text:p>$69,287</text:p>
          </table:table-cell>
          <table:table-cell table:formula="of:=[.$AF19]*(1+31.48%)" office:value-type="currency" office:currency="USD" office:value="91098.0697664298" calcext:value-type="currency">
            <text:p>$91,098</text:p>
          </table:table-cell>
          <table:table-cell table:number-columns-repeated="991"/>
        </table:table-row>
        <table:table-row table:style-name="ro2">
          <table:table-cell table:number-columns-repeated="2"/>
          <table:table-cell table:formula="of:=[.C19]+1" office:value-type="float" office:value="78" calcext:value-type="float">
            <text:p>78</text:p>
          </table:table-cell>
          <table:table-cell table:formula="of:=[.D19]+1" office:value-type="float" office:value="2040" calcext:value-type="float">
            <text:p>2040</text:p>
          </table:table-cell>
          <table:table-cell table:style-name="ce13" table:formula="of:=MAX([.$E19]+[.$F19]+[.$G19]-[.$H19]; 0)" office:value-type="currency" office:currency="USD" office:value="0" calcext:value-type="currency">
            <text:p>$0</text:p>
          </table:table-cell>
          <table:table-cell table:style-name="ce13" table:formula="of:=MAX([.$E20]-[.$H20];0)*RRIF_Growth" office:value-type="currency" office:currency="USD" office:value="0" calcext:value-type="currency">
            <text:p>$0</text:p>
          </table:table-cell>
          <table:table-cell table:style-name="ce13" table:formula="of:=MAX([.$E20]-[.$H20];0)*RRIF_Yield" office:value-type="currency" office:currency="USD" office:value="0" calcext:value-type="currency">
            <text:p>$0</text:p>
          </table:table-cell>
          <table:table-cell table:style-name="ce39" table:formula="of:=MIN(RRIF_Withdrawal-[.$Q20];[.$E20])" office:value-type="currency" office:currency="USD" office:value="0" calcext:value-type="currency">
            <text:p>$0</text:p>
          </table:table-cell>
          <table:table-cell table:style-name="ce40" office:value-type="percentage" office:value="0.0636" calcext:value-type="percentage">
            <text:p>6.36%</text:p>
          </table:table-cell>
          <table:table-cell table:style-name="ce13" table:formula="of:=MAX([.$J19]+[.$K19]+[.$M19]-[.$N19];0)" office:value-type="currency" office:currency="USD" office:value="0" calcext:value-type="currency">
            <text:p>$0</text:p>
          </table:table-cell>
          <table:table-cell table:style-name="ce13" table:formula="of:=MAX([.$J20]+[.$M20]-[.$N20];0)*TFSA_Growth" office:value-type="currency" office:currency="USD" office:value="0" calcext:value-type="currency">
            <text:p>$0</text:p>
          </table:table-cell>
          <table:table-cell table:style-name="ce13" table:formula="of:=MAX([.$J20]+[.$M20]-[.$N20];0)*TFSA_Yield" office:value-type="currency" office:currency="USD" office:value="0" calcext:value-type="currency">
            <text:p>$0</text:p>
          </table:table-cell>
          <table:table-cell table:style-name="ce13" table:formula="of:=IF([.$H20]+[.$Q20]&lt;RRIF_Withdrawal;0;TFSA_ReInvest)" office:value-type="currency" office:currency="USD" office:value="0" calcext:value-type="currency">
            <text:p>$0</text:p>
          </table:table-cell>
          <table:table-cell table:style-name="ce13"/>
          <table:table-cell table:style-name="ce13" table:formula="of:=MAX([.$O19]+[.$P19]+[.$R19]-[.$S19];0)" office:value-type="currency" office:currency="USD" office:value="150389.251329664" calcext:value-type="currency">
            <text:p>$150,389</text:p>
          </table:table-cell>
          <table:table-cell table:style-name="ce13" table:formula="of:=MAX([.$O20]+[.$R20]-[.$S20];0)*NR_Growth" office:value-type="currency" office:currency="USD" office:value="5694.46256648322" calcext:value-type="currency">
            <text:p>$5,694</text:p>
          </table:table-cell>
          <table:table-cell table:style-name="ce13" table:formula="of:=MAX([.$O20]+[.$R20]-[.$S20];0)*NR_Yield" office:value-type="currency" office:currency="USD" office:value="2847.23128324161" calcext:value-type="currency">
            <text:p>$2,847</text:p>
          </table:table-cell>
          <table:table-cell table:style-name="ce13"/>
          <table:table-cell table:style-name="ce13" office:value-type="currency" office:currency="USD" office:value="36500" calcext:value-type="currency">
            <text:p>$36,500</text:p>
          </table:table-cell>
          <table:table-cell table:style-name="ce13" table:formula="of:=12*CPP" office:value-type="currency" office:currency="USD" office:value="24000" calcext:value-type="currency">
            <text:p>$24,000</text:p>
          </table:table-cell>
          <table:table-cell table:style-name="ce13" table:formula="of:=12*OAS" office:value-type="currency" office:currency="USD" office:value="12000" calcext:value-type="currency">
            <text:p>$12,000</text:p>
          </table:table-cell>
          <table:table-cell table:style-name="ce13"/>
          <table:table-cell table:style-name="ce25" table:formula="of:=[.$H20]+[.$T20]+[.$U20]+[.$V20]" office:value-type="currency" office:currency="USD" office:value="36000" calcext:value-type="currency">
            <text:p>$36,000</text:p>
          </table:table-cell>
          <table:table-cell table:style-name="ce25" table:formula="of:=[.$Q20]" office:value-type="currency" office:currency="USD" office:value="2847.23128324161" calcext:value-type="currency">
            <text:p>$2,847</text:p>
          </table:table-cell>
          <table:table-cell table:style-name="ce25" table:formula="of:=[.$S20]*NR_Gains" office:value-type="currency" office:currency="USD" office:value="9125" calcext:value-type="currency">
            <text:p>$9,125</text:p>
          </table:table-cell>
          <table:table-cell table:style-name="ce13" table:formula="of:=SUM([.$W20:.$Y20])" office:value-type="currency" office:currency="USD" office:value="47972.2312832416" calcext:value-type="currency">
            <text:p>$47,972</text:p>
          </table:table-cell>
          <table:table-cell office:value-type="currency" office:currency="USD" office:value="5767" calcext:value-type="currency">
            <text:p>$5,767</text:p>
          </table:table-cell>
          <table:table-cell table:formula="of:=[.$Z20]-[.$AA20]" office:value-type="currency" office:currency="USD" office:value="42205.2312832416" calcext:value-type="currency">
            <text:p>$42,205</text:p>
          </table:table-cell>
          <table:table-cell table:style-name="ce40" table:formula="of:=[.$AA20]/[.$Z20]" office:value-type="percentage" office:value="0.120215379725617" calcext:value-type="percentage">
            <text:p>12.02%</text:p>
          </table:table-cell>
          <table:table-cell table:formula="of:=SUM([.$AB20];[.$L20];[.$N20];[.$S20])-SUM([.$M20];[.$R20])" office:value-type="currency" office:currency="USD" office:value="78705.2312832416" calcext:value-type="currency">
            <text:p>$78,705</text:p>
          </table:table-cell>
          <table:table-cell table:style-name="ce43" table:formula="of:=[.AE19]*(1+[.$AE$2])" office:value-type="percentage" office:value="0.120330961684554" calcext:value-type="percentage">
            <text:p>12.03% </text:p>
          </table:table-cell>
          <table:table-cell table:formula="of:=[.$AD20]-[.$AD20]*[.$AE20]" office:value-type="currency" office:currency="USD" office:value="69234.5551133239" calcext:value-type="currency">
            <text:p>$69,235</text:p>
          </table:table-cell>
          <table:table-cell table:formula="of:=[.$AF20]*(1+31.48%)" office:value-type="currency" office:currency="USD" office:value="91029.5930629983" calcext:value-type="currency">
            <text:p>$91,030</text:p>
          </table:table-cell>
          <table:table-cell table:number-columns-repeated="991"/>
        </table:table-row>
        <table:table-row table:style-name="ro2">
          <table:table-cell table:number-columns-repeated="2"/>
          <table:table-cell table:formula="of:=[.C20]+1" office:value-type="float" office:value="79" calcext:value-type="float">
            <text:p>79</text:p>
          </table:table-cell>
          <table:table-cell table:formula="of:=[.D20]+1" office:value-type="float" office:value="2041" calcext:value-type="float">
            <text:p>2041</text:p>
          </table:table-cell>
          <table:table-cell table:style-name="ce13" table:formula="of:=MAX([.$E20]+[.$F20]+[.$G20]-[.$H20]; 0)" office:value-type="currency" office:currency="USD" office:value="0" calcext:value-type="currency">
            <text:p>$0</text:p>
          </table:table-cell>
          <table:table-cell table:style-name="ce13" table:formula="of:=MAX([.$E21]-[.$H21];0)*RRIF_Growth" office:value-type="currency" office:currency="USD" office:value="0" calcext:value-type="currency">
            <text:p>$0</text:p>
          </table:table-cell>
          <table:table-cell table:style-name="ce13" table:formula="of:=MAX([.$E21]-[.$H21];0)*RRIF_Yield" office:value-type="currency" office:currency="USD" office:value="0" calcext:value-type="currency">
            <text:p>$0</text:p>
          </table:table-cell>
          <table:table-cell table:style-name="ce39" table:formula="of:=MIN(RRIF_Withdrawal-[.$Q21];[.$E21])" office:value-type="currency" office:currency="USD" office:value="0" calcext:value-type="currency">
            <text:p>$0</text:p>
          </table:table-cell>
          <table:table-cell table:style-name="ce40" office:value-type="percentage" office:value="0.0658" calcext:value-type="percentage">
            <text:p>6.58%</text:p>
          </table:table-cell>
          <table:table-cell table:style-name="ce13" table:formula="of:=MAX([.$J20]+[.$K20]+[.$M20]-[.$N20];0)" office:value-type="currency" office:currency="USD" office:value="0" calcext:value-type="currency">
            <text:p>$0</text:p>
          </table:table-cell>
          <table:table-cell table:style-name="ce13" table:formula="of:=MAX([.$J21]+[.$M21]-[.$N21];0)*TFSA_Growth" office:value-type="currency" office:currency="USD" office:value="0" calcext:value-type="currency">
            <text:p>$0</text:p>
          </table:table-cell>
          <table:table-cell table:style-name="ce13" table:formula="of:=MAX([.$J21]+[.$M21]-[.$N21];0)*TFSA_Yield" office:value-type="currency" office:currency="USD" office:value="0" calcext:value-type="currency">
            <text:p>$0</text:p>
          </table:table-cell>
          <table:table-cell table:style-name="ce13" table:formula="of:=IF([.$H21]+[.$Q21]&lt;RRIF_Withdrawal;0;TFSA_ReInvest)" office:value-type="currency" office:currency="USD" office:value="0" calcext:value-type="currency">
            <text:p>$0</text:p>
          </table:table-cell>
          <table:table-cell table:style-name="ce13"/>
          <table:table-cell table:style-name="ce13" table:formula="of:=MAX([.$O20]+[.$P20]+[.$R20]-[.$S20];0)" office:value-type="currency" office:currency="USD" office:value="119583.713896148" calcext:value-type="currency">
            <text:p>$119,584</text:p>
          </table:table-cell>
          <table:table-cell table:style-name="ce13" table:formula="of:=MAX([.$O21]+[.$R21]-[.$S21];0)*NR_Growth" office:value-type="currency" office:currency="USD" office:value="4094.18569480738" calcext:value-type="currency">
            <text:p>$4,094</text:p>
          </table:table-cell>
          <table:table-cell table:style-name="ce13" table:formula="of:=MAX([.$O21]+[.$R21]-[.$S21];0)*NR_Yield" office:value-type="currency" office:currency="USD" office:value="2047.09284740369" calcext:value-type="currency">
            <text:p>$2,047</text:p>
          </table:table-cell>
          <table:table-cell table:style-name="ce13"/>
          <table:table-cell table:style-name="ce13" office:value-type="currency" office:currency="USD" office:value="37700" calcext:value-type="currency">
            <text:p>$37,700</text:p>
          </table:table-cell>
          <table:table-cell table:style-name="ce13" table:formula="of:=12*CPP" office:value-type="currency" office:currency="USD" office:value="24000" calcext:value-type="currency">
            <text:p>$24,000</text:p>
          </table:table-cell>
          <table:table-cell table:style-name="ce13" table:formula="of:=12*OAS" office:value-type="currency" office:currency="USD" office:value="12000" calcext:value-type="currency">
            <text:p>$12,000</text:p>
          </table:table-cell>
          <table:table-cell table:style-name="ce13"/>
          <table:table-cell table:style-name="ce25" table:formula="of:=[.$H21]+[.$T21]+[.$U21]+[.$V21]" office:value-type="currency" office:currency="USD" office:value="36000" calcext:value-type="currency">
            <text:p>$36,000</text:p>
          </table:table-cell>
          <table:table-cell table:style-name="ce25" table:formula="of:=[.$Q21]" office:value-type="currency" office:currency="USD" office:value="2047.09284740369" calcext:value-type="currency">
            <text:p>$2,047</text:p>
          </table:table-cell>
          <table:table-cell table:style-name="ce25" table:formula="of:=[.$S21]*NR_Gains" office:value-type="currency" office:currency="USD" office:value="9425" calcext:value-type="currency">
            <text:p>$9,425</text:p>
          </table:table-cell>
          <table:table-cell table:style-name="ce13" table:formula="of:=SUM([.$W21:.$Y21])" office:value-type="currency" office:currency="USD" office:value="47472.0928474037" calcext:value-type="currency">
            <text:p>$47,472</text:p>
          </table:table-cell>
          <table:table-cell office:value-type="currency" office:currency="USD" office:value="5852" calcext:value-type="currency">
            <text:p>$5,852</text:p>
          </table:table-cell>
          <table:table-cell table:formula="of:=[.$Z21]-[.$AA21]" office:value-type="currency" office:currency="USD" office:value="41620.0928474037" calcext:value-type="currency">
            <text:p>$41,620</text:p>
          </table:table-cell>
          <table:table-cell table:style-name="ce40" table:formula="of:=[.$AA21]/[.$Z21]" office:value-type="percentage" office:value="0.12327242489205" calcext:value-type="percentage">
            <text:p>12.33%</text:p>
          </table:table-cell>
          <table:table-cell table:formula="of:=SUM([.$AB21];[.$L21];[.$N21];[.$S21])-SUM([.$M21];[.$R21])" office:value-type="currency" office:currency="USD" office:value="79320.0928474037" calcext:value-type="currency">
            <text:p>$79,320</text:p>
          </table:table-cell>
          <table:table-cell table:style-name="ce43" table:formula="of:=[.AE20]*(1+[.$AE$2])" office:value-type="percentage" office:value="0.126347509768782" calcext:value-type="percentage">
            <text:p>12.63% </text:p>
          </table:table-cell>
          <table:table-cell table:formula="of:=[.$AD21]-[.$AD21]*[.$AE21]" office:value-type="currency" office:currency="USD" office:value="69298.1966415057" calcext:value-type="currency">
            <text:p>$69,298</text:p>
          </table:table-cell>
          <table:table-cell table:formula="of:=[.$AF21]*(1+31.48%)" office:value-type="currency" office:currency="USD" office:value="91113.2689442516" calcext:value-type="currency">
            <text:p>$91,113</text:p>
          </table:table-cell>
          <table:table-cell table:number-columns-repeated="991"/>
        </table:table-row>
        <table:table-row table:style-name="ro2">
          <table:table-cell table:number-columns-repeated="2"/>
          <table:table-cell table:formula="of:=[.C21]+1" office:value-type="float" office:value="80" calcext:value-type="float">
            <text:p>80</text:p>
          </table:table-cell>
          <table:table-cell table:formula="of:=[.D21]+1" office:value-type="float" office:value="2042" calcext:value-type="float">
            <text:p>2042</text:p>
          </table:table-cell>
          <table:table-cell table:style-name="ce13" table:formula="of:=MAX([.$E21]+[.$F21]+[.$G21]-[.$H21]; 0)" office:value-type="currency" office:currency="USD" office:value="0" calcext:value-type="currency">
            <text:p>$0</text:p>
          </table:table-cell>
          <table:table-cell table:style-name="ce13" table:formula="of:=MAX([.$E22]-[.$H22];0)*RRIF_Growth" office:value-type="currency" office:currency="USD" office:value="0" calcext:value-type="currency">
            <text:p>$0</text:p>
          </table:table-cell>
          <table:table-cell table:style-name="ce13" table:formula="of:=MAX([.$E22]-[.$H22];0)*RRIF_Yield" office:value-type="currency" office:currency="USD" office:value="0" calcext:value-type="currency">
            <text:p>$0</text:p>
          </table:table-cell>
          <table:table-cell table:style-name="ce39" table:formula="of:=MIN(RRIF_Withdrawal-[.$Q22];[.$E22])" office:value-type="currency" office:currency="USD" office:value="0" calcext:value-type="currency">
            <text:p>$0</text:p>
          </table:table-cell>
          <table:table-cell table:style-name="ce40" office:value-type="percentage" office:value="0.0682" calcext:value-type="percentage">
            <text:p>6.82%</text:p>
          </table:table-cell>
          <table:table-cell table:style-name="ce13" table:formula="of:=MAX([.$J21]+[.$K21]+[.$M21]-[.$N21];0)" office:value-type="currency" office:currency="USD" office:value="0" calcext:value-type="currency">
            <text:p>$0</text:p>
          </table:table-cell>
          <table:table-cell table:style-name="ce13" table:formula="of:=MAX([.$J22]+[.$M22]-[.$N22];0)*TFSA_Growth" office:value-type="currency" office:currency="USD" office:value="0" calcext:value-type="currency">
            <text:p>$0</text:p>
          </table:table-cell>
          <table:table-cell table:style-name="ce13" table:formula="of:=MAX([.$J22]+[.$M22]-[.$N22];0)*TFSA_Yield" office:value-type="currency" office:currency="USD" office:value="0" calcext:value-type="currency">
            <text:p>$0</text:p>
          </table:table-cell>
          <table:table-cell table:style-name="ce13" table:formula="of:=IF([.$H22]+[.$Q22]&lt;RRIF_Withdrawal;0;TFSA_ReInvest)" office:value-type="currency" office:currency="USD" office:value="0" calcext:value-type="currency">
            <text:p>$0</text:p>
          </table:table-cell>
          <table:table-cell table:style-name="ce13"/>
          <table:table-cell table:style-name="ce13" table:formula="of:=MAX([.$O21]+[.$P21]+[.$R21]-[.$S21];0)" office:value-type="currency" office:currency="USD" office:value="85977.899590955" calcext:value-type="currency">
            <text:p>$85,978</text:p>
          </table:table-cell>
          <table:table-cell table:style-name="ce13" table:formula="of:=MAX([.$O22]+[.$R22]-[.$S22];0)*NR_Growth" office:value-type="currency" office:currency="USD" office:value="2353.89497954775" calcext:value-type="currency">
            <text:p>$2,354</text:p>
          </table:table-cell>
          <table:table-cell table:style-name="ce13" table:formula="of:=MAX([.$O22]+[.$R22]-[.$S22];0)*NR_Yield" office:value-type="currency" office:currency="USD" office:value="1176.94748977388" calcext:value-type="currency">
            <text:p>$1,177</text:p>
          </table:table-cell>
          <table:table-cell table:style-name="ce13"/>
          <table:table-cell table:style-name="ce13" office:value-type="currency" office:currency="USD" office:value="38900" calcext:value-type="currency">
            <text:p>$38,900</text:p>
          </table:table-cell>
          <table:table-cell table:style-name="ce13" table:formula="of:=12*CPP" office:value-type="currency" office:currency="USD" office:value="24000" calcext:value-type="currency">
            <text:p>$24,000</text:p>
          </table:table-cell>
          <table:table-cell table:style-name="ce13" table:formula="of:=12*OAS" office:value-type="currency" office:currency="USD" office:value="12000" calcext:value-type="currency">
            <text:p>$12,000</text:p>
          </table:table-cell>
          <table:table-cell table:style-name="ce13"/>
          <table:table-cell table:style-name="ce25" table:formula="of:=[.$H22]+[.$T22]+[.$U22]+[.$V22]" office:value-type="currency" office:currency="USD" office:value="36000" calcext:value-type="currency">
            <text:p>$36,000</text:p>
          </table:table-cell>
          <table:table-cell table:style-name="ce25" table:formula="of:=[.$Q22]" office:value-type="currency" office:currency="USD" office:value="1176.94748977388" calcext:value-type="currency">
            <text:p>$1,177</text:p>
          </table:table-cell>
          <table:table-cell table:style-name="ce25" table:formula="of:=[.$S22]*NR_Gains" office:value-type="currency" office:currency="USD" office:value="9725" calcext:value-type="currency">
            <text:p>$9,725</text:p>
          </table:table-cell>
          <table:table-cell table:style-name="ce13" table:formula="of:=SUM([.$W22:.$Y22])" office:value-type="currency" office:currency="USD" office:value="46901.9474897739" calcext:value-type="currency">
            <text:p>$46,902</text:p>
          </table:table-cell>
          <table:table-cell office:value-type="currency" office:currency="USD" office:value="5942" calcext:value-type="currency">
            <text:p>$5,942</text:p>
          </table:table-cell>
          <table:table-cell table:formula="of:=[.$Z22]-[.$AA22]" office:value-type="currency" office:currency="USD" office:value="40959.9474897739" calcext:value-type="currency">
            <text:p>$40,960</text:p>
          </table:table-cell>
          <table:table-cell table:style-name="ce40" table:formula="of:=[.$AA22]/[.$Z22]" office:value-type="percentage" office:value="0.126689835241821" calcext:value-type="percentage">
            <text:p>12.67%</text:p>
          </table:table-cell>
          <table:table-cell table:formula="of:=SUM([.$AB22];[.$L22];[.$N22];[.$S22])-SUM([.$M22];[.$R22])" office:value-type="currency" office:currency="USD" office:value="79859.9474897739" calcext:value-type="currency">
            <text:p>$79,860</text:p>
          </table:table-cell>
          <table:table-cell table:style-name="ce43" table:formula="of:=[.AE21]*(1+[.$AE$2])" office:value-type="percentage" office:value="0.132664885257221" calcext:value-type="percentage">
            <text:p>13.27% </text:p>
          </table:table-cell>
          <table:table-cell table:formula="of:=[.$AD22]-[.$AD22]*[.$AE22]" office:value-type="currency" office:currency="USD" office:value="69265.3367193953" calcext:value-type="currency">
            <text:p>$69,265</text:p>
          </table:table-cell>
          <table:table-cell table:formula="of:=[.$AF22]*(1+31.48%)" office:value-type="currency" office:currency="USD" office:value="91070.064718661" calcext:value-type="currency">
            <text:p>$91,070</text:p>
          </table:table-cell>
          <table:table-cell table:number-columns-repeated="991"/>
        </table:table-row>
        <table:table-row table:style-name="ro2">
          <table:table-cell table:number-columns-repeated="26"/>
          <table:table-cell table:style-name="Default" office:value-type="float" office:value="0" calcext:value-type="float">
            <text:p>0</text:p>
          </table:table-cell>
          <table:table-cell table:style-name="Default"/>
          <table:table-cell/>
          <table:table-cell table:style-name="Default" table:number-columns-repeated="4"/>
          <table:table-cell table:number-columns-repeated="991"/>
        </table:table-row>
        <table:table-row table:style-name="ro2">
          <table:table-cell table:number-columns-repeated="4"/>
          <table:table-cell table:style-name="ce13" table:number-columns-repeated="10"/>
          <table:table-cell table:style-name="ce13" table:formula="of:=SUM([.$E$22]*(1-[.$AC$24]);[.$J$22];[.$O$22])" office:value-type="currency" office:currency="USD" office:value="85977.899590955" calcext:value-type="currency">
            <text:p>$85,978</text:p>
          </table:table-cell>
          <table:table-cell table:style-name="ce13" table:number-columns-repeated="4"/>
          <table:table-cell table:number-columns-repeated="3"/>
          <table:table-cell table:style-name="ce13" table:number-columns-repeated="2"/>
          <table:table-cell table:style-name="ce17" office:value-type="string" calcext:value-type="string">
            <text:p>Total: </text:p>
          </table:table-cell>
          <table:table-cell table:style-name="ce13" table:formula="of:=SUM([.Z2:.Z22])" office:value-type="currency" office:currency="USD" office:value="1275641.97520938" calcext:value-type="currency">
            <text:p>$1,275,642</text:p>
          </table:table-cell>
          <table:table-cell table:formula="of:=SUM([.AA2:.AA22])" office:value-type="currency" office:currency="USD" office:value="201779" calcext:value-type="currency">
            <text:p>$201,779</text:p>
          </table:table-cell>
          <table:table-cell table:formula="of:=SUM([.AB2:.AB22])" office:value-type="currency" office:currency="USD" office:value="1073862.97520938" calcext:value-type="currency">
            <text:p>$1,073,863</text:p>
          </table:table-cell>
          <table:table-cell table:style-name="ce40" table:formula="of:=[.AA24]/[.Z24]" office:value-type="percentage" office:value="0.158178394817151" calcext:value-type="percentage">
            <text:p>15.82%</text:p>
          </table:table-cell>
          <table:table-cell table:formula="of:=SUM([.AD2:.AD22])" office:value-type="currency" office:currency="USD" office:value="1590844.29769338" calcext:value-type="currency">
            <text:p>$1,590,844</text:p>
          </table:table-cell>
          <table:table-cell table:style-name="ce43"/>
          <table:table-cell table:formula="of:=SUM([.AF2:.AF22])" office:value-type="currency" office:currency="USD" office:value="1454460.47024717" calcext:value-type="currency">
            <text:p>$1,454,460</text:p>
          </table:table-cell>
          <table:table-cell table:formula="of:=SUM([.AG2:.AG22])" office:value-type="currency" office:currency="USD" office:value="1912324.62628098" calcext:value-type="currency">
            <text:p>$1,912,325</text:p>
          </table:table-cell>
          <table:table-cell table:number-columns-repeated="991"/>
        </table:table-row>
        <table:table-row table:style-name="ro2">
          <table:table-cell table:number-columns-repeated="24"/>
          <table:table-cell table:style-name="ce18" office:value-type="string" calcext:value-type="string">
            <text:p>Average: </text:p>
          </table:table-cell>
          <table:table-cell table:style-name="ce13" table:formula="of:=[.Z24]/([.$D$22]-[.$D$2])" office:value-type="currency" office:currency="USD" office:value="63782.098760469" calcext:value-type="currency">
            <text:p>$63,782</text:p>
          </table:table-cell>
          <table:table-cell table:formula="of:=[.AA24]/([.$D$22]-[.$D$2])" office:value-type="currency" office:currency="USD" office:value="10088.95" calcext:value-type="currency">
            <text:p>$10,089</text:p>
          </table:table-cell>
          <table:table-cell table:formula="of:=[.AB24]/([.$D$22]-[.$D$2])" office:value-type="currency" office:currency="USD" office:value="53693.148760469" calcext:value-type="currency">
            <text:p>$53,693</text:p>
          </table:table-cell>
          <table:table-cell/>
          <table:table-cell table:formula="of:=[.AD24]/([.$D$22]-[.$D$2])" office:value-type="currency" office:currency="USD" office:value="79542.214884669" calcext:value-type="currency">
            <text:p>$79,542</text:p>
          </table:table-cell>
          <table:table-cell table:style-name="Default"/>
          <table:table-cell table:formula="of:=[.AF24]/([.$D$22]-[.$D$2])" office:value-type="currency" office:currency="USD" office:value="72723.0235123587" calcext:value-type="currency">
            <text:p>$72,723</text:p>
          </table:table-cell>
          <table:table-cell table:formula="of:=[.AG24]/([.$D$22]-[.$D$2])" office:value-type="currency" office:currency="USD" office:value="95616.2313140492" calcext:value-type="currency">
            <text:p>$95,616</text:p>
          </table:table-cell>
          <table:table-cell table:number-columns-repeated="991"/>
        </table:table-row>
        <table:table-row table:style-name="ro2">
          <table:table-cell table:style-name="ce6"/>
          <table:table-cell table:number-columns-repeated="13"/>
          <table:table-cell table:style-name="ce40"/>
          <table:table-cell table:number-columns-repeated="10"/>
          <table:table-cell table:style-name="ce13"/>
          <table:table-cell/>
          <table:table-cell table:style-name="Default"/>
          <table:table-cell table:style-name="ce40"/>
          <table:table-cell table:style-name="Default" table:number-columns-repeated="4"/>
          <table:table-cell table:number-columns-repeated="991"/>
        </table:table-row>
        <table:table-row table:style-name="ro2">
          <table:table-cell table:style-name="ce6"/>
          <table:table-cell table:number-columns-repeated="8"/>
          <table:table-cell table:style-name="ce13"/>
          <table:table-cell table:number-columns-repeated="2"/>
          <table:table-cell table:style-name="ce13"/>
          <table:table-cell/>
          <table:table-cell table:style-name="ce13" table:number-columns-repeated="3"/>
          <table:table-cell table:number-columns-repeated="5"/>
          <table:table-cell table:style-name="ce13" table:number-columns-repeated="4"/>
          <table:table-cell table:number-columns-repeated="4"/>
          <table:table-cell table:style-name="Default" table:number-columns-repeated="3"/>
          <table:table-cell table:number-columns-repeated="991"/>
        </table:table-row>
        <table:table-row table:style-name="ro2">
          <table:table-cell table:style-name="ce6"/>
          <table:table-cell table:number-columns-repeated="11"/>
          <table:table-cell table:style-name="ce13"/>
          <table:table-cell/>
          <table:table-cell table:style-name="ce13" table:number-columns-repeated="3"/>
          <table:table-cell table:number-columns-repeated="5"/>
          <table:table-cell table:style-name="ce13" table:number-columns-repeated="4"/>
          <table:table-cell table:number-columns-repeated="4"/>
          <table:table-cell table:style-name="Default" table:number-columns-repeated="3"/>
          <table:table-cell table:number-columns-repeated="991"/>
        </table:table-row>
        <table:table-row table:style-name="ro2" table:number-rows-repeated="2">
          <table:table-cell table:number-columns-repeated="26"/>
          <table:table-cell table:style-name="Default" table:number-columns-repeated="2"/>
          <table:table-cell/>
          <table:table-cell table:style-name="Default" table:number-columns-repeated="4"/>
          <table:table-cell table:number-columns-repeated="991"/>
        </table:table-row>
        <table:table-row table:style-name="ro2" table:number-rows-repeated="16">
          <table:table-cell table:number-columns-repeated="4"/>
          <table:table-cell table:style-name="ce38"/>
          <table:table-cell table:number-columns-repeated="3"/>
          <table:table-cell table:style-name="ce41"/>
          <table:table-cell table:number-columns-repeated="17"/>
          <table:table-cell table:style-name="Default" table:number-columns-repeated="2"/>
          <table:table-cell/>
          <table:table-cell table:style-name="Default" table:number-columns-repeated="4"/>
          <table:table-cell table:number-columns-repeated="991"/>
        </table:table-row>
        <table:table-row table:style-name="ro2" table:number-rows-repeated="6">
          <table:table-cell table:number-columns-repeated="26"/>
          <table:table-cell table:style-name="Default" table:number-columns-repeated="2"/>
          <table:table-cell/>
          <table:table-cell table:style-name="Default" table:number-columns-repeated="4"/>
          <table:table-cell table:number-columns-repeated="991"/>
        </table:table-row>
        <table:table-row table:style-name="ro2" table:number-rows-repeated="4">
          <table:table-cell table:number-columns-repeated="2"/>
          <table:table-cell table:style-name="ce13" table:number-columns-repeated="20"/>
          <table:table-cell table:style-name="ce40"/>
          <table:table-cell table:style-name="ce13"/>
          <table:table-cell table:style-name="ce40"/>
          <table:table-cell table:number-columns-repeated="3"/>
          <table:table-cell table:style-name="ce13"/>
          <table:table-cell/>
          <table:table-cell table:style-name="Default" table:number-columns-repeated="3"/>
          <table:table-cell table:number-columns-repeated="991"/>
        </table:table-row>
        <table:table-row table:style-name="ro2">
          <table:table-cell table:number-columns-repeated="2"/>
          <table:table-cell table:style-name="ce14"/>
          <table:table-cell table:style-name="ce13" table:number-columns-repeated="19"/>
          <table:table-cell table:style-name="ce40"/>
          <table:table-cell table:style-name="ce13"/>
          <table:table-cell table:style-name="ce40"/>
          <table:table-cell table:number-columns-repeated="3"/>
          <table:table-cell table:style-name="ce13"/>
          <table:table-cell/>
          <table:table-cell table:style-name="Default" table:number-columns-repeated="3"/>
          <table:table-cell table:number-columns-repeated="991"/>
        </table:table-row>
        <table:table-row table:style-name="ro2" table:number-rows-repeated="3">
          <table:table-cell table:number-columns-repeated="25"/>
          <table:table-cell table:style-name="ce13"/>
          <table:table-cell table:number-columns-repeated="2"/>
          <table:table-cell table:style-name="ce13"/>
          <table:table-cell/>
          <table:table-cell table:style-name="Default" table:number-columns-repeated="3"/>
          <table:table-cell table:number-columns-repeated="991"/>
        </table:table-row>
        <table:table-row table:style-name="ro2" table:number-rows-repeated="17">
          <table:table-cell table:number-columns-repeated="25"/>
          <table:table-cell table:style-name="ce13"/>
          <table:table-cell table:number-columns-repeated="2"/>
          <table:table-cell table:style-name="ce13"/>
          <table:table-cell table:number-columns-repeated="4"/>
          <table:table-cell table:style-name="ce13" table:number-columns-repeated="3"/>
          <table:table-cell table:style-name="ce40"/>
          <table:table-cell table:number-columns-repeated="987"/>
        </table:table-row>
        <table:table-row table:style-name="ro2" table:number-rows-repeated="3">
          <table:table-cell table:number-columns-repeated="26"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ce13" table:number-columns-repeated="3"/>
          <table:table-cell table:style-name="ce40"/>
          <table:table-cell table:number-columns-repeated="987"/>
        </table:table-row>
        <table:table-row table:style-name="ro2" table:number-rows-repeated="19">
          <table:table-cell table:number-columns-repeated="26"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ce13" table:number-columns-repeated="2"/>
          <table:table-cell table:style-name="ce40"/>
          <table:table-cell table:number-columns-repeated="988"/>
        </table:table-row>
        <table:table-row table:style-name="ro2">
          <table:table-cell table:number-columns-repeated="26"/>
          <table:table-cell table:style-name="Default" table:number-columns-repeated="2"/>
          <table:table-cell/>
          <table:table-cell table:style-name="Default"/>
          <table:table-cell table:number-columns-repeated="3"/>
          <table:table-cell table:style-name="ce13" table:number-columns-repeated="2"/>
          <table:table-cell table:style-name="ce40"/>
          <table:table-cell table:number-columns-repeated="988"/>
        </table:table-row>
      </table:table>
      <table:table table:name="Configuration" table:style-name="ta1">
        <table:table-column table:style-name="co15" table:default-cell-style-name="ce6"/>
        <table:table-column table:style-name="co16" table:default-cell-style-name="ce29"/>
        <table:table-column table:style-name="co14" table:number-columns-repeated="1022" table:default-cell-style-name="Default"/>
        <table:table-row table:style-name="ro2">
          <table:table-cell table:style-name="ce11" office:value-type="string" calcext:value-type="string">
            <text:p>Property Name</text:p>
          </table:table-cell>
          <table:table-cell table:style-name="ce31" office:value-type="string" calcext:value-type="string">
            <text:p>Property Valu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river</text:p>
          </table:table-cell>
          <table:table-cell office:value-type="string" calcext:value-type="string">
            <text:p><text:a xlink:href="file:///C:/Python38/chromiumdriver.exe" xlink:type="simple">C:/Python38/chromiumdriver.exe</text:a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owser</text:p>
          </table:table-cell>
          <table:table-cell table:style-name="Default" office:value-type="string" calcext:value-type="string">
            <text:p><text:a xlink:href="file:///C:/Program" xlink:type="simple">C:/Program</text:a> Files (x86)/BraveSoftware/Brave-Browser/Application/brave.ex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url</text:p>
          </table:table-cell>
          <table:table-cell office:value-type="string" calcext:value-type="string">
            <text:p><text:a xlink:href="https://www.wealthsimple.com/en-ca/tool/tax-calculator/british-columbia" xlink:type="simple">https://www.wealthsimple.com/en-ca/tool/tax-calculator/british-columbia</text:a></text:p>
          </table:table-cell>
          <table:table-cell table:number-columns-repeated="1022"/>
        </table:table-row>
      </table:table>
      <table:named-expressions>
        <table:named-range table:name="CPP" table:base-cell-address="$Model.$B$20" table:cell-range-address="$Model.$B$15"/>
        <table:named-range table:name="IN_capitalGains" table:base-cell-address="$Model.$Z$24" table:cell-range-address="$Model.$Y$2:.$Y$22"/>
        <table:named-range table:name="IN_eligibleDividends" table:base-cell-address="$Model.$Z$24" table:cell-range-address="$Model.$X$2:.$X$22"/>
        <table:named-range table:name="IN_otherIncome" table:base-cell-address="$Model.$Z$24" table:cell-range-address="$Model.$W$2:.$W$22"/>
        <table:named-range table:name="NR_Gains" table:base-cell-address="$Model.$B$20" table:cell-range-address="$Model.$B$13"/>
        <table:named-range table:name="NR_Growth" table:base-cell-address="$Model.$B$8" table:cell-range-address="$Model.$B$11"/>
        <table:named-range table:name="NR_ReInvest" table:base-cell-address="$Model.$B$8" table:cell-range-address="$Model.$B$13"/>
        <table:named-range table:name="NR_ReInvest_Cutoff" table:base-cell-address="$Model.$B$15" table:cell-range-address="$Model.$B$14"/>
        <table:named-range table:name="NR_Yield" table:base-cell-address="$Model.$B$8" table:cell-range-address="$Model.$B$12"/>
        <table:named-range table:name="OAS" table:base-cell-address="$Model.$B$21" table:cell-range-address="$Model.$B$16"/>
        <table:named-range table:name="OUT_totalTax" table:base-cell-address="$Model.$Z$24" table:cell-range-address="$Model.$AA$2:.$AA$22"/>
        <table:named-range table:name="RRIF_Credit" table:base-cell-address="$Model.$B$8" table:cell-range-address="$Model.$B$8"/>
        <table:named-range table:name="RRIF_Credit_Age" table:base-cell-address="$Model.$B$6" table:cell-range-address="$Model.$B$7"/>
        <table:named-range table:name="RRIF_Growth" table:base-cell-address="$Model.$B$8" table:cell-range-address="$Model.$B$5"/>
        <table:named-range table:name="RRIF_Withdrawal" table:base-cell-address="$Model.$B$8" table:cell-range-address="$Model.$B$3"/>
        <table:named-range table:name="RRIF_Withheld" table:base-cell-address="$Model.$B$8" table:cell-range-address="$Model.$B$7"/>
        <table:named-range table:name="RRIF_Yield" table:base-cell-address="$Model.$B$8" table:cell-range-address="$Model.$B$6"/>
        <table:named-range table:name="TFSA_Growth" table:base-cell-address="$Model.$B$8" table:cell-range-address="$Model.$B$8"/>
        <table:named-range table:name="TFSA_ReInvest" table:base-cell-address="$Model.$B$8" table:cell-range-address="$Model.$B$10"/>
        <table:named-range table:name="TFSA_ReInvest_Cutoff" table:base-cell-address="$Model.$B$10" table:cell-range-address="$Model.$B$11"/>
        <table:named-range table:name="TFSA_Yield" table:base-cell-address="$Model.$B$8" table:cell-range-address="$Model.$B$9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number:min-decimal-places="1" number:min-integer-digits="1"/>
      <number:text>%</number:text>
    </number:percentage-style>
    <number:date-style style:name="N122">
      <number:month number:textual="true"/>
      <number:text> </number:text>
      <number:year/>
    </number:date-style>
    <number:date-style style:name="N123" number:title="User-defined">
      <number:month number:textual="true"/>
      <number:text>, </number:text>
      <number:year/>
    </number:date-style>
    <number:date-style style:name="N124" number:title="User-defined">
      <number:month number:textual="true"/>
      <number:text>-</number:text>
      <number:year/>
    </number:date-style>
    <number:number-style style:name="N126P0" style:volatile="true">
      <number:number number:decimal-places="2" number:min-decimal-places="2" number:min-integer-digits="1" number:grouping="true"/>
      <number:text> </number:text>
    </number:number-style>
    <number:number-style style:name="N126" number:title="User-defined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percentage-style style:name="N127P0" style:volatile="true">
      <number:number number:decimal-places="2" number:min-decimal-places="2" number:min-integer-digits="1"/>
      <number:text>%</number:text>
    </number:percentage-style>
    <number:percentage-style style:name="N127" number:title="User-defined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127P0"/>
    </number:percentage-style>
    <number:number-style style:name="N128">
      <number:number number:decimal-places="1" number:min-decimal-places="1" number:min-integer-digits="1"/>
    </number:number-style>
    <number:number-style style:name="N129P0" style:volatile="true">
      <number:number number:decimal-places="1" number:min-decimal-places="1" number:min-integer-digits="1"/>
    </number:number-style>
    <number:number-style style:name="N129" number:title="User-defined">
      <style:text-properties fo:color="#ff0000"/>
      <number:text>-</number:text>
      <number:number number:decimal-places="1" number:min-decimal-places="1" number:min-integer-digits="1"/>
      <style:map style:condition="value()&gt;=0" style:apply-style-name="N129P0"/>
    </number:number-style>
    <number:percentage-style style:name="N130P0" style:volatile="true">
      <number:number number:decimal-places="1" number:min-decimal-places="1" number:min-integer-digits="1"/>
      <number:text>%</number:text>
    </number:percentage-style>
    <number:percentage-style style:name="N130" number:title="User-defined">
      <style:text-properties fo:color="#ff0000"/>
      <number:text>-</number:text>
      <number:number number:decimal-places="1" number:min-decimal-places="1" number:min-integer-digits="1"/>
      <number:text>%</number:text>
      <style:map style:condition="value()&gt;=0" style:apply-style-name="N130P0"/>
    </number:percentage-style>
    <number:number-style style:name="N132P0" style:volatile="true">
      <number:number number:decimal-places="3" number:min-decimal-places="3" number:min-integer-digits="1" number:grouping="true"/>
    </number:number-style>
    <number:number-style style:name="N132" number:title="User-defined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32P0"/>
    </number:number-style>
    <number:currency-style style:name="N134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34" number:title="User-defined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34P0"/>
    </number:currency-style>
    <number:number-style style:name="N135P0" style:volatile="true">
      <number:number number:decimal-places="2" number:min-decimal-places="2" number:min-integer-digits="1"/>
    </number:number-style>
    <number:number-style style:name="N135" number:title="User-defined">
      <style:text-properties fo:color="#ff0000"/>
      <number:text>-</number:text>
      <number:number number:decimal-places="2" number:min-decimal-places="2" number:min-integer-digits="1"/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</number:number-style>
    <number:number-style style:name="N136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6P0"/>
    </number:number-style>
    <number:currency-style style:name="N138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38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38P0"/>
    </number:currency-style>
    <number:currency-style style:name="N140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40" number:title="User-defined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40P0"/>
    </number:currency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5" number:title="User-defined">
      <number:number number:decimal-places="4" number:min-decimal-places="4" number:min-integer-digits="1"/>
    </number:number-style>
    <number:percentage-style style:name="N147P0" style:volatile="true">
      <number:number number:decimal-places="2" number:min-decimal-places="2" number:min-integer-digits="1" number:grouping="true"/>
      <number:text>%</number:text>
    </number:percentage-style>
    <number:percentage-style style:name="N147" number:title="User-defined">
      <style:text-properties fo:color="#ff0000"/>
      <number:text>-</number:text>
      <number:number number:decimal-places="2" number:min-decimal-places="2" number:min-integer-digits="1" number:grouping="true"/>
      <number:text>%</number:text>
      <style:map style:condition="value()&gt;=0" style:apply-style-name="N147P0"/>
    </number:percentage-style>
    <number:currency-style style:name="N149P0" style:volatile="true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49" number:title="User-defined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49P0"/>
    </number:currency-style>
    <number:number-style style:name="N151P0" style:volatile="true">
      <number:number number:decimal-places="4" number:min-decimal-places="4" number:min-integer-digits="1" number:grouping="true"/>
    </number:number-style>
    <number:number-style style:name="N151" number:title="User-defined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151P0"/>
    </number:number-style>
    <number:currency-style style:name="N153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53" number:title="User-defined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53P0"/>
    </number:currency-style>
    <number:currency-style style:name="N154P0" style:volatile="true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54"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US">$</number:currency-symbol>
      <number:number number:decimal-places="2" number:min-decimal-places="2" number:min-integer-digits="1" number:grouping="true"/>
      <number:text> </number:text>
    </number:currency-style>
    <number:currency-style style:name="N156">
      <style:text-properties fo:color="#ff0000"/>
      <number:text>-</number:text>
      <number:currency-symbol number:language="en" number:country="US">$</number:currency-symbol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5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58">
      <style:text-properties fo:color="#ff0000"/>
      <number:text>-</number:text>
      <number:currency-symbol number:language="en" number:country="US">$</number:currency-symbol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8P0"/>
    </number:currency-style>
    <number:number-style style:name="N159P0" style:volatile="true">
      <number:number number:decimal-places="0" number:min-decimal-places="0" number:min-integer-digits="1" number:grouping="true"/>
    </number:number-style>
    <number:number-style style:name="N159" number:title="User-defined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9P0"/>
    </number:number-style>
    <number:currency-style style:name="N161P0" style:volatile="true">
      <number:text>U</number:text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61" number:title="User-defined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61P0"/>
    </number:currency-style>
    <number:currency-style style:name="N163P0" style:volatile="true">
      <number:text>US</number:text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63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63P0"/>
    </number:currency-style>
    <number:number-style style:name="N164P0" style:volatile="true">
      <number:number number:decimal-places="4" number:min-decimal-places="4" number:min-integer-digits="1"/>
    </number:number-style>
    <number:number-style style:name="N164" number:title="User-defined">
      <style:text-properties fo:color="#ff0000"/>
      <number:text>-</number:text>
      <number:number number:decimal-places="4" number:min-decimal-places="4" number:min-integer-digits="1"/>
      <style:map style:condition="value()&gt;=0" style:apply-style-name="N164P0"/>
    </number:number-style>
    <number:number-style style:name="N165" number:title="User-defined">
      <number:number number:decimal-places="5" number:min-decimal-places="5" number:min-integer-digits="1" number:grouping="true"/>
    </number:number-style>
    <number:number-style style:name="N167P0" style:volatile="true">
      <number:number number:decimal-places="6" number:min-decimal-places="6" number:min-integer-digits="1"/>
    </number:number-style>
    <number:number-style style:name="N167">
      <style:text-properties fo:color="#ff0000"/>
      <number:text>-</number:text>
      <number:number number:decimal-places="6" number:min-decimal-places="6" number:min-integer-digits="1"/>
      <style:map style:condition="value()&gt;=0" style:apply-style-name="N167P0"/>
    </number:number-style>
    <number:date-style style:name="N168">
      <number:year number:style="long"/>
      <number:text>.</number:text>
      <number:month number:style="long"/>
      <number:text>.</number:text>
      <number:day number:style="long"/>
    </number:date-style>
    <number:date-style style:name="N169" number:title="User-defined">
      <number:year number:style="long"/>
      <number:text>.</number:text>
      <number:month number:style="long"/>
      <number:text>.</number:text>
      <number:day number:style="long"/>
      <number:text>  </number:text>
    </number:date-style>
    <number:date-style style:name="N170">
      <number:day-of-week/>
      <number:text>, </number:text>
      <number:month number:style="long" number:textual="true"/>
      <number:text> </number:text>
      <number:day/>
      <number:text>, 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number:number-style style:name="N171P0" style:volatile="true">
      <number:number number:decimal-places="0" number:min-decimal-places="0" number:min-integer-digits="1"/>
    </number:number-style>
    <number:number-style style:name="N171" number:title="User-defined">
      <style:text-properties fo:color="#ff0000"/>
      <number:text>-</number:text>
      <number:number number:decimal-places="0" number:min-decimal-places="0" number:min-integer-digits="1"/>
      <style:map style:condition="value()&gt;=0" style:apply-style-name="N171P0"/>
    </number:number-style>
    <number:number-style style:name="N172">
      <number:number number:decimal-places="3" number:min-decimal-places="3" number:min-integer-digits="1"/>
    </number:number-style>
    <number:date-style style:name="N173" number:title="User-defined">
      <number:day number:style="long"/>
    </number:date-style>
    <number:date-style style:name="N174" number:title="User-defined">
      <number:day number:style="long"/>
      <number:text>t</number:text>
      <number:hours/>
    </number:date-style>
    <number:date-style style:name="N175" number:title="User-defined">
      <number:day number:style="long"/>
      <number:text> t</number:text>
      <number:hours/>
    </number:date-style>
    <number:currency-style style:name="N176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76" number:title="User-defined">
      <style:text-properties fo:color="#ff0000"/>
      <number:text>(</number:text>
      <number:currency-symbol number:language="en" number:country="US">$</number:currency-symbol>
      <number:number number:decimal-places="2" number:min-decimal-places="2" number:min-integer-digits="1" number:grouping="true"/>
      <number:text>)</number:text>
      <style:map style:condition="value()&gt;=0" style:apply-style-name="N176P0"/>
    </number:currency-style>
    <number:percentage-style style:name="N177P0" style:volatile="true">
      <number:number number:decimal-places="2" number:min-decimal-places="2" number:min-integer-digits="1" number:grouping="true"/>
      <number:text>%</number:text>
    </number:percentage-style>
    <number:percentage-style style:name="N177" number:title="User-defined">
      <style:text-properties fo:color="#ff0000"/>
      <number:text>(</number:text>
      <number:number number:decimal-places="2" number:min-decimal-places="2" number:min-integer-digits="1" number:grouping="true"/>
      <number:text>%)</number:text>
      <style:map style:condition="value()&gt;=0" style:apply-style-name="N177P0"/>
    </number:percentage-style>
    <number:currency-style style:name="N178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78" number:title="User-defined">
      <style:text-properties fo:color="#ff0000"/>
      <number:text>(</number:text>
      <number:currency-symbol number:language="en" number:country="US">$</number:currency-symbol>
      <number:number number:decimal-places="4" number:min-decimal-places="4" number:min-integer-digits="1" number:grouping="true"/>
      <number:text>)</number:text>
      <style:map style:condition="value()&gt;=0" style:apply-style-name="N178P0"/>
    </number:currency-style>
    <number:number-style style:name="N179P0" style:volatile="true">
      <number:number number:decimal-places="3" number:min-decimal-places="3" number:min-integer-digits="1" number:grouping="true"/>
    </number:number-style>
    <number:number-style style:name="N179" number:title="User-defined">
      <style:text-properties fo:color="#ff0000"/>
      <number:text>(</number:text>
      <number:number number:decimal-places="3" number:min-decimal-places="3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number number:decimal-places="4" number:min-decimal-places="4" number:min-integer-digits="1" number:grouping="true"/>
    </number:number-style>
    <number:number-style style:name="N180">
      <style:text-properties fo:color="#ff0000"/>
      <number:text>(</number:text>
      <number:number number:decimal-places="4" number:min-decimal-places="4" number:min-integer-digits="1" number:grouping="true"/>
      <number:text>)</number:text>
      <style:map style:condition="value()&gt;=0" style:apply-style-name="N180P0"/>
    </number:number-style>
    <number:percentage-style style:name="N182P0" style:volatile="true">
      <number:number number:decimal-places="0" number:min-decimal-places="0" number:min-integer-digits="1" number:grouping="true"/>
      <number:text>%</number:text>
    </number:percentage-style>
    <number:percentage-style style:name="N182" number:title="User-defined">
      <style:text-properties fo:color="#ff0000"/>
      <number:text>(</number:text>
      <number:number number:decimal-places="0" number:min-decimal-places="0" number:min-integer-digits="1" number:grouping="true"/>
      <number:text>%)</number:text>
      <style:map style:condition="value()&gt;=0" style:apply-style-name="N182P0"/>
    </number:percentage-style>
    <number:percentage-style style:name="N184P0" style:volatile="true">
      <number:number number:decimal-places="1" number:min-decimal-places="1" number:min-integer-digits="1" number:grouping="true"/>
      <number:text>%</number:text>
    </number:percentage-style>
    <number:percentage-style style:name="N184">
      <style:text-properties fo:color="#ff0000"/>
      <number:text>(</number:text>
      <number:number number:decimal-places="1" number:min-decimal-places="1" number:min-integer-digits="1" number:grouping="true"/>
      <number:text>%)</number:text>
      <style:map style:condition="value()&gt;=0" style:apply-style-name="N184P0"/>
    </number:percentage-style>
    <number:date-style style:name="N185">
      <number:year number:style="long"/>
    </number:date-style>
    <number:number-style style:name="N186P0" style:volatile="true">
      <number:number number:decimal-places="2" number:min-decimal-places="2" number:min-integer-digits="1" number:grouping="true"/>
    </number:number-style>
    <number:number-style style:name="N18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86P0"/>
    </number:number-style>
    <number:currency-style style:name="N18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88">
      <style:text-properties fo:color="#ff0000"/>
      <number:text>(</number:text>
      <number:currency-symbol number:language="en" number:country="US">$</number:currency-symbol>
      <number:number number:decimal-places="0" number:min-decimal-places="0" number:min-integer-digits="1" number:grouping="true"/>
      <number:text>)</number:text>
      <style:map style:condition="value()&gt;=0" style:apply-style-name="N188P0"/>
    </number:currency-style>
    <number:percentage-style style:name="N189P0" style:volatile="true">
      <number:number number:decimal-places="0" number:min-decimal-places="0" number:min-integer-digits="1"/>
      <number:text>%</number:text>
    </number:percentage-style>
    <number:percentage-style style:name="N189">
      <style:text-properties fo:color="#ff0000"/>
      <number:text>-</number:text>
      <number:number number:decimal-places="0" number:min-decimal-places="0" number:min-integer-digits="1"/>
      <number:text>%</number:text>
      <style:map style:condition="value()&gt;=0" style:apply-style-name="N189P0"/>
    </number:percentage-style>
    <number:currency-style style:name="N191P0" style:volatile="true">
      <number:currency-symbol number:language="en" number:country="US">$</number:currency-symbol>
      <number:number number:decimal-places="0" number:min-decimal-places="0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 number:language="en" number:country="US">$</number:currency-symbol>
      <number:number number:decimal-places="0" number:min-decimal-places="0" number:min-integer-digits="1" number:grouping="true"/>
      <number:text>)</number:text>
      <style:map style:condition="value()&gt;=0" style:apply-style-name="N191P0"/>
    </number:currency-style>
    <number:percentage-style style:name="N193P0" style:volatile="true">
      <number:number number:decimal-places="2" number:min-decimal-places="2" number:min-integer-digits="1" number:grouping="true"/>
      <number:text>% </number:text>
    </number:percentage-style>
    <number:percentage-style style:name="N193">
      <style:text-properties fo:color="#ff0000"/>
      <number:text>(</number:text>
      <number:number number:decimal-places="2" number:min-decimal-places="2" number:min-integer-digits="1" number:grouping="true"/>
      <number:text>%)</number:text>
      <style:map style:condition="value()&gt;=0" style:apply-style-name="N193P0"/>
    </number:percentage-style>
    <number:currency-style style:name="N195P0" style:volatile="true">
      <style:text-properties fo:color="#00ff00"/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95">
      <style:text-properties fo:color="#ff0000"/>
      <number:text>(</number:text>
      <number:currency-symbol number:language="en" number:country="US">$</number:currency-symbol>
      <number:number number:decimal-places="2" number:min-decimal-places="2" number:min-integer-digits="1" number:grouping="true"/>
      <number:text>)</number:text>
      <style:map style:condition="value()&gt;=0" style:apply-style-name="N195P0"/>
    </number:currency-style>
    <number:currency-style style:name="N197P0" style:volatile="true">
      <style:text-properties fo:color="#000000"/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97">
      <style:text-properties fo:color="#ff0000"/>
      <number:text>(</number:text>
      <number:currency-symbol number:language="en" number:country="US">$</number:currency-symbol>
      <number:number number:decimal-places="2" number:min-decimal-places="2" number:min-integer-digits="1" number:grouping="true"/>
      <number:text>)</number:text>
      <style:map style:condition="value()&gt;=0" style:apply-style-name="N197P0"/>
    </number:currency-style>
    <number:currency-style style:name="N199P0" style:volatile="true">
      <style:text-properties fo:color="#ffffff"/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99">
      <style:text-properties fo:color="#ff0000"/>
      <number:text>(</number:text>
      <number:currency-symbol number:language="en" number:country="US">$</number:currency-symbol>
      <number:number number:decimal-places="2" number:min-decimal-places="2" number:min-integer-digits="1" number:grouping="true"/>
      <number:text>)</number:text>
      <style:map style:condition="value()&gt;=0" style:apply-style-name="N199P0"/>
    </number:currency-style>
    <number:number-style style:name="N200P0" style:volatile="true">
      <number:number number:decimal-places="0" number:min-decimal-places="0" number:min-integer-digits="1" number:grouping="true"/>
    </number:number-style>
    <number:number-style style:name="N20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00P0"/>
    </number:number-style>
    <number:currency-style style:name="N201P0" style:volatile="true">
      <number:currency-symbol number:language="en" number:country="US">$</number:currency-symbol>
      <number:number number:decimal-places="0" number:min-decimal-places="0" number:min-integer-digits="1" number:grouping="true"/>
      <number:text> </number:text>
    </number:currency-style>
    <number:currency-style style:name="N201">
      <style:text-properties fo:color="#ff0000"/>
      <number:text>(</number:text>
      <number:currency-symbol number:language="en" number:country="US">$</number:currency-symbol>
      <number:number number:decimal-places="0" number:min-decimal-places="0" number:min-integer-digits="1" number:grouping="true"/>
      <number:text>) </number:text>
      <style:map style:condition="value()&gt;=0" style:apply-style-name="N201P0"/>
    </number:currency-style>
    <number:number-style style:name="N202P0" style:volatile="true">
      <number:number number:decimal-places="0" number:min-decimal-places="0" number:min-integer-digits="1" number:grouping="true"/>
    </number:number-style>
    <number:number-style style:name="N202">
      <style:text-properties fo:color="#ff0000"/>
      <number:text>(</number:text>
      <number:number number:decimal-places="0" number:min-decimal-places="0" number:min-integer-digits="1" number:grouping="true"/>
      <number:text>) years</number:text>
      <style:map style:condition="value()&gt;=0" style:apply-style-name="N202P0"/>
    </number:number-style>
    <number:currency-style style:name="N10122P0" style:volatile="true" number:language="en" number:country="US">
      <number:currency-symbol>$</number:currency-symbol>
      <number:number number:decimal-places="2" number:min-decimal-places="2" number:min-integer-digits="1" number:grouping="true"/>
    </number:currency-style>
    <number:currency-style style:name="N10122" number:language="en" number:country="US" number:title="User-defined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currency-style style:name="N1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7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7P0"/>
    </number:currency-style>
    <number:currency-style style:name="N1012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8P0"/>
    </number:currency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number-style style:name="N10145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5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5P2" style:volatile="true" number:language="en" number:country="US">
      <number:text> </number:text>
      <number:fill-character> </number:fill-character>
      <number:text>- </number:text>
    </number:number-style>
    <number:text-style style:name="N10145" number:language="en" number:country="US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currency-style style:name="N10149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9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9P2" style:volatile="true" number:language="en" number:country="US">
      <number:currency-symbol/>
      <number:fill-character> </number:fill-character>
      <number:text>- </number:text>
    </number:currency-style>
    <number:text-style style:name="N10149" number:language="en" number:country="US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3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3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3" number:language="en" number:country="US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currency-style style:name="N10157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7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7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7" number:language="en" number:country="US">
      <number:text> </number:text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currency-style style:name="N10159P0" style:volatile="true" number:language="en" number:country="US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0159" number:language="en" number:country="US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0159P0"/>
    </number:currency-style>
    <number:number-style style:name="N10160P0" style:volatile="true" number:language="en" number:country="US">
      <number:number number:decimal-places="2" number:min-decimal-places="2" number:min-integer-digits="1" number:grouping="true"/>
    </number:number-style>
    <number:number-style style:name="N10160" number:language="en" number:country="US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60P0"/>
    </number:number-style>
    <number:number-style style:name="N10161P0" style:volatile="true" number:language="en" number:country="US">
      <number:number number:decimal-places="2" number:min-decimal-places="2" number:min-integer-digits="1" number:grouping="true"/>
    </number:number-style>
    <number:number-style style:name="N10161" number:language="en" number:country="US" number:title="User-defined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0161P0"/>
    </number:number-style>
    <number:number-style style:name="N10162P0" style:volatile="true" number:language="en" number:country="US">
      <number:number number:decimal-places="2" number:min-decimal-places="2" number:min-integer-digits="1" number:grouping="true"/>
    </number:number-style>
    <number:number-style style:name="N10162" number:language="en" number:country="US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10162P0"/>
    </number:number-style>
    <number:number-style style:name="N10163P0" style:volatile="true" number:language="en" number:country="US">
      <number:number number:decimal-places="0" number:min-decimal-places="0" number:min-integer-digits="1" number:grouping="true"/>
    </number:number-style>
    <number:number-style style:name="N10163" number:language="en" number:country="US" number:title="User-defined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63P0"/>
    </number:number-style>
    <number:number-style style:name="N10165P0" style:volatile="true" number:language="en" number:country="US">
      <number:number number:decimal-places="3" number:min-decimal-places="3" number:min-integer-digits="1" number:grouping="true"/>
    </number:number-style>
    <number:number-style style:name="N10165" number:language="en" number:country="US" number:title="User-defined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0165P0"/>
    </number:number-style>
    <number:number-style style:name="N10167P0" style:volatile="true" number:language="en" number:country="US">
      <number:number number:decimal-places="4" number:min-decimal-places="4" number:min-integer-digits="1" number:grouping="true"/>
    </number:number-style>
    <number:number-style style:name="N10167" number:language="en" number:country="US" number:title="User-defined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10167P0"/>
    </number:number-style>
    <number:number-style style:name="N10169P0" style:volatile="true" number:language="en" number:country="US">
      <number:number number:decimal-places="6" number:min-decimal-places="6" number:min-integer-digits="1" number:grouping="true"/>
    </number:number-style>
    <number:number-style style:name="N10169" number:language="en" number:country="US">
      <style:text-properties fo:color="#ff0000"/>
      <number:text>-</number:text>
      <number:number number:decimal-places="6" number:min-decimal-places="6" number:min-integer-digits="1" number:grouping="true"/>
      <style:map style:condition="value()&gt;=0" style:apply-style-name="N10169P0"/>
    </number:number-style>
    <number:currency-style style:name="N10170P0" style:volatile="true" number:language="en" number:country="US">
      <number:currency-symbol>$</number:currency-symbol>
      <number:number number:decimal-places="2" number:min-decimal-places="2" number:min-integer-digits="1" number:grouping="true"/>
    </number:currency-style>
    <number:currency-style style:name="N10170" number:language="en" number:country="US">
      <style:text-properties fo:color="#ff0000"/>
      <number:text>(</number:text>
      <number:currency-symbol>$</number:currency-symbol>
      <number:number number:decimal-places="2" number:min-decimal-places="2" number:min-integer-digits="1" number:grouping="true"/>
      <number:text>)</number:text>
      <style:map style:condition="value()&gt;=0" style:apply-style-name="N10170P0"/>
    </number:currency-style>
    <number:currency-style style:name="N10172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72" number:language="en" number:country="US">
      <style:text-properties fo:color="#ff0000"/>
      <number:text>(</number:text>
      <number:currency-symbol number:language="en" number:country="US">$</number:currency-symbol>
      <number:number number:decimal-places="2" number:min-decimal-places="2" number:min-integer-digits="1" number:grouping="true"/>
      <number:text>)</number:text>
      <style:map style:condition="value()&gt;=0" style:apply-style-name="N10172P0"/>
    </number:currency-style>
    <number:currency-style style:name="N10173P0" style:volatile="true" number:language="en" number:country="US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0173" number:language="en" number:country="US">
      <style:text-properties fo:color="#ff0000"/>
      <number:text>(</number:text>
      <number:currency-symbol number:language="en" number:country="US">$</number:currency-symbol>
      <number:number number:decimal-places="4" number:min-decimal-places="4" number:min-integer-digits="1" number:grouping="true"/>
      <number:text>)</number:text>
      <style:map style:condition="value()&gt;=0" style:apply-style-name="N10173P0"/>
    </number:currency-style>
    <number:currency-style style:name="N10175P0" style:volatile="true" number:language="en" number:country="US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0175" number:language="en" number:country="US">
      <style:text-properties fo:color="#ff0000"/>
      <number:text>(</number:text>
      <number:currency-symbol number:language="en" number:country="US">$</number:currency-symbol>
      <number:number number:decimal-places="3" number:min-decimal-places="3" number:min-integer-digits="1" number:grouping="true"/>
      <number:text>)</number:text>
      <style:map style:condition="value()&gt;=0" style:apply-style-name="N1017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1">00/00/0000</text:date>, <text:time style:data-style-name="N2" text:time-value="17:51:26.63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5T18:27:02.478000000</meta:creation-date>
    <dc:date>2022-03-01T18:08:46.236000000</dc:date>
    <meta:editing-duration>P2DT9H43M4S</meta:editing-duration>
    <meta:editing-cycles>1295</meta:editing-cycles>
    <meta:generator>LibreOffice/7.2.5.2$Windows_X86_64 LibreOffice_project/499f9727c189e6ef3471021d6132d4c694f357e5</meta:generator>
    <meta:document-statistic meta:table-count="2" meta:cell-count="645" meta:object-count="0"/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 script:moduleType="normal">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